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5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  <style:text-properties officeooo:paragraph-rsid="0002ab80"/>
    </style:style>
    <style:style style:name="P2" style:family="paragraph" style:parent-style-name="Standard_20__28_user_29_">
      <style:paragraph-properties fo:text-align="center" style:justify-single-word="false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02ab80" style:language-asian="ru" style:country-asian="RU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_20__28_user_29_">
      <style:paragraph-properties fo:margin-left="0cm" fo:margin-right="0cm" fo:orphans="0" fo:widows="0" fo:text-indent="0cm" style:auto-text-indent="false"/>
      <style:text-properties fo:color="#000000" loext:opacity="100%" officeooo:paragraph-rsid="0002ab80" style:font-size-complex="14pt"/>
    </style:style>
    <style:style style:name="P8" style:family="paragraph" style:parent-style-name="Standard_20__28_user_29_">
      <style:paragraph-properties fo:orphans="0" fo:widows="0"/>
      <style:text-properties fo:color="#000000" loext:opacity="100%" officeooo:paragraph-rsid="0002ab80" style:font-size-complex="14pt"/>
    </style:style>
    <style:style style:name="P9" style:family="paragraph" style:parent-style-name="Standard_20__28_user_29_">
      <style:paragraph-properties fo:text-align="center" style:justify-single-word="false" fo:orphans="0" fo:widows="0"/>
      <style:text-properties fo:color="#000000" loext:opacity="100%" officeooo:paragraph-rsid="0002ab80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align="justify" style:justify-single-word="false" fo:text-indent="0cm" style:auto-text-indent="false" fo:break-before="page"/>
      <style:text-properties fo:color="#000000" loext:opacity="100%" fo:font-weight="normal" officeooo:rsid="02fd5165" officeooo:paragraph-rsid="02fd5165" style:font-weight-asian="normal" style:font-size-complex="14pt" style:font-weight-complex="normal"/>
    </style:style>
    <style:style style:name="P12" style:family="paragraph" style:parent-style-name="Standard_20__28_user_29_">
      <style:paragraph-properties fo:text-align="center" style:justify-single-word="false"/>
      <style:text-properties officeooo:paragraph-rsid="0137cf92"/>
    </style:style>
    <style:style style:name="P13" style:family="paragraph" style:parent-style-name="Based_20_style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Based_20_style">
      <style:text-properties fo:font-weight="bold" officeooo:rsid="02ffebe5" style:language-asian="ru" style:country-asian="RU" style:font-weight-asian="bold" style:language-complex="ar" style:country-complex="SA" style:font-weight-complex="bold"/>
    </style:style>
    <style:style style:name="P15" style:family="paragraph" style:parent-style-name="Based_20_style">
      <style:text-properties officeooo:rsid="04185d57" officeooo:paragraph-rsid="04185d57"/>
    </style:style>
    <style:style style:name="P16" style:family="paragraph" style:parent-style-name="Based_20_style">
      <style:text-properties officeooo:rsid="041ed691" officeooo:paragraph-rsid="041ed691"/>
    </style:style>
    <style:style style:name="P17" style:family="paragraph" style:parent-style-name="Based_20_style">
      <style:text-properties officeooo:rsid="0431635f" officeooo:paragraph-rsid="0431635f"/>
    </style:style>
    <style:style style:name="P18" style:family="paragraph" style:parent-style-name="Based_20_style">
      <style:text-properties officeooo:rsid="04386369" officeooo:paragraph-rsid="04386369"/>
    </style:style>
    <style:style style:name="P19" style:family="paragraph" style:parent-style-name="Based_20_style">
      <style:text-properties officeooo:rsid="04473af1" officeooo:paragraph-rsid="04473af1"/>
    </style:style>
    <style:style style:name="P20" style:family="paragraph" style:parent-style-name="Based_20_style">
      <style:text-properties officeooo:rsid="047ed7f5" officeooo:paragraph-rsid="047ed7f5"/>
    </style:style>
    <style:style style:name="P21" style:family="paragraph" style:parent-style-name="Based_20_style">
      <style:text-properties officeooo:rsid="04816fe1" officeooo:paragraph-rsid="04816fe1"/>
    </style:style>
    <style:style style:name="P22" style:family="paragraph" style:parent-style-name="Based_20_style">
      <style:text-properties officeooo:rsid="04818935" officeooo:paragraph-rsid="04818935"/>
    </style:style>
    <style:style style:name="P23" style:family="paragraph" style:parent-style-name="Based_20_style">
      <style:text-properties officeooo:rsid="0483a96e" officeooo:paragraph-rsid="0483a96e"/>
    </style:style>
    <style:style style:name="P24" style:family="paragraph" style:parent-style-name="Based_20_style">
      <style:text-properties officeooo:rsid="04885595" officeooo:paragraph-rsid="048bda75"/>
    </style:style>
    <style:style style:name="P25" style:family="paragraph" style:parent-style-name="Based_20_style">
      <style:text-properties fo:font-style="normal" officeooo:rsid="048f1af1" officeooo:paragraph-rsid="048f1af1" style:font-style-asian="normal" style:font-style-complex="normal"/>
    </style:style>
    <style:style style:name="P26" style:family="paragraph" style:parent-style-name="Based_20_style">
      <style:text-properties fo:font-style="normal" officeooo:rsid="04a13b57" officeooo:paragraph-rsid="04a13b57" style:font-style-asian="normal" style:font-style-complex="normal"/>
    </style:style>
    <style:style style:name="P27" style:family="paragraph" style:parent-style-name="Based_20_style">
      <style:text-properties fo:font-style="normal" officeooo:rsid="04f92682" officeooo:paragraph-rsid="04f92682" style:font-style-asian="normal" style:font-style-complex="normal"/>
    </style:style>
    <style:style style:name="P28" style:family="paragraph" style:parent-style-name="Based_20_style">
      <style:text-properties fo:font-style="normal" officeooo:rsid="0505b7ce" officeooo:paragraph-rsid="0505b7ce" style:font-style-asian="normal" style:font-style-complex="normal"/>
    </style:style>
    <style:style style:name="P29" style:family="paragraph" style:parent-style-name="Based_20_style">
      <style:text-properties fo:font-style="normal" officeooo:rsid="050c2b33" officeooo:paragraph-rsid="050c2b33" style:font-style-asian="normal" style:font-style-complex="normal"/>
    </style:style>
    <style:style style:name="P30" style:family="paragraph" style:parent-style-name="Based_20_style">
      <style:text-properties fo:font-style="normal" officeooo:rsid="0514a682" officeooo:paragraph-rsid="0514a682" style:font-style-asian="normal" style:font-style-complex="normal"/>
    </style:style>
    <style:style style:name="P31" style:family="paragraph" style:parent-style-name="Based_20_style">
      <style:text-properties fo:font-style="normal" officeooo:rsid="057939fa" officeooo:paragraph-rsid="057939fa" style:font-style-asian="normal" style:font-style-complex="normal"/>
    </style:style>
    <style:style style:name="P32" style:family="paragraph" style:parent-style-name="Based_20_style">
      <style:text-properties fo:font-style="normal" officeooo:rsid="0588ed87" officeooo:paragraph-rsid="0588ed87" style:font-style-asian="normal" style:font-style-complex="normal"/>
    </style:style>
    <style:style style:name="P33" style:family="paragraph" style:parent-style-name="Based_20_style">
      <style:text-properties fo:font-style="normal" officeooo:rsid="05b79590" officeooo:paragraph-rsid="05b79590" style:font-style-asian="normal" style:font-style-complex="normal"/>
    </style:style>
    <style:style style:name="P34" style:family="paragraph" style:parent-style-name="Based_20_style">
      <style:text-properties officeooo:rsid="04a7956d" officeooo:paragraph-rsid="04a7956d"/>
    </style:style>
    <style:style style:name="P35" style:family="paragraph" style:parent-style-name="Based_20_style">
      <style:text-properties officeooo:rsid="04bbea61" officeooo:paragraph-rsid="04bbea61"/>
    </style:style>
    <style:style style:name="P36" style:family="paragraph" style:parent-style-name="Based_20_style">
      <style:text-properties officeooo:rsid="04bcbd00" officeooo:paragraph-rsid="04bcbd00"/>
    </style:style>
    <style:style style:name="P37" style:family="paragraph" style:parent-style-name="Based_20_style">
      <style:text-properties officeooo:rsid="04c9bb8d" officeooo:paragraph-rsid="04c9bb8d"/>
    </style:style>
    <style:style style:name="P38" style:family="paragraph" style:parent-style-name="Based_20_style">
      <style:text-properties officeooo:rsid="04cc5cdf" officeooo:paragraph-rsid="04cc5cdf"/>
    </style:style>
    <style:style style:name="P39" style:family="paragraph" style:parent-style-name="Based_20_style">
      <style:text-properties officeooo:rsid="04d480e0" officeooo:paragraph-rsid="04d480e0"/>
    </style:style>
    <style:style style:name="P40" style:family="paragraph" style:parent-style-name="Based_20_style">
      <style:text-properties officeooo:rsid="04d5dbc4" officeooo:paragraph-rsid="04d5dbc4"/>
    </style:style>
    <style:style style:name="P41" style:family="paragraph" style:parent-style-name="Based_20_style">
      <style:text-properties officeooo:rsid="04d8792f" officeooo:paragraph-rsid="04d8792f"/>
    </style:style>
    <style:style style:name="P42" style:family="paragraph" style:parent-style-name="Based_20_style">
      <style:text-properties officeooo:rsid="04d972a7" officeooo:paragraph-rsid="04d972a7"/>
    </style:style>
    <style:style style:name="P43" style:family="paragraph" style:parent-style-name="Based_20_style">
      <style:text-properties officeooo:rsid="04dcbc3d" officeooo:paragraph-rsid="04dcbc3d"/>
    </style:style>
    <style:style style:name="P44" style:family="paragraph" style:parent-style-name="Based_20_style">
      <style:text-properties officeooo:rsid="04dcd057" officeooo:paragraph-rsid="04dcd057"/>
    </style:style>
    <style:style style:name="P45" style:family="paragraph" style:parent-style-name="Based_20_style">
      <style:text-properties officeooo:rsid="04e4e1ed" officeooo:paragraph-rsid="04e4e1ed"/>
    </style:style>
    <style:style style:name="P46" style:family="paragraph" style:parent-style-name="Based_20_style">
      <style:text-properties officeooo:rsid="04e4efc3" officeooo:paragraph-rsid="04e4efc3"/>
    </style:style>
    <style:style style:name="P47" style:family="paragraph" style:parent-style-name="Based_20_style">
      <style:text-properties officeooo:rsid="04e91de3" officeooo:paragraph-rsid="04e91de3"/>
    </style:style>
    <style:style style:name="P48" style:family="paragraph" style:parent-style-name="Based_20_style">
      <style:text-properties officeooo:rsid="04e91de3" officeooo:paragraph-rsid="04eb368f"/>
    </style:style>
    <style:style style:name="P49" style:family="paragraph" style:parent-style-name="Based_20_style">
      <style:text-properties officeooo:rsid="050f9a2c" officeooo:paragraph-rsid="050f9a2c"/>
    </style:style>
    <style:style style:name="P50" style:family="paragraph" style:parent-style-name="Based_20_style">
      <style:text-properties officeooo:rsid="05136b50" officeooo:paragraph-rsid="05136b50"/>
    </style:style>
    <style:style style:name="P51" style:family="paragraph" style:parent-style-name="Based_20_style">
      <style:text-properties officeooo:rsid="05136b50" officeooo:paragraph-rsid="052d024b"/>
    </style:style>
    <style:style style:name="P52" style:family="paragraph" style:parent-style-name="Based_20_style">
      <style:text-properties officeooo:rsid="0519dd5d" officeooo:paragraph-rsid="0519dd5d"/>
    </style:style>
    <style:style style:name="P53" style:family="paragraph" style:parent-style-name="Based_20_style">
      <style:text-properties officeooo:rsid="051ceb3e" officeooo:paragraph-rsid="051ceb3e"/>
    </style:style>
    <style:style style:name="P54" style:family="paragraph" style:parent-style-name="Based_20_style">
      <style:text-properties officeooo:rsid="0525e80a" officeooo:paragraph-rsid="0525e80a"/>
    </style:style>
    <style:style style:name="P55" style:family="paragraph" style:parent-style-name="Based_20_style">
      <style:text-properties officeooo:rsid="0526091c" officeooo:paragraph-rsid="0526091c"/>
    </style:style>
    <style:style style:name="P56" style:family="paragraph" style:parent-style-name="Based_20_style">
      <style:text-properties officeooo:rsid="05272ff3" officeooo:paragraph-rsid="05272ff3"/>
    </style:style>
    <style:style style:name="P57" style:family="paragraph" style:parent-style-name="Based_20_style">
      <style:text-properties officeooo:rsid="052b8c64" officeooo:paragraph-rsid="052b8c64"/>
    </style:style>
    <style:style style:name="P58" style:family="paragraph" style:parent-style-name="Based_20_style">
      <style:text-properties style:font-name="Times New Roman2" fo:font-style="normal" officeooo:rsid="04a189d2" officeooo:paragraph-rsid="04a189d2" style:font-style-asian="normal" style:font-style-complex="normal"/>
    </style:style>
    <style:style style:name="P59" style:family="paragraph" style:parent-style-name="Based_20_style">
      <style:text-properties officeooo:rsid="05378b9a" officeooo:paragraph-rsid="05378b9a"/>
    </style:style>
    <style:style style:name="P60" style:family="paragraph" style:parent-style-name="Based_20_style">
      <style:text-properties officeooo:rsid="054add43" officeooo:paragraph-rsid="054add43"/>
    </style:style>
    <style:style style:name="P61" style:family="paragraph" style:parent-style-name="Based_20_style">
      <style:text-properties officeooo:rsid="054bf79c" officeooo:paragraph-rsid="054bf79c"/>
    </style:style>
    <style:style style:name="P62" style:family="paragraph" style:parent-style-name="Based_20_style">
      <style:text-properties officeooo:rsid="05562001" officeooo:paragraph-rsid="05562001"/>
    </style:style>
    <style:style style:name="P63" style:family="paragraph" style:parent-style-name="Based_20_style">
      <style:text-properties officeooo:rsid="055de616" officeooo:paragraph-rsid="055de616"/>
    </style:style>
    <style:style style:name="P64" style:family="paragraph" style:parent-style-name="Based_20_style">
      <style:text-properties officeooo:rsid="0569ebd2" officeooo:paragraph-rsid="0569ebd2"/>
    </style:style>
    <style:style style:name="P65" style:family="paragraph" style:parent-style-name="Based_20_style">
      <style:text-properties fo:font-style="italic" officeooo:rsid="0569ebd2" officeooo:paragraph-rsid="056ef58d" style:font-style-asian="italic" style:font-style-complex="italic"/>
    </style:style>
    <style:style style:name="P66" style:family="paragraph" style:parent-style-name="Based_20_style">
      <style:text-properties officeooo:rsid="058ac917" officeooo:paragraph-rsid="058ac917"/>
    </style:style>
    <style:style style:name="P67" style:family="paragraph" style:parent-style-name="Based_20_style">
      <style:text-properties officeooo:rsid="058f112e" officeooo:paragraph-rsid="058f112e"/>
    </style:style>
    <style:style style:name="P68" style:family="paragraph" style:parent-style-name="Based_20_style">
      <style:text-properties officeooo:rsid="0592602c" officeooo:paragraph-rsid="0592602c"/>
    </style:style>
    <style:style style:name="P69" style:family="paragraph" style:parent-style-name="Based_20_style">
      <style:text-properties officeooo:rsid="05976752" officeooo:paragraph-rsid="05976752"/>
    </style:style>
    <style:style style:name="P70" style:family="paragraph" style:parent-style-name="Based_20_style">
      <style:text-properties officeooo:rsid="05a3ac51" officeooo:paragraph-rsid="05a3ac51"/>
    </style:style>
    <style:style style:name="P71" style:family="paragraph" style:parent-style-name="Based_20_style">
      <style:text-properties officeooo:rsid="05a61786" officeooo:paragraph-rsid="05a61786"/>
    </style:style>
    <style:style style:name="P72" style:family="paragraph" style:parent-style-name="Based_20_style">
      <style:text-properties officeooo:rsid="05a98410" officeooo:paragraph-rsid="05a98410"/>
    </style:style>
    <style:style style:name="P73" style:family="paragraph" style:parent-style-name="Based_20_style">
      <style:text-properties officeooo:rsid="05ac3c12" officeooo:paragraph-rsid="05ac3c12"/>
    </style:style>
    <style:style style:name="P74" style:family="paragraph" style:parent-style-name="Based_20_style">
      <style:text-properties officeooo:rsid="05af3fbe" officeooo:paragraph-rsid="05af3fbe"/>
    </style:style>
    <style:style style:name="P75" style:family="paragraph" style:parent-style-name="Based_20_style">
      <style:text-properties officeooo:rsid="05b1e849" officeooo:paragraph-rsid="05b1e849"/>
    </style:style>
    <style:style style:name="P76" style:family="paragraph" style:parent-style-name="Based_20_style">
      <style:text-properties officeooo:rsid="05b49798" officeooo:paragraph-rsid="05b49798"/>
    </style:style>
    <style:style style:name="P77" style:family="paragraph" style:parent-style-name="Based_20_style">
      <style:text-properties officeooo:rsid="05b59bdc" officeooo:paragraph-rsid="05b79590"/>
    </style:style>
    <style:style style:name="P78" style:family="paragraph" style:parent-style-name="Based_20_style">
      <style:text-properties officeooo:rsid="05c3ec56" officeooo:paragraph-rsid="05c3ec56"/>
    </style:style>
    <style:style style:name="P79" style:family="paragraph" style:parent-style-name="Based_20_style">
      <style:text-properties officeooo:rsid="05c82881" officeooo:paragraph-rsid="05c82881"/>
    </style:style>
    <style:style style:name="P80" style:family="paragraph" style:parent-style-name="Based_20_style">
      <style:text-properties officeooo:rsid="05ca3517" officeooo:paragraph-rsid="05ca3517"/>
    </style:style>
    <style:style style:name="P81" style:family="paragraph" style:parent-style-name="Based_20_style">
      <style:text-properties officeooo:rsid="05cae980" officeooo:paragraph-rsid="05cae980"/>
    </style:style>
    <style:style style:name="P82" style:family="paragraph" style:parent-style-name="Based_20_style">
      <style:text-properties officeooo:rsid="05ce55d7" officeooo:paragraph-rsid="05ce55d7"/>
    </style:style>
    <style:style style:name="P8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84" style:family="paragraph" style:parent-style-name="Based_20_style">
      <style:text-properties officeooo:rsid="05d7e4e2" officeooo:paragraph-rsid="05d7e4e2"/>
    </style:style>
    <style:style style:name="P85" style:family="paragraph" style:parent-style-name="Based_20_style">
      <style:text-properties officeooo:rsid="05d0fa50" officeooo:paragraph-rsid="05d1ef9d"/>
    </style:style>
    <style:style style:name="P86" style:family="paragraph" style:parent-style-name="Based_20_style">
      <style:text-properties fo:font-style="normal" officeooo:rsid="05da968b" officeooo:paragraph-rsid="05da968b" style:font-style-asian="normal" style:font-style-complex="normal"/>
    </style:style>
    <style:style style:name="P87" style:family="paragraph" style:parent-style-name="Based_20_style">
      <style:text-properties fo:font-style="normal" officeooo:rsid="05dc4255" officeooo:paragraph-rsid="05dc4255" style:font-style-asian="normal" style:font-style-complex="normal"/>
    </style:style>
    <style:style style:name="P88" style:family="paragraph" style:parent-style-name="Based_20_style">
      <style:text-properties fo:font-style="normal" officeooo:rsid="05f1e2a3" officeooo:paragraph-rsid="05f1e2a3" style:font-style-asian="normal" style:font-style-complex="normal"/>
    </style:style>
    <style:style style:name="P89" style:family="paragraph" style:parent-style-name="Based_20_style">
      <style:text-properties fo:font-style="normal" officeooo:rsid="05f61113" officeooo:paragraph-rsid="05f61113" style:font-style-asian="normal" style:font-style-complex="normal"/>
    </style:style>
    <style:style style:name="P90" style:family="paragraph" style:parent-style-name="Based_20_style">
      <style:text-properties fo:font-style="normal" officeooo:rsid="061e7802" officeooo:paragraph-rsid="061e7802" style:font-style-asian="normal" style:font-style-complex="normal"/>
    </style:style>
    <style:style style:name="P91" style:family="paragraph" style:parent-style-name="Based_20_style">
      <style:text-properties fo:font-style="normal" officeooo:rsid="061fdc81" officeooo:paragraph-rsid="061fdc81" style:font-style-asian="normal" style:font-style-complex="normal"/>
    </style:style>
    <style:style style:name="P92" style:family="paragraph" style:parent-style-name="Based_20_style">
      <style:text-properties officeooo:rsid="05df4d5b" officeooo:paragraph-rsid="05df4d5b"/>
    </style:style>
    <style:style style:name="P93" style:family="paragraph" style:parent-style-name="Based_20_style">
      <style:text-properties officeooo:rsid="05df4d5b" officeooo:paragraph-rsid="061a1593"/>
    </style:style>
    <style:style style:name="P94" style:family="paragraph" style:parent-style-name="Based_20_style">
      <style:text-properties officeooo:rsid="05dfefe6" officeooo:paragraph-rsid="05dfefe6"/>
    </style:style>
    <style:style style:name="P95" style:family="paragraph" style:parent-style-name="Based_20_style">
      <style:text-properties officeooo:rsid="05e208d8" officeooo:paragraph-rsid="05e208d8"/>
    </style:style>
    <style:style style:name="P96" style:family="paragraph" style:parent-style-name="Based_20_style">
      <style:text-properties officeooo:rsid="05e32512" officeooo:paragraph-rsid="05e32512"/>
    </style:style>
    <style:style style:name="P97" style:family="paragraph" style:parent-style-name="Based_20_style">
      <style:text-properties officeooo:rsid="05f66257" officeooo:paragraph-rsid="05f66257"/>
    </style:style>
    <style:style style:name="P98" style:family="paragraph" style:parent-style-name="Based_20_style">
      <style:text-properties officeooo:rsid="05fb0434" officeooo:paragraph-rsid="05fb0434"/>
    </style:style>
    <style:style style:name="P99" style:family="paragraph" style:parent-style-name="Based_20_style">
      <style:text-properties officeooo:rsid="05fc3beb" officeooo:paragraph-rsid="05fc3beb"/>
    </style:style>
    <style:style style:name="P100" style:family="paragraph" style:parent-style-name="Based_20_style">
      <style:text-properties officeooo:rsid="05fe221d" officeooo:paragraph-rsid="05fe221d"/>
    </style:style>
    <style:style style:name="P101" style:family="paragraph" style:parent-style-name="Based_20_style">
      <style:text-properties officeooo:rsid="060182cf" officeooo:paragraph-rsid="060182cf"/>
    </style:style>
    <style:style style:name="P102" style:family="paragraph" style:parent-style-name="Based_20_style">
      <style:text-properties officeooo:rsid="060611a2" officeooo:paragraph-rsid="060611a2"/>
    </style:style>
    <style:style style:name="P103" style:family="paragraph" style:parent-style-name="Based_20_style">
      <style:text-properties officeooo:rsid="060911fc" officeooo:paragraph-rsid="060911fc"/>
    </style:style>
    <style:style style:name="P104" style:family="paragraph" style:parent-style-name="Based_20_style">
      <style:text-properties officeooo:rsid="06101d44" officeooo:paragraph-rsid="06101d44"/>
    </style:style>
    <style:style style:name="P105" style:family="paragraph" style:parent-style-name="Based_20_style">
      <style:text-properties officeooo:rsid="061214cd" officeooo:paragraph-rsid="061214cd"/>
    </style:style>
    <style:style style:name="P106" style:family="paragraph" style:parent-style-name="Based_20_style">
      <style:text-properties officeooo:rsid="06123cdb" officeooo:paragraph-rsid="06123cdb"/>
    </style:style>
    <style:style style:name="P107" style:family="paragraph" style:parent-style-name="Based_20_style">
      <style:text-properties officeooo:rsid="061434f2" officeooo:paragraph-rsid="061434f2"/>
    </style:style>
    <style:style style:name="P108" style:family="paragraph" style:parent-style-name="Based_20_style">
      <style:text-properties officeooo:rsid="0618ce89" officeooo:paragraph-rsid="061b731b"/>
    </style:style>
    <style:style style:name="P109" style:family="paragraph" style:parent-style-name="Based_20_style">
      <style:text-properties officeooo:rsid="0623dcbe" officeooo:paragraph-rsid="0623dcbe"/>
    </style:style>
    <style:style style:name="P110" style:family="paragraph" style:parent-style-name="Based_20_style">
      <style:text-properties officeooo:rsid="0626e55d" officeooo:paragraph-rsid="0626e55d"/>
    </style:style>
    <style:style style:name="P111" style:family="paragraph" style:parent-style-name="Based_20_style">
      <style:text-properties officeooo:rsid="062a5fa5" officeooo:paragraph-rsid="062a5fa5"/>
    </style:style>
    <style:style style:name="P112" style:family="paragraph" style:parent-style-name="Based_20_style">
      <style:text-properties officeooo:rsid="06343785" officeooo:paragraph-rsid="06343785"/>
    </style:style>
    <style:style style:name="P113" style:family="paragraph" style:parent-style-name="Based_20_style">
      <style:text-properties officeooo:rsid="06361d6f" officeooo:paragraph-rsid="06361d6f"/>
    </style:style>
    <style:style style:name="P114" style:family="paragraph" style:parent-style-name="Based_20_style">
      <style:text-properties officeooo:rsid="06370d29" officeooo:paragraph-rsid="06370d29"/>
    </style:style>
    <style:style style:name="P115" style:family="paragraph" style:parent-style-name="Based_20_style">
      <style:text-properties officeooo:rsid="0639e0df" officeooo:paragraph-rsid="0639e0df"/>
    </style:style>
    <style:style style:name="P116" style:family="paragraph" style:parent-style-name="Based_20_style">
      <style:paragraph-properties fo:break-before="page"/>
      <style:text-properties fo:font-weight="bold" officeooo:rsid="06101d44" officeooo:paragraph-rsid="06101d44" style:font-weight-asian="bold" style:font-weight-complex="bold"/>
    </style:style>
    <style:style style:name="P117" style:family="paragraph" style:parent-style-name="Based_20_style">
      <style:text-properties officeooo:rsid="0640e008" officeooo:paragraph-rsid="0640e008"/>
    </style:style>
    <style:style style:name="P118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" fo:font-size="14pt" fo:language="ru" fo:country="RU" fo:font-weight="normal" officeooo:rsid="02f475a9" officeooo:paragraph-rsid="064564ff" style:font-name-asian="Times New Roman1" style:font-size-asian="14pt" style:font-weight-asian="normal" style:font-name-complex="Times New Roman1" style:font-size-complex="14pt" style:font-weight-complex="normal"/>
    </style:style>
    <style:style style:name="P119" style:family="paragraph" style:parent-style-name="Standard">
      <style:paragraph-properties fo:margin-top="0cm" fo:margin-bottom="0cm" style:contextual-spacing="false" fo:line-height="150%" fo:text-align="center" style:justify-single-word="false" fo:break-before="page" style:writing-mode="lr-tb"/>
      <style:text-properties fo:color="#000000" loext:opacity="100%" style:font-name="Times New Roman" fo:font-size="14pt" fo:language="ru" fo:country="RU" fo:font-weight="bold" officeooo:rsid="02f475a9" officeooo:paragraph-rsid="064564ff" style:font-name-asian="Times New Roman1" style:font-size-asian="14pt" style:font-weight-asian="bold" style:font-name-complex="Times New Roman1" style:font-size-complex="14pt" style:font-weight-complex="bold"/>
    </style:style>
    <style:style style:name="P120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" fo:font-size="14pt" fo:language="ru" fo:country="RU" fo:font-weight="bold" officeooo:rsid="02f475a9" officeooo:paragraph-rsid="064564ff" style:font-name-asian="Times New Roman1" style:font-size-asian="14pt" style:font-weight-asian="bold" style:font-name-complex="Times New Roman1" style:font-size-complex="14pt" style:font-weight-complex="bold"/>
    </style:style>
    <style:style style:name="P121" style:family="paragraph" style:parent-style-name="Text_20_body">
      <style:paragraph-properties fo:margin-left="0cm" fo:margin-right="0cm" fo:line-height="150%" fo:text-indent="1.251cm" style:auto-text-indent="false"/>
    </style:style>
    <style:style style:name="T1" style:family="text">
      <style:text-properties fo:text-transform="uppercase" fo:color="#000000" loext:opacity="100%" style:font-size-complex="14pt" style:font-weight-complex="bold"/>
    </style:style>
    <style:style style:name="T2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fo:color="#000000" loext:opacity="100%" style:font-name="Times New Roman" fo:font-size="14pt" fo:font-weight="bold" officeooo:rsid="03f9ef60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4" style:family="text">
      <style:text-properties fo:font-variant="normal" fo:text-transform="none" fo:color="#000000" loext:opacity="100%" style:font-name="Times New Roman" fo:font-size="14pt" fo:font-weight="bold" officeooo:rsid="03fb4847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5" style:family="text">
      <style:text-properties fo:font-weight="bold" officeooo:rsid="03025828" style:font-weight-asian="bold" style:font-weight-complex="bold"/>
    </style:style>
    <style:style style:name="T6" style:family="text">
      <style:text-properties fo:font-weight="normal" officeooo:rsid="03fcc4af" style:language-asian="ru" style:country-asian="RU" style:font-weight-asian="normal" style:language-complex="ar" style:country-complex="SA" style:font-weight-complex="normal"/>
    </style:style>
    <style:style style:name="T7" style:family="text">
      <style:text-properties fo:font-weight="normal" officeooo:rsid="03fcca22" style:language-asian="ru" style:country-asian="RU" style:font-weight-asian="normal" style:language-complex="ar" style:country-complex="SA" style:font-weight-complex="normal"/>
    </style:style>
    <style:style style:name="T8" style:family="text">
      <style:text-properties fo:font-weight="normal" officeooo:rsid="03fd695d" style:language-asian="ru" style:country-asian="RU" style:font-weight-asian="normal" style:language-complex="ar" style:country-complex="SA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officeooo:rsid="0489ed4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48bda75" style:font-style-asian="italic" style:font-style-complex="italic"/>
    </style:style>
    <style:style style:name="T14" style:family="text">
      <style:text-properties fo:font-style="italic" officeooo:rsid="040fef0a" style:font-style-asian="italic" style:font-style-complex="italic"/>
    </style:style>
    <style:style style:name="T15" style:family="text">
      <style:text-properties fo:font-style="italic" officeooo:rsid="061a57d4" style:font-style-asian="italic" style:font-style-complex="italic"/>
    </style:style>
    <style:style style:name="T16" style:family="text">
      <style:text-properties officeooo:rsid="03f98c8d"/>
    </style:style>
    <style:style style:name="T17" style:family="text">
      <style:text-properties style:font-name="Times New Roman2"/>
    </style:style>
    <style:style style:name="T18" style:family="text">
      <style:text-properties style:font-name="Times New Roman2" fo:font-weight="bold"/>
    </style:style>
    <style:style style:name="T19" style:family="text">
      <style:text-properties style:font-name="Times New Roman2" fo:font-weight="bold" officeooo:rsid="040a1599"/>
    </style:style>
    <style:style style:name="T20" style:family="text">
      <style:text-properties style:font-name="Times New Roman2" fo:font-weight="bold" style:font-weight-asian="bold" style:font-weight-complex="bold"/>
    </style:style>
    <style:style style:name="T21" style:family="text">
      <style:text-properties style:font-name="Times New Roman2" fo:language="en" fo:country="US"/>
    </style:style>
    <style:style style:name="T22" style:family="text">
      <style:text-properties style:font-name="Times New Roman2" fo:language="en" fo:country="US" fo:font-style="italic"/>
    </style:style>
    <style:style style:name="T23" style:family="text">
      <style:text-properties style:font-name="Times New Roman2" fo:language="en" fo:country="US" fo:font-style="italic" officeooo:rsid="040a1599"/>
    </style:style>
    <style:style style:name="T24" style:family="text">
      <style:text-properties style:font-name="Times New Roman2" fo:language="en" fo:country="US" fo:font-style="italic" officeooo:rsid="040b6d4f"/>
    </style:style>
    <style:style style:name="T25" style:family="text">
      <style:text-properties style:font-name="Times New Roman2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Times New Roman2" fo:language="en" fo:country="US" fo:font-style="italic" officeooo:rsid="048bda75" style:font-style-asian="italic" style:font-style-complex="italic"/>
    </style:style>
    <style:style style:name="T27" style:family="text">
      <style:text-properties style:font-name="Times New Roman2" fo:language="en" fo:country="US" fo:font-style="italic" officeooo:rsid="040a1599" style:font-style-asian="italic" style:font-style-complex="italic"/>
    </style:style>
    <style:style style:name="T28" style:family="text">
      <style:text-properties style:font-name="Times New Roman2" fo:font-style="italic" officeooo:rsid="040a1599"/>
    </style:style>
    <style:style style:name="T29" style:family="text">
      <style:text-properties style:font-name="Times New Roman2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Times New Roman2" fo:font-style="italic" fo:font-weight="bold" officeooo:rsid="040a1599" style:font-style-asian="italic" style:font-style-complex="italic"/>
    </style:style>
    <style:style style:name="T31" style:family="text">
      <style:text-properties style:font-name="Times New Roman2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Times New Roman2" fo:font-style="italic" fo:font-weight="normal" officeooo:rsid="040a1599" style:font-style-asian="italic" style:font-weight-asian="normal" style:font-style-complex="italic" style:font-weight-complex="normal"/>
    </style:style>
    <style:style style:name="T33" style:family="text">
      <style:text-properties style:font-name="Times New Roman2" fo:font-style="italic" style:font-style-asian="italic" style:font-style-complex="italic"/>
    </style:style>
    <style:style style:name="T34" style:family="text">
      <style:text-properties style:font-name="Times New Roman2" fo:font-style="italic" officeooo:rsid="048bda75" style:font-style-asian="italic" style:font-style-complex="italic"/>
    </style:style>
    <style:style style:name="T35" style:family="text">
      <style:text-properties style:font-name="Times New Roman2" fo:font-style="italic" officeooo:rsid="040a1599" style:font-style-asian="italic" style:font-style-complex="italic"/>
    </style:style>
    <style:style style:name="T36" style:family="text">
      <style:text-properties style:font-name="Times New Roman2" fo:font-weight="normal" style:font-weight-asian="normal" style:font-weight-complex="normal"/>
    </style:style>
    <style:style style:name="T37" style:family="text">
      <style:text-properties style:font-name="Times New Roman2" fo:font-weight="normal" officeooo:rsid="0402356c" style:font-weight-asian="normal" style:font-weight-complex="normal"/>
    </style:style>
    <style:style style:name="T38" style:family="text">
      <style:text-properties style:font-name="Times New Roman2" fo:font-weight="normal" officeooo:rsid="040a1599" style:font-weight-asian="normal" style:font-weight-complex="normal"/>
    </style:style>
    <style:style style:name="T39" style:family="text">
      <style:text-properties style:font-name="Times New Roman2" fo:font-weight="normal" officeooo:rsid="05b89160" style:font-weight-asian="normal" style:font-weight-complex="normal"/>
    </style:style>
    <style:style style:name="T40" style:family="text">
      <style:text-properties style:font-name="Times New Roman2" fo:font-weight="normal" officeooo:rsid="05b9a987" style:font-weight-asian="normal" style:font-weight-complex="normal"/>
    </style:style>
    <style:style style:name="T41" style:family="text">
      <style:text-properties style:font-name="Times New Roman2" fo:font-weight="normal" officeooo:rsid="05bf2179" style:font-weight-asian="normal" style:font-weight-complex="normal"/>
    </style:style>
    <style:style style:name="T42" style:family="text">
      <style:text-properties style:font-name="Times New Roman2" fo:font-weight="normal" officeooo:rsid="05c0669e" style:font-weight-asian="normal" style:font-weight-complex="normal"/>
    </style:style>
    <style:style style:name="T43" style:family="text">
      <style:text-properties style:font-name="Times New Roman2" officeooo:rsid="040a1599"/>
    </style:style>
    <style:style style:name="T44" style:family="text">
      <style:text-properties style:font-name="Times New Roman2" officeooo:rsid="048bda75"/>
    </style:style>
    <style:style style:name="T45" style:family="text">
      <style:text-properties style:font-name="Times New Roman2" officeooo:rsid="0492e306"/>
    </style:style>
    <style:style style:name="T46" style:family="text">
      <style:text-properties style:font-name="Times New Roman2" officeooo:rsid="04930114"/>
    </style:style>
    <style:style style:name="T47" style:family="text">
      <style:text-properties style:font-name="Times New Roman2" officeooo:rsid="04988f46"/>
    </style:style>
    <style:style style:name="T48" style:family="text">
      <style:text-properties style:font-name="Times New Roman2" officeooo:rsid="0499d247"/>
    </style:style>
    <style:style style:name="T49" style:family="text">
      <style:text-properties style:font-name="Times New Roman2" officeooo:rsid="049a1ccb"/>
    </style:style>
    <style:style style:name="T50" style:family="text">
      <style:text-properties style:font-name="Times New Roman2" officeooo:rsid="049c3eb9"/>
    </style:style>
    <style:style style:name="T51" style:family="text">
      <style:text-properties style:font-name="Times New Roman2" officeooo:rsid="049daca8"/>
    </style:style>
    <style:style style:name="T52" style:family="text">
      <style:text-properties style:font-name="Times New Roman2" officeooo:rsid="049e16fa"/>
    </style:style>
    <style:style style:name="T53" style:family="text">
      <style:text-properties style:font-name="Times New Roman2" officeooo:rsid="049e1c9f"/>
    </style:style>
    <style:style style:name="T54" style:family="text">
      <style:text-properties style:font-name="Times New Roman2" officeooo:rsid="04a189d2"/>
    </style:style>
    <style:style style:name="T55" style:family="text">
      <style:text-properties style:font-name="Times New Roman2" officeooo:rsid="04eb368f"/>
    </style:style>
    <style:style style:name="T56" style:family="text">
      <style:text-properties style:font-name="Times New Roman2" officeooo:rsid="04fd33bc"/>
    </style:style>
    <style:style style:name="T57" style:family="text">
      <style:text-properties style:font-name="Times New Roman2" officeooo:rsid="04fd6d55"/>
    </style:style>
    <style:style style:name="T58" style:family="text">
      <style:text-properties style:font-name="Times New Roman2" officeooo:rsid="04fedebb"/>
    </style:style>
    <style:style style:name="T59" style:family="text">
      <style:text-properties style:font-name="Times New Roman2" officeooo:rsid="04ff42c2"/>
    </style:style>
    <style:style style:name="T60" style:family="text">
      <style:text-properties style:font-name="Times New Roman2" officeooo:rsid="050087f5"/>
    </style:style>
    <style:style style:name="T61" style:family="text">
      <style:text-properties style:font-name="Times New Roman2" officeooo:rsid="050278cf"/>
    </style:style>
    <style:style style:name="T62" style:family="text">
      <style:text-properties style:font-name="Times New Roman2" officeooo:rsid="0506acd7"/>
    </style:style>
    <style:style style:name="T63" style:family="text">
      <style:text-properties style:font-name="Times New Roman2" officeooo:rsid="05073719"/>
    </style:style>
    <style:style style:name="T64" style:family="text">
      <style:text-properties style:font-name="Times New Roman2" officeooo:rsid="0508cfd1"/>
    </style:style>
    <style:style style:name="T65" style:family="text">
      <style:text-properties style:font-name="Times New Roman2" officeooo:rsid="05166ef0"/>
    </style:style>
    <style:style style:name="T66" style:family="text">
      <style:text-properties style:font-name="Times New Roman2" officeooo:rsid="0517b303"/>
    </style:style>
    <style:style style:name="T67" style:family="text">
      <style:text-properties style:font-name="Times New Roman2" officeooo:rsid="051e0a5e"/>
    </style:style>
    <style:style style:name="T68" style:family="text">
      <style:text-properties style:font-name="Times New Roman2" officeooo:rsid="051f5143"/>
    </style:style>
    <style:style style:name="T69" style:family="text">
      <style:text-properties style:font-name="Times New Roman2" fo:font-size="14pt"/>
    </style:style>
    <style:style style:name="T70" style:family="text">
      <style:text-properties style:font-name="Times New Roman2" fo:font-size="14pt" fo:language="en" fo:country="US"/>
    </style:style>
    <style:style style:name="T71" style:family="text">
      <style:text-properties officeooo:rsid="040fef0a"/>
    </style:style>
    <style:style style:name="T72" style:family="text">
      <style:text-properties officeooo:rsid="04157949"/>
    </style:style>
    <style:style style:name="T73" style:family="text">
      <style:text-properties officeooo:rsid="04208e35"/>
    </style:style>
    <style:style style:name="T74" style:family="text">
      <style:text-properties officeooo:rsid="042206dc"/>
    </style:style>
    <style:style style:name="T75" style:family="text">
      <style:text-properties officeooo:rsid="042976bb"/>
    </style:style>
    <style:style style:name="T76" style:family="text">
      <style:text-properties officeooo:rsid="0429b1e1"/>
    </style:style>
    <style:style style:name="T77" style:family="text">
      <style:text-properties officeooo:rsid="042da344"/>
    </style:style>
    <style:style style:name="T78" style:family="text">
      <style:text-properties officeooo:rsid="0431635f"/>
    </style:style>
    <style:style style:name="T79" style:family="text">
      <style:text-properties officeooo:rsid="04331ada"/>
    </style:style>
    <style:style style:name="T80" style:family="text">
      <style:text-properties officeooo:rsid="0433e1b8"/>
    </style:style>
    <style:style style:name="T81" style:family="text">
      <style:text-properties officeooo:rsid="04399484"/>
    </style:style>
    <style:style style:name="T82" style:family="text">
      <style:text-properties officeooo:rsid="043a3ffb"/>
    </style:style>
    <style:style style:name="T83" style:family="text">
      <style:text-properties officeooo:rsid="043dafa9"/>
    </style:style>
    <style:style style:name="T84" style:family="text">
      <style:text-properties officeooo:rsid="043e8e01"/>
    </style:style>
    <style:style style:name="T85" style:family="text">
      <style:text-properties officeooo:rsid="04416360"/>
    </style:style>
    <style:style style:name="T86" style:family="text">
      <style:text-properties officeooo:rsid="0442da96"/>
    </style:style>
    <style:style style:name="T87" style:family="text">
      <style:text-properties officeooo:rsid="04439401"/>
    </style:style>
    <style:style style:name="T88" style:family="text">
      <style:text-properties officeooo:rsid="04450782"/>
    </style:style>
    <style:style style:name="T89" style:family="text">
      <style:text-properties officeooo:rsid="04473af1"/>
    </style:style>
    <style:style style:name="T90" style:family="text">
      <style:text-properties officeooo:rsid="044b3e41"/>
    </style:style>
    <style:style style:name="T91" style:family="text">
      <style:text-properties officeooo:rsid="044be3f7"/>
    </style:style>
    <style:style style:name="T92" style:family="text">
      <style:text-properties officeooo:rsid="044dacec"/>
    </style:style>
    <style:style style:name="T93" style:family="text">
      <style:text-properties officeooo:rsid="0450f55c"/>
    </style:style>
    <style:style style:name="T94" style:family="text">
      <style:text-properties officeooo:rsid="0452c736"/>
    </style:style>
    <style:style style:name="T95" style:family="text">
      <style:text-properties officeooo:rsid="04577d04"/>
    </style:style>
    <style:style style:name="T96" style:family="text">
      <style:text-properties officeooo:rsid="0463ff0c"/>
    </style:style>
    <style:style style:name="T97" style:family="text">
      <style:text-properties officeooo:rsid="0465b29d"/>
    </style:style>
    <style:style style:name="T98" style:family="text">
      <style:text-properties officeooo:rsid="0466b077"/>
    </style:style>
    <style:style style:name="T99" style:family="text">
      <style:text-properties officeooo:rsid="0474b395"/>
    </style:style>
    <style:style style:name="T100" style:family="text">
      <style:text-properties officeooo:rsid="04754a9a"/>
    </style:style>
    <style:style style:name="T101" style:family="text">
      <style:text-properties officeooo:rsid="04833414"/>
    </style:style>
    <style:style style:name="T102" style:family="text">
      <style:text-properties officeooo:rsid="04868e00"/>
    </style:style>
    <style:style style:name="T103" style:family="text">
      <style:text-properties officeooo:rsid="04a9e811"/>
    </style:style>
    <style:style style:name="T104" style:family="text">
      <style:text-properties officeooo:rsid="04add9b4"/>
    </style:style>
    <style:style style:name="T105" style:family="text">
      <style:text-properties officeooo:rsid="04af4b8e"/>
    </style:style>
    <style:style style:name="T106" style:family="text">
      <style:text-properties officeooo:rsid="04af9a92"/>
    </style:style>
    <style:style style:name="T107" style:family="text">
      <style:text-properties officeooo:rsid="04b00d4c"/>
    </style:style>
    <style:style style:name="T108" style:family="text">
      <style:text-properties officeooo:rsid="04b0aa75"/>
    </style:style>
    <style:style style:name="T109" style:family="text">
      <style:text-properties officeooo:rsid="04b19da3"/>
    </style:style>
    <style:style style:name="T110" style:family="text">
      <style:text-properties officeooo:rsid="04b20391"/>
    </style:style>
    <style:style style:name="T111" style:family="text">
      <style:text-properties officeooo:rsid="04b3daa9"/>
    </style:style>
    <style:style style:name="T112" style:family="text">
      <style:text-properties officeooo:rsid="04b44093"/>
    </style:style>
    <style:style style:name="T113" style:family="text">
      <style:text-properties officeooo:rsid="04b575d6"/>
    </style:style>
    <style:style style:name="T114" style:family="text">
      <style:text-properties officeooo:rsid="04b72e62"/>
    </style:style>
    <style:style style:name="T115" style:family="text">
      <style:text-properties officeooo:rsid="04b7f33d"/>
    </style:style>
    <style:style style:name="T116" style:family="text">
      <style:text-properties officeooo:rsid="04b8f20d"/>
    </style:style>
    <style:style style:name="T117" style:family="text">
      <style:text-properties officeooo:rsid="04bae286"/>
    </style:style>
    <style:style style:name="T118" style:family="text">
      <style:text-properties officeooo:rsid="04bdea0d"/>
    </style:style>
    <style:style style:name="T119" style:family="text">
      <style:text-properties officeooo:rsid="04c0c911"/>
    </style:style>
    <style:style style:name="T120" style:family="text">
      <style:text-properties officeooo:rsid="04c2a92b"/>
    </style:style>
    <style:style style:name="T121" style:family="text">
      <style:text-properties officeooo:rsid="04c54152"/>
    </style:style>
    <style:style style:name="T122" style:family="text">
      <style:text-properties officeooo:rsid="04c87b08"/>
    </style:style>
    <style:style style:name="T123" style:family="text">
      <style:text-properties officeooo:rsid="04c9200f"/>
    </style:style>
    <style:style style:name="T124" style:family="text">
      <style:text-properties officeooo:rsid="04ce688d"/>
    </style:style>
    <style:style style:name="T125" style:family="text">
      <style:text-properties officeooo:rsid="04d05435"/>
    </style:style>
    <style:style style:name="T126" style:family="text">
      <style:text-properties officeooo:rsid="04d5dbc4"/>
    </style:style>
    <style:style style:name="T127" style:family="text">
      <style:text-properties officeooo:rsid="04d972a7"/>
    </style:style>
    <style:style style:name="T128" style:family="text">
      <style:text-properties officeooo:rsid="04dacb98"/>
    </style:style>
    <style:style style:name="T129" style:family="text">
      <style:text-properties officeooo:rsid="04dd7abf"/>
    </style:style>
    <style:style style:name="T130" style:family="text">
      <style:text-properties officeooo:rsid="04de9144"/>
    </style:style>
    <style:style style:name="T131" style:family="text">
      <style:text-properties officeooo:rsid="04e02581"/>
    </style:style>
    <style:style style:name="T132" style:family="text">
      <style:text-properties officeooo:rsid="04e18483"/>
    </style:style>
    <style:style style:name="T133" style:family="text">
      <style:text-properties officeooo:rsid="04e33011"/>
    </style:style>
    <style:style style:name="T134" style:family="text">
      <style:text-properties officeooo:rsid="0511949c"/>
    </style:style>
    <style:style style:name="T135" style:family="text">
      <style:text-properties officeooo:rsid="0513e621"/>
    </style:style>
    <style:style style:name="T136" style:family="text">
      <style:text-properties officeooo:rsid="05199ef0"/>
    </style:style>
    <style:style style:name="T137" style:family="text">
      <style:text-properties officeooo:rsid="0521029a"/>
    </style:style>
    <style:style style:name="T138" style:family="text">
      <style:text-properties officeooo:rsid="052ba21f"/>
    </style:style>
    <style:style style:name="T139" style:family="text">
      <style:text-properties officeooo:rsid="052c0f38"/>
    </style:style>
    <style:style style:name="T140" style:family="text">
      <style:text-properties officeooo:rsid="05380c10"/>
    </style:style>
    <style:style style:name="T141" style:family="text">
      <style:text-properties officeooo:rsid="053a6776"/>
    </style:style>
    <style:style style:name="T142" style:family="text">
      <style:text-properties officeooo:rsid="053f6acd"/>
    </style:style>
    <style:style style:name="T143" style:family="text">
      <style:text-properties officeooo:rsid="0540863c"/>
    </style:style>
    <style:style style:name="T144" style:family="text">
      <style:text-properties officeooo:rsid="054575f7"/>
    </style:style>
    <style:style style:name="T145" style:family="text">
      <style:text-properties officeooo:rsid="0548780f"/>
    </style:style>
    <style:style style:name="T146" style:family="text">
      <style:text-properties officeooo:rsid="05599c9b"/>
    </style:style>
    <style:style style:name="T147" style:family="text">
      <style:text-properties officeooo:rsid="055bf19a"/>
    </style:style>
    <style:style style:name="T148" style:family="text">
      <style:text-properties officeooo:rsid="055de616"/>
    </style:style>
    <style:style style:name="T149" style:family="text">
      <style:text-properties officeooo:rsid="05606590"/>
    </style:style>
    <style:style style:name="T150" style:family="text">
      <style:text-properties officeooo:rsid="056101a3"/>
    </style:style>
    <style:style style:name="T151" style:family="text">
      <style:text-properties officeooo:rsid="05634e51"/>
    </style:style>
    <style:style style:name="T152" style:family="text">
      <style:text-properties officeooo:rsid="05684687"/>
    </style:style>
    <style:style style:name="T153" style:family="text">
      <style:text-properties officeooo:rsid="0568d5ca"/>
    </style:style>
    <style:style style:name="T154" style:family="text">
      <style:text-properties officeooo:rsid="056a8d2e"/>
    </style:style>
    <style:style style:name="T155" style:family="text">
      <style:text-properties officeooo:rsid="056c0ecb"/>
    </style:style>
    <style:style style:name="T156" style:family="text">
      <style:text-properties officeooo:rsid="056ef58d"/>
    </style:style>
    <style:style style:name="T157" style:family="text">
      <style:text-properties officeooo:rsid="057b2ba2"/>
    </style:style>
    <style:style style:name="T158" style:family="text">
      <style:text-properties officeooo:rsid="057c8e49"/>
    </style:style>
    <style:style style:name="T159" style:family="text">
      <style:text-properties officeooo:rsid="057e4f63"/>
    </style:style>
    <style:style style:name="T160" style:family="text">
      <style:text-properties officeooo:rsid="057f60d3"/>
    </style:style>
    <style:style style:name="T161" style:family="text">
      <style:text-properties officeooo:rsid="057fa694"/>
    </style:style>
    <style:style style:name="T162" style:family="text">
      <style:text-properties officeooo:rsid="0581f8b1"/>
    </style:style>
    <style:style style:name="T163" style:family="text">
      <style:text-properties officeooo:rsid="0583b6bb"/>
    </style:style>
    <style:style style:name="T164" style:family="text">
      <style:text-properties officeooo:rsid="058610e2"/>
    </style:style>
    <style:style style:name="T165" style:family="text">
      <style:text-properties officeooo:rsid="058c651c"/>
    </style:style>
    <style:style style:name="T166" style:family="text">
      <style:text-properties officeooo:rsid="058d1151"/>
    </style:style>
    <style:style style:name="T167" style:family="text">
      <style:text-properties officeooo:rsid="0592c3aa"/>
    </style:style>
    <style:style style:name="T168" style:family="text">
      <style:text-properties officeooo:rsid="0598bd49"/>
    </style:style>
    <style:style style:name="T169" style:family="text">
      <style:text-properties officeooo:rsid="05992a58"/>
    </style:style>
    <style:style style:name="T170" style:family="text">
      <style:text-properties officeooo:rsid="05993f84"/>
    </style:style>
    <style:style style:name="T171" style:family="text">
      <style:text-properties officeooo:rsid="0599b29e"/>
    </style:style>
    <style:style style:name="T172" style:family="text">
      <style:text-properties officeooo:rsid="059b4c83"/>
    </style:style>
    <style:style style:name="T173" style:family="text">
      <style:text-properties officeooo:rsid="059cc90a"/>
    </style:style>
    <style:style style:name="T174" style:family="text">
      <style:text-properties officeooo:rsid="05a13423"/>
    </style:style>
    <style:style style:name="T175" style:family="text">
      <style:text-properties officeooo:rsid="05adbc8d"/>
    </style:style>
    <style:style style:name="T176" style:family="text">
      <style:text-properties officeooo:rsid="05b0b398"/>
    </style:style>
    <style:style style:name="T177" style:family="text">
      <style:text-properties officeooo:rsid="05c4e9d2"/>
    </style:style>
    <style:style style:name="T178" style:family="text">
      <style:text-properties officeooo:rsid="05c76bab"/>
    </style:style>
    <style:style style:name="T179" style:family="text">
      <style:text-properties officeooo:rsid="05e05d91"/>
    </style:style>
    <style:style style:name="T180" style:family="text">
      <style:text-properties officeooo:rsid="05ead868"/>
    </style:style>
    <style:style style:name="T181" style:family="text">
      <style:text-properties officeooo:rsid="05ecaf9f"/>
    </style:style>
    <style:style style:name="T182" style:family="text">
      <style:text-properties officeooo:rsid="05ed1297"/>
    </style:style>
    <style:style style:name="T183" style:family="text">
      <style:text-properties officeooo:rsid="05f0b43e"/>
    </style:style>
    <style:style style:name="T184" style:family="text">
      <style:text-properties officeooo:rsid="05f20098"/>
    </style:style>
    <style:style style:name="T185" style:family="text">
      <style:text-properties officeooo:rsid="05f2c0ac"/>
    </style:style>
    <style:style style:name="T186" style:family="text">
      <style:text-properties officeooo:rsid="05f4b55c"/>
    </style:style>
    <style:style style:name="T187" style:family="text">
      <style:text-properties officeooo:rsid="060278ef"/>
    </style:style>
    <style:style style:name="T188" style:family="text">
      <style:text-properties officeooo:rsid="060a3fc2"/>
    </style:style>
    <style:style style:name="T189" style:family="text">
      <style:text-properties officeooo:rsid="060a5f41"/>
    </style:style>
    <style:style style:name="T190" style:family="text">
      <style:text-properties officeooo:rsid="060c4d4f"/>
    </style:style>
    <style:style style:name="T191" style:family="text">
      <style:text-properties officeooo:rsid="06108d27"/>
    </style:style>
    <style:style style:name="T192" style:family="text">
      <style:text-properties officeooo:rsid="06157cac"/>
    </style:style>
    <style:style style:name="T193" style:family="text">
      <style:text-properties officeooo:rsid="061992a4"/>
    </style:style>
    <style:style style:name="T194" style:family="text">
      <style:text-properties officeooo:rsid="061fdc81"/>
    </style:style>
    <style:style style:name="T195" style:family="text">
      <style:text-properties officeooo:rsid="0632c5ff"/>
    </style:style>
    <style:style style:name="T196" style:family="text">
      <style:text-properties officeooo:rsid="06410b56"/>
    </style:style>
    <style:style style:name="T197" style:family="text">
      <style:text-properties officeooo:rsid="06418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/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0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Book_20_Title"><text:span text:style-name="T1">отчет</text:span></text:span></text:p>
      <text:p text:style-name="P10">по лабораторной работе №<text:span text:style-name="T16">6</text:span></text:p>
      <text:p text:style-name="P10">по дисциплине «Операционные Системы»</text:p>
      <text:p text:style-name="P12"><text:span text:style-name="Book_20_Title"><text:span text:style-name="T2">Тема: </text:span></text:span><text:span text:style-name="Book_20_Title"><text:span text:style-name="T3">Средства межпроцессного взаимодействия </text:span></text:span><text:span text:style-name="Book_20_Title"><text:span text:style-name="T4">в ОС семейства Linux</text:span></text:span></text:p>
      <text:p text:style-name="P4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2303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Карнаухов В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9">Душутина Е.В.</text:p>
          </table:table-cell>
        </table:table-row>
      </table:table>
      <text:p text:style-name="P5"/>
      <text:p text:style-name="P5"/>
      <text:p text:style-name="P6"/>
      <text:p text:style-name="P5">Санкт-Петербург</text:p>
      <text:p text:style-name="P5">2024</text:p>
      <text:p text:style-name="P13">Цель работы.</text:p>
      <text:p text:style-name="Based_20_style"><text:span text:style-name="T6">Изучить средства межпро</text:span><text:span text:style-name="T7">ц</text:span><text:span text:style-name="T6">ессного взаимодействия </text:span><text:span text:style-name="T8">(IPC)</text:span></text:p>
      <text:p text:style-name="P14">Задание.</text:p>
      <text:p text:style-name="Based_20_style"><text:span text:style-name="T37">8. </text:span><text:span text:style-name="T18">Каналы</text:span><text:span text:style-name="T17">: реализуйте </text:span><text:span text:style-name="T22">pipe</text:span> <text:span text:style-name="T17">и</text:span></text:p>
      <text:p text:style-name="Based_20_style"><text:span text:style-name="T24">9. </text:span><text:span text:style-name="T22">fifo</text:span><text:span text:style-name="T17">. Приведите в отчете фрагмент файла, содержащего ограничения для </text:span><text:span text:style-name="T21">IPC</text:span> <text:span text:style-name="T17">(для каналов и сообщений).</text:span></text:p>
      <text:p text:style-name="Based_20_style">10. <text:span text:style-name="T17">Осуществите передачу информации посредством </text:span><text:span text:style-name="T20">обмена сообщениями</text:span><text:span text:style-name="T17"> по принципу «почтового ящика», т.е. не синхронизируя отправителя и получателя (без ожидания доставки).</text:span></text:p>
      <text:p text:style-name="Based_20_style"><text:span text:style-name="T43">11. Организуйте обмен сообщениями так, чтобы некоторому </text:span><text:span text:style-name="T19">событию</text:span><text:span text:style-name="T43"> соответствовал отдельный </text:span><text:span text:style-name="T19">тип сообщения</text:span><text:span text:style-name="T43">. (Для реализации можно, например, использовать функции </text:span><text:span text:style-name="T23">eventfd</text:span><text:span text:style-name="T28">, </text:span><text:span text:style-name="T23">poll</text:span><text:span text:style-name="T43">)</text:span></text:p>
      <text:p text:style-name="Based_20_style">12. Выполните передачу информации локально посредством сокетов по TCP/IP, </text:p>
      <text:p text:style-name="Based_20_style"><text:span text:style-name="T43">13. </text:span><text:span text:style-name="T38">а затем в сетевом режиме (посредством сокетов по TCP/IP)</text:span></text:p>
      <text:p text:style-name="Based_20_style">14. Организуйте взаимодействие с 10,100 и 1000 клиентами в клиент-серверном приложении (посредством сокетов). Оцените ограничения</text:p>
      <text:p text:style-name="Based_20_style">15. Выполните аналогичное взаимодействие на основе UDP, </text:p>
      <text:p text:style-name="Based_20_style">16. <text:span text:style-name="T71">э</text:span>кспериментально продемонстрируйте разницу между TCP и UDP реализациями</text:p>
      <text:p text:style-name="Based_20_style"><text:span text:style-name="T72">1</text:span>7. Обеспечьте разделение памяти между независимыми процессами и необходимую синхронизацию для эффективного взаимодействия</text:p>
      <text:p text:style-name="Based_20_style"/>
      <text:p text:style-name="P11"><text:tab/><text:span text:style-name="T5">Выполнение работы.</text:span></text:p>
      <text:p text:style-name="P15">8. <text:span text:style-name="T11"><text:s/></text:span><text:span text:style-name="T10">Р</text:span><text:span text:style-name="T31">еализуйте </text:span><text:span text:style-name="T25">pipe</text:span></text:p>
      <text:p text:style-name="P16">Системный вызов pipe() <text:span text:style-name="T73">формирует </text:span><text:span text:style-name="T74">неименованный канал </text:span><text:span text:style-name="T75">и пару </text:span><text:span text:style-name="T76">файловых </text:span><text:span text:style-name="T75">дескрипторов для чтения и записи. </text:span><text:span text:style-name="T77">На примере </text:span><text:span text:style-name="T78">процесса-родителя и дочернего процесса-копии продемонстрируем работу pipe.</text:span></text:p>
      <text:p text:style-name="P17">Файл <text:span text:style-name="T79">pip</text:span><text:span text:style-name="T80">e</text:span><text:span text:style-name="T82">r</text:span><text:span text:style-name="T80">.</text:span><text:span text:style-name="T79">c:</text:span></text:p>
      <text:p text:style-name="Source_20_code">#include &lt;stdio.h&gt;</text:p>
      <text:p text:style-name="Source_20_code">#include &lt;stdlib.h&gt;</text:p>
      <text:p text:style-name="Source_20_code">#include &lt;unistd.h&gt;</text:p>
      <text:p text:style-name="Source_20_code">#include &lt;strings.h&gt;</text:p>
      <text:p text:style-name="Source_20_code"/>
      <text:p text:style-name="Source_20_code">int main(int argc, char** argv){</text:p>
      <text:p text:style-name="Source_20_code"><text:s text:c="4"/>if(argc &lt; 3){</text:p>
      <text:p text:style-name="Source_20_code"><text:s text:c="4"/><text:tab/>puts("2 files for reading and writing required");</text:p>
      <text:p text:style-name="Source_20_code"><text:s text:c="4"/><text:tab/>exit(1);</text:p>
      <text:p text:style-name="Source_20_code"><text:s text:c="4"/>}</text:p>
      <text:p text:style-name="Source_20_code"><text:s text:c="4"/>char* source = argv[1];</text:p>
      <text:p text:style-name="Source_20_code"><text:s text:c="4"/>char* destination = argv[2];</text:p>
      <text:p text:style-name="Source_20_code"><text:s text:c="4"/>int fd[2];</text:p>
      <text:p text:style-name="Source_20_code"/>
      <text:p text:style-name="Source_20_code"><text:s text:c="4"/>pipe(fd);</text:p>
      <text:p text:style-name="Source_20_code"/>
      <text:p text:style-name="Source_20_code"><text:s text:c="4"/>puts("Pipe created");</text:p>
      <text:p text:style-name="Source_20_code"><text:s text:c="4"/>if(fork() == 0){</text:p>
      <text:p text:style-name="Source_20_code"><text:s text:c="8"/>close(fd[0]);</text:p>
      <text:p text:style-name="Source_20_code"><text:s text:c="8"/>FILE* f = fopen(source, "r");</text:p>
      <text:p text:style-name="Source_20_code"><text:s text:c="8"/>if(f){</text:p>
      <text:p text:style-name="Source_20_code"><text:s text:c="12"/>char buf[100];</text:p>
      <text:p text:style-name="Source_20_code"><text:s text:c="12"/>int res;</text:p>
      <text:p text:style-name="Source_20_code"><text:s text:c="12"/>while(!feof(f)){</text:p>
      <text:p text:style-name="Source_20_code"><text:s text:c="16"/>res = fread(buf, sizeof(char), 100, f);</text:p>
      <text:p text:style-name="Source_20_code"><text:s text:c="16"/>write(fd[1], buf, res);</text:p>
      <text:p text:style-name="Source_20_code"><text:s text:c="12"/>}</text:p>
      <text:p text:style-name="Source_20_code"><text:s text:c="12"/>fclose(f);</text:p>
      <text:p text:style-name="Source_20_code"><text:s text:c="12"/>return 0;</text:p>
      <text:p text:style-name="Source_20_code"><text:s text:c="8"/>}</text:p>
      <text:p text:style-name="Source_20_code"><text:s text:c="8"/>else{</text:p>
      <text:p text:style-name="Source_20_code"><text:s text:c="12"/>puts("pipe(): error");</text:p>
      <text:p text:style-name="Source_20_code"><text:s text:c="12"/>exit(1);</text:p>
      <text:p text:style-name="Source_20_code"><text:s text:c="8"/>}</text:p>
      <text:p text:style-name="Source_20_code"><text:s text:c="4"/>}</text:p>
      <text:p text:style-name="Source_20_code"/>
      <text:p text:style-name="Source_20_code"><text:s text:c="4"/>close(fd[1]);</text:p>
      <text:p text:style-name="Source_20_code"><text:s text:c="4"/>FILE* f = fopen(destination, "w");</text:p>
      <text:p text:style-name="Source_20_code"><text:s text:c="4"/>if(f){</text:p>
      <text:p text:style-name="Source_20_code"><text:s text:c="8"/>int n = 100;</text:p>
      <text:p text:style-name="Source_20_code"><text:s text:c="8"/>printf("-----Pipe output every %d symbols at every string-----\n", n);</text:p>
      <text:p text:style-name="Source_20_code"><text:s text:c="8"/>char buf[n + 1];</text:p>
      <text:p text:style-name="Source_20_code"><text:s text:c="8"/>int res;</text:p>
      <text:p text:style-name="Source_20_code"><text:s text:c="8"/>while(1){</text:p>
      <text:p text:style-name="Source_20_code"><text:s text:c="12"/>bzero(buf, n);</text:p>
      <text:p text:style-name="Source_20_code"><text:soft-page-break/><text:s text:c="12"/>res = read(fd[0], buf, n);</text:p>
      <text:p text:style-name="Source_20_code"><text:s text:c="12"/>if(!res){</text:p>
      <text:p text:style-name="Source_20_code"><text:s text:c="16"/>break;</text:p>
      <text:p text:style-name="Source_20_code"><text:s text:c="12"/>}</text:p>
      <text:p text:style-name="Source_20_code"><text:s text:c="12"/>buf[n] = '\0';</text:p>
      <text:p text:style-name="Source_20_code"><text:s text:c="12"/>printf("%s\n", buf);</text:p>
      <text:p text:style-name="Source_20_code"><text:s text:c="12"/>fwrite(buf, sizeof(char), res, f);</text:p>
      <text:p text:style-name="Source_20_code"><text:s text:c="8"/>}</text:p>
      <text:p text:style-name="Source_20_code"><text:s text:c="8"/>fclose(f);</text:p>
      <text:p text:style-name="Source_20_code"><text:s text:c="8"/>close(fd[0]);</text:p>
      <text:p text:style-name="Source_20_code"><text:s text:c="8"/>return 0;</text:p>
      <text:p text:style-name="Source_20_code"><text:s text:c="4"/>}</text:p>
      <text:p text:style-name="Source_20_code"><text:s text:c="4"/>return 1;</text:p>
      <text:p text:style-name="Source_20_code">}</text:p>
      <text:p text:style-name="P18"><text:span text:style-name="T89">Процесс</text:span>-<text:span text:style-name="T81">родитель </text:span><text:span text:style-name="T97">создает канал системным вызовом pipe(), сохраняя значения файловых дескрипторов для </text:span><text:span text:style-name="T98">записи и чтения, </text:span><text:span text:style-name="T83">порож</text:span><text:span text:style-name="T84">дает дочерний процесс-копию и входит в ожидание </text:span><text:span text:style-name="T85">новых сообщений из канала, </text:span><text:span text:style-name="T86">предварительно закрыв </text:span><text:span text:style-name="T87">себе канал для </text:span><text:span text:style-name="T88">записи. </text:span><text:span text:style-name="T90">За каждое полученное сообщение длиной не более 100 </text:span><text:span text:style-name="T91">производится запись </text:span><text:span text:style-name="T92">содержимого в выходной файл.</text:span></text:p>
      <text:p text:style-name="P19">Дочерний процесс <text:span text:style-name="T99">наследует дескрипторы родителя (</text:span><text:span text:style-name="T100">получает те же дескрипторы при вызове pipe()</text:span><text:span text:style-name="T99">)</text:span> <text:span text:style-name="T99">и </text:span><text:span text:style-name="T93">закрывает канал для чтения, читает из исходного файла данные </text:span><text:span text:style-name="T94">и отправляет их </text:span><text:span text:style-name="T96">в </text:span><text:span text:style-name="T95">по каналу процессу-родителю </text:span><text:span text:style-name="T96">в качестве сообщения длиной 100</text:span><text:span text:style-name="T95">.</text:span></text:p>
      <text:p text:style-name="P20">Содержимое исходного файла:</text:p>
      <text:p text:style-name="Source_20_code">Computer science, </text:p>
      <text:p text:style-name="Source_20_code">the study of computers and computing, </text:p>
      <text:p text:style-name="Source_20_code">including their theoretical and algorithmic foundations, </text:p>
      <text:p text:style-name="Source_20_code">hardware and software, </text:p>
      <text:p text:style-name="Source_20_code">and their uses for processing information. </text:p>
      <text:p text:style-name="P21">Вывод:</text:p>
      <text:p text:style-name="Source_20_code">b4ll3r1um@Linex:~/Labs_OS/LR6/8$ ./piper info.txt recievedMessage.txt</text:p>
      <text:p text:style-name="Source_20_code">Pipe created</text:p>
      <text:p text:style-name="Source_20_code">-----Pipe output every 100 symbols at every string-----</text:p>
      <text:p text:style-name="Source_20_code">Computer science, </text:p>
      <text:p text:style-name="Source_20_code">the study of computers and computing, </text:p>
      <text:p text:style-name="Source_20_code">including their theoretical and algorithmi</text:p>
      <text:p text:style-name="Source_20_code">c foundations, </text:p>
      <text:p text:style-name="Source_20_code">hardware and software, </text:p>
      <text:p text:style-name="Source_20_code">and their uses for processing information. </text:p>
      <text:p text:style-name="Source_20_code"/>
      <text:p text:style-name="Source_20_code">b4ll3r1um@Linex:~/Labs_OS/LR6/8$ </text:p>
      <text:p text:style-name="P22">Содержимое <text:span text:style-name="T101">выходного файла:</text:span></text:p>
      <text:p text:style-name="Source_20_code">Computer science, </text:p>
      <text:p text:style-name="Source_20_code">the study of computers and computing, </text:p>
      <text:p text:style-name="Source_20_code"><text:soft-page-break/>including their theoretical and algorithmic foundations, </text:p>
      <text:p text:style-name="Source_20_code">hardware and software, </text:p>
      <text:p text:style-name="Source_20_code">and their uses for processing information. </text:p>
      <text:p text:style-name="P23">Информация, хранимая в источнике, передалась <text:span text:style-name="T102">по каналу от дочернего процесса до родителя, который в своб очередь записал её в конечный файл.</text:span></text:p>
      <text:p text:style-name="P23"/>
      <text:p text:style-name="P24">9. <text:span text:style-name="T13">Реализуйте fifo. </text:span><text:span text:style-name="T34">Приведите в отчете фрагмент файла, содержащего ограничения для </text:span><text:span text:style-name="T26">IPC</text:span><text:span text:style-name="T13"> </text:span><text:span text:style-name="T34">(для каналов и сообщений).</text:span></text:p>
      <text:p text:style-name="P25"><text:span text:style-name="T44">В </text:span><text:span text:style-name="T17">отличие от pipe, fifo </text:span><text:span text:style-name="T45">позволяет </text:span><text:span text:style-name="T46">наладить связь между неродственными процессами </text:span><text:span text:style-name="T47">через именованный канал. </text:span><text:span text:style-name="T48">Для его создания используется функция mknod() </text:span><text:span text:style-name="T49">с такими аргументами, как имя </text:span><text:span text:style-name="T50">канала </text:span><text:span text:style-name="T49">и флаги владения и прав доступа. </text:span><text:span text:style-name="T51">Для определения создаваемого файла как FIFO </text:span><text:span text:style-name="T52">с правами чтения и записи для всех </text:span><text:span text:style-name="T53">используется выражение S_IFIFO | 0666;</text:span></text:p>
      <text:p text:style-name="P26"><text:span text:style-name="T17">Для реализации передачи информации по каналу между неродственными процессами </text:span><text:span text:style-name="T54">напишем программу-сервер и программу-клиент.</text:span></text:p>
      <text:p text:style-name="P58">server.c:</text:p>
      <text:p text:style-name="Source_20_code">#include &lt;stdio.h&gt;</text:p>
      <text:p text:style-name="Source_20_code">#include &lt;stdlib.h&gt;</text:p>
      <text:p text:style-name="Source_20_code">#include &lt;unistd.h&gt;</text:p>
      <text:p text:style-name="Source_20_code">#include &lt;string.h&gt;</text:p>
      <text:p text:style-name="Source_20_code">#include &lt;sys/types.h&gt;</text:p>
      <text:p text:style-name="Source_20_code">#include &lt;sys/stat.h&gt;</text:p>
      <text:p text:style-name="Source_20_code">#include &lt;fcntl.h&gt;</text:p>
      <text:p text:style-name="Source_20_code">#include &lt;errno.h&gt;</text:p>
      <text:p text:style-name="Source_20_code"/>
      <text:p text:style-name="Source_20_code">#define DEF_FILENAME "info.txt"</text:p>
      <text:p text:style-name="Source_20_code">#define N 100</text:p>
      <text:p text:style-name="Source_20_code"/>
      <text:p text:style-name="Source_20_code">void createOutput(char* fifoName){</text:p>
      <text:p text:style-name="Source_20_code"><text:s text:c="4"/>int res = mknod(fifoName, S_IFIFO | 0666, 0);</text:p>
      <text:p text:style-name="Source_20_code"><text:s text:c="4"/>if (res &amp;&amp; errno!=EEXIST) {</text:p>
      <text:p text:style-name="Source_20_code"><text:s text:c="8"/>printf("Can't create %s channel\n", fifoName);</text:p>
      <text:p text:style-name="Source_20_code"><text:s text:c="8"/>exit(1);</text:p>
      <text:p text:style-name="Source_20_code"><text:s text:c="4"/>}</text:p>
      <text:p text:style-name="Source_20_code"><text:s text:c="4"/>puts("Server output channel created");</text:p>
      <text:p text:style-name="Source_20_code">}</text:p>
      <text:p text:style-name="Source_20_code"/>
      <text:p text:style-name="Source_20_code">int openOutput(char* fifoName){ <text:s text:c="4"/>// Инициализация канала отправки информации</text:p>
      <text:p text:style-name="Source_20_code"><text:s text:c="4"/>int serverOutput = open(fifoName, O_WRONLY);</text:p>
      <text:p text:style-name="Source_20_code"><text:s text:c="4"/>if (serverOutput == -1) {</text:p>
      <text:p text:style-name="Source_20_code"><text:s text:c="8"/>printf("Can't open %s channel from server\n", fifoName);</text:p>
      <text:p text:style-name="Source_20_code"><text:s text:c="8"/>exit(0);</text:p>
      <text:p text:style-name="Source_20_code"><text:s text:c="4"/>}</text:p>
      <text:p text:style-name="Source_20_code"><text:s text:c="4"/>puts("Server output channel opened");</text:p>
      <text:p text:style-name="Source_20_code"><text:soft-page-break/><text:s text:c="4"/></text:p>
      <text:p text:style-name="Source_20_code"><text:s text:c="4"/>return serverOutput;</text:p>
      <text:p text:style-name="Source_20_code">}</text:p>
      <text:p text:style-name="Source_20_code"/>
      <text:p text:style-name="Source_20_code">void createInput(char* fifoName){</text:p>
      <text:p text:style-name="Source_20_code"><text:s text:c="4"/>int res = mknod(fifoName, S_IFIFO | 0666, 0);</text:p>
      <text:p text:style-name="Source_20_code"><text:s text:c="4"/>if (res &amp;&amp; errno!=EEXIST) {</text:p>
      <text:p text:style-name="Source_20_code"><text:s text:c="8"/>printf("Can't create %s channel\n", fifoName);</text:p>
      <text:p text:style-name="Source_20_code"><text:s text:c="8"/>exit(1);</text:p>
      <text:p text:style-name="Source_20_code"><text:s text:c="4"/>}</text:p>
      <text:p text:style-name="Source_20_code"><text:s text:c="4"/>puts("Server input channel created");</text:p>
      <text:p text:style-name="Source_20_code">}</text:p>
      <text:p text:style-name="Source_20_code"/>
      <text:p text:style-name="Source_20_code">int openInput(char* fifoName){ <text:s text:c="5"/>// Инициализация канала получения информации</text:p>
      <text:p text:style-name="Source_20_code"><text:s text:c="4"/>int serverInput = open(fifoName, O_RDONLY);</text:p>
      <text:p text:style-name="Source_20_code"><text:s text:c="4"/>if (serverInput == -1) {</text:p>
      <text:p text:style-name="Source_20_code"><text:s text:c="8"/>printf("Can't open %s channel from server\n", fifoName);</text:p>
      <text:p text:style-name="Source_20_code"><text:s text:c="8"/>exit(0);</text:p>
      <text:p text:style-name="Source_20_code"><text:s text:c="4"/>}</text:p>
      <text:p text:style-name="Source_20_code"><text:s text:c="4"/>puts("Server input channel opened");</text:p>
      <text:p text:style-name="Source_20_code"/>
      <text:p text:style-name="Source_20_code"><text:s text:c="4"/>return serverInput;</text:p>
      <text:p text:style-name="Source_20_code">}</text:p>
      <text:p text:style-name="Source_20_code"/>
      <text:p text:style-name="Source_20_code">int main(int argc, char **argv) {</text:p>
      <text:p text:style-name="Source_20_code"><text:s text:c="4"/>char fileName[30];</text:p>
      <text:p text:style-name="Source_20_code"><text:s text:c="4"/>if (argc &lt; 2){</text:p>
      <text:p text:style-name="Source_20_code"><text:s text:c="8"/>strcpy(fileName, DEF_FILENAME);</text:p>
      <text:p text:style-name="Source_20_code"><text:s text:c="4"/>}</text:p>
      <text:p text:style-name="Source_20_code"><text:s text:c="4"/>else{</text:p>
      <text:p text:style-name="Source_20_code"><text:s text:c="8"/>strcpy(fileName, argv[1]);</text:p>
      <text:p text:style-name="Source_20_code"><text:s text:c="4"/>}</text:p>
      <text:p text:style-name="Source_20_code"><text:s text:c="4"/></text:p>
      <text:p text:style-name="Source_20_code"><text:s text:c="4"/>char* outputName = "serverOutput";</text:p>
      <text:p text:style-name="Source_20_code"><text:s text:c="4"/>char* inputName = "serverInput";</text:p>
      <text:p text:style-name="Source_20_code"><text:s text:c="4"/></text:p>
      <text:p text:style-name="Source_20_code"><text:s text:c="4"/>// Создание и открытие каналов получения и отправки информации</text:p>
      <text:p text:style-name="Source_20_code"><text:s text:c="4"/>createOutput(outputName);</text:p>
      <text:p text:style-name="Source_20_code"><text:s text:c="4"/>createInput(inputName);</text:p>
      <text:p text:style-name="Source_20_code"><text:s text:c="4"/>int output = openOutput(outputName);</text:p>
      <text:p text:style-name="Source_20_code"><text:s text:c="4"/>int input = openInput(inputName);</text:p>
      <text:p text:style-name="Source_20_code"/>
      <text:p text:style-name="Source_20_code"><text:s text:c="4"/>write(output, fileName, strlen(fileName));</text:p>
      <text:p text:style-name="Source_20_code"><text:s text:c="4"/>char buf[N+1];</text:p>
      <text:p text:style-name="Source_20_code"><text:s text:c="4"/>puts("\n-----Client's info-----");</text:p>
      <text:p text:style-name="Source_20_code"><text:s text:c="4"/>while(1){</text:p>
      <text:p text:style-name="Source_20_code"><text:s text:c="8"/>bzero(buf, N);</text:p>
      <text:p text:style-name="Source_20_code"><text:s text:c="8"/>int res = read(input, buf, N);</text:p>
      <text:p text:style-name="Source_20_code"><text:s text:c="8"/>if (res &lt;= 0){</text:p>
      <text:p text:style-name="Source_20_code"><text:s text:c="12"/>break;</text:p>
      <text:p text:style-name="Source_20_code"><text:s text:c="8"/>}</text:p>
      <text:p text:style-name="Source_20_code"><text:s text:c="8"/>buf[N] = '\0';</text:p>
      <text:p text:style-name="Source_20_code"><text:s text:c="8"/>printf("%s", buf);</text:p>
      <text:p text:style-name="Source_20_code"><text:s text:c="4"/>}</text:p>
      <text:p text:style-name="Source_20_code"><text:s text:c="4"/>puts("");</text:p>
      <text:p text:style-name="Source_20_code"><text:s text:c="4"/>close(output);</text:p>
      <text:p text:style-name="Source_20_code"><text:s text:c="4"/>close(input);</text:p>
      <text:p text:style-name="Source_20_code"><text:soft-page-break/><text:s text:c="4"/>unlink(outputName);</text:p>
      <text:p text:style-name="Source_20_code"><text:s text:c="4"/>unlink(inputName);</text:p>
      <text:p text:style-name="Source_20_code"><text:s text:c="4"/>return 0;</text:p>
      <text:p text:style-name="Source_20_code">}</text:p>
      <text:p text:style-name="P34">Сервер <text:span text:style-name="T103">создает каналы </text:span><text:span text:style-name="T104">записи и чтения по заданному имени в программе и </text:span><text:span text:style-name="T105">открывает их. </text:span><text:span text:style-name="T106">Относительно сервера, канал записи — это вывод информации </text:span><text:span text:style-name="T107">по каналу, а канал чтения — </text:span><text:span text:style-name="T108">получение информации с потока. </text:span><text:span text:style-name="T109">Поэтому запись сервером можно обозначить как output, а чтение данных — input. </text:span><text:span text:style-name="T112">При создании канал</text:span><text:span text:style-name="T116">ов</text:span><text:span text:style-name="T112"> FIFO созда</text:span><text:span text:style-name="T116">ю</text:span><text:span text:style-name="T112">тся файл</text:span><text:span text:style-name="T116">ы</text:span><text:span text:style-name="T112"> </text:span><text:span text:style-name="T115">с</text:span><text:span text:style-name="T112"> одноименным типо</text:span><text:span text:style-name="T113">м </text:span><text:span text:style-name="T114">в директории с исполняемым файлом сервера.</text:span><text:span text:style-name="T109"> </text:span><text:span text:style-name="T110">Сервер </text:span><text:span text:style-name="T119">отправляет по каналу записи </text:span><text:span text:style-name="T120">имя файла, <text:s/>которое необходимо прочитать клиенту,</text:span><text:span text:style-name="T110"> </text:span><text:span text:style-name="T111">входит в ожидание сообщений из канала, </text:span><text:span text:style-name="T112">а по</text:span><text:span text:style-name="T117">сле полного прочтения удаляет файлы из канала.</text:span></text:p>
      <text:p text:style-name="P35">client.c:</text:p>
      <text:p text:style-name="Source_20_code">#include &lt;stdio.h&gt;</text:p>
      <text:p text:style-name="Source_20_code">#include &lt;stdlib.h&gt;</text:p>
      <text:p text:style-name="Source_20_code">#include &lt;unistd.h&gt;</text:p>
      <text:p text:style-name="Source_20_code">#include &lt;string.h&gt;</text:p>
      <text:p text:style-name="Source_20_code">#include &lt;sys/types.h&gt;</text:p>
      <text:p text:style-name="Source_20_code">#include &lt;sys/stat.h&gt;</text:p>
      <text:p text:style-name="Source_20_code">#include &lt;fcntl.h&gt;</text:p>
      <text:p text:style-name="Source_20_code">#include &lt;errno.h&gt;</text:p>
      <text:p text:style-name="Source_20_code"/>
      <text:p text:style-name="Source_20_code">#define N 100</text:p>
      <text:p text:style-name="Source_20_code"/>
      <text:p text:style-name="Source_20_code">int openOutput(){</text:p>
      <text:p text:style-name="Source_20_code"><text:s text:c="4"/>int output = open("serverInput", O_WRONLY);</text:p>
      <text:p text:style-name="Source_20_code"><text:s text:c="4"/>if (output == -1) {</text:p>
      <text:p text:style-name="Source_20_code"><text:s text:c="8"/>printf("Can't open serverInput channel from client\n");</text:p>
      <text:p text:style-name="Source_20_code"><text:s text:c="8"/>exit(0);</text:p>
      <text:p text:style-name="Source_20_code"><text:s text:c="4"/>}</text:p>
      <text:p text:style-name="Source_20_code"><text:s text:c="4"/></text:p>
      <text:p text:style-name="Source_20_code"><text:s text:c="4"/>return output;</text:p>
      <text:p text:style-name="Source_20_code">}</text:p>
      <text:p text:style-name="Source_20_code"/>
      <text:p text:style-name="Source_20_code">int openInput(){</text:p>
      <text:p text:style-name="Source_20_code"><text:s text:c="4"/>int input = open("serverOutput", O_RDONLY);</text:p>
      <text:p text:style-name="Source_20_code"><text:s text:c="4"/>if (input == -1) {</text:p>
      <text:p text:style-name="Source_20_code"><text:s text:c="8"/>printf("Can't open serverOutput channel from client\n");</text:p>
      <text:p text:style-name="Source_20_code"><text:s text:c="8"/>exit(0);</text:p>
      <text:p text:style-name="Source_20_code"><text:s text:c="4"/>}</text:p>
      <text:p text:style-name="Source_20_code"/>
      <text:p text:style-name="Source_20_code"><text:s text:c="4"/>return input;</text:p>
      <text:p text:style-name="Source_20_code">}</text:p>
      <text:p text:style-name="Source_20_code"/>
      <text:p text:style-name="Source_20_code">int main() {</text:p>
      <text:p text:style-name="Source_20_code"><text:s text:c="4"/>// Открытие канала получения информации от сервера</text:p>
      <text:p text:style-name="Source_20_code"><text:s text:c="4"/>int input = openInput();</text:p>
      <text:p text:style-name="Source_20_code"/>
      <text:p text:style-name="Source_20_code"><text:s text:c="4"/>// Открытие канала отправки информации серверу</text:p>
      <text:p text:style-name="Source_20_code"><text:soft-page-break/><text:s text:c="4"/>int output = openOutput();</text:p>
      <text:p text:style-name="Source_20_code"/>
      <text:p text:style-name="Source_20_code"><text:s text:c="4"/>// Получение имени файла</text:p>
      <text:p text:style-name="Source_20_code"><text:s text:c="4"/>char fileName[N+1];</text:p>
      <text:p text:style-name="Source_20_code"><text:s text:c="4"/>bzero(fileName, N);</text:p>
      <text:p text:style-name="Source_20_code"><text:s text:c="4"/>int res = read(input, fileName, N);</text:p>
      <text:p text:style-name="Source_20_code"><text:s text:c="4"/>if(res &lt;= 0) {</text:p>
      <text:p text:style-name="Source_20_code"><text:s text:c="8"/>printf("Can't read fileName from server output\n");</text:p>
      <text:p text:style-name="Source_20_code"><text:s text:c="8"/>exit(0);</text:p>
      <text:p text:style-name="Source_20_code"><text:s text:c="4"/>}</text:p>
      <text:p text:style-name="Source_20_code"><text:s text:c="4"/>printf("File name: %s\n", fileName);</text:p>
      <text:p text:style-name="Source_20_code"/>
      <text:p text:style-name="Source_20_code"><text:s text:c="4"/>// Чтение из файла и отправка данных на сервер</text:p>
      <text:p text:style-name="Source_20_code"><text:s text:c="4"/>FILE *f = fopen(fileName, "r");</text:p>
      <text:p text:style-name="Source_20_code"><text:s text:c="4"/>if(!f) {</text:p>
      <text:p text:style-name="Source_20_code"><text:s text:c="8"/>printf("Can't open file %s\n",fileName);</text:p>
      <text:p text:style-name="Source_20_code"><text:s text:c="8"/>exit(0);</text:p>
      <text:p text:style-name="Source_20_code"><text:s text:c="4"/>}</text:p>
      <text:p text:style-name="Source_20_code"/>
      <text:p text:style-name="Source_20_code"><text:s text:c="4"/>char buf[N+1];</text:p>
      <text:p text:style-name="Source_20_code"><text:s text:c="4"/>while(!feof(f)) {</text:p>
      <text:p text:style-name="Source_20_code"><text:s text:c="8"/>res = fread(buf, sizeof(char), N, f);</text:p>
      <text:p text:style-name="Source_20_code"><text:s text:c="8"/>write(output, buf, res);</text:p>
      <text:p text:style-name="Source_20_code"><text:s text:c="4"/>}</text:p>
      <text:p text:style-name="Source_20_code"/>
      <text:p text:style-name="Source_20_code"><text:s text:c="4"/>fclose(f);</text:p>
      <text:p text:style-name="Source_20_code"><text:s text:c="4"/>close(input);</text:p>
      <text:p text:style-name="Source_20_code"><text:s text:c="4"/>close(output);</text:p>
      <text:p text:style-name="Source_20_code"><text:s text:c="4"/>return 0;</text:p>
      <text:p text:style-name="Source_20_code">}</text:p>
      <text:p text:style-name="P36">Дело клиента — открыть <text:span text:style-name="T118">каналы чтения и записи, ведь сервер уже создал каналы. </text:span><text:span text:style-name="T121">Клиент читает из </text:span><text:span text:style-name="T122">канала </text:span><text:span text:style-name="T123">имя файла, которое необходимо прочесть, открывает этот файл и отправляет серверу по другому каналу содержимое.</text:span></text:p>
      <text:p text:style-name="P37">Содержимое файла:</text:p>
      <text:p text:style-name="Source_20_code">Computer science, </text:p>
      <text:p text:style-name="Source_20_code">the study of computers and computing, </text:p>
      <text:p text:style-name="Source_20_code">including their theoretical and algorithmic foundations, </text:p>
      <text:p text:style-name="Source_20_code">hardware and software, </text:p>
      <text:p text:style-name="Source_20_code">and their uses for processing information. </text:p>
      <text:p text:style-name="P38">Запуск сервера <text:span text:style-name="T124">в терминале </text:span><text:span text:style-name="T125">0</text:span>:</text:p>
      <text:p text:style-name="Source_20_code">b4ll3r1um@Linex:~/Labs_OS/LR6/9$ tty</text:p>
      <text:p text:style-name="Source_20_code">/dev/pts/0</text:p>
      <text:p text:style-name="Source_20_code">b4ll3r1um@Linex:~/Labs_OS/LR6/9$ ./server</text:p>
      <text:p text:style-name="Source_20_code">Server output channel created</text:p>
      <text:p text:style-name="Source_20_code">Server input channel created</text:p>
      <text:p text:style-name="Source_20_code"/>
      <text:p text:style-name="P39">Сервер создал каналы чтения и записи, <text:span text:style-name="T128">ждет их открытия с другой стороны</text:span><text:span text:style-name="T126">.</text:span></text:p>
      <text:p text:style-name="P40">Запуск клиента в терминале 1:</text:p>
      <text:p text:style-name="Source_20_code">b4ll3r1um@Linex:~/Labs_OS/LR6/9$ tty</text:p>
      <text:p text:style-name="Source_20_code"><text:soft-page-break/>/dev/pts/1</text:p>
      <text:p text:style-name="Source_20_code">b4ll3r1um@Linex:~/Labs_OS/LR6/9$ ./client</text:p>
      <text:p text:style-name="Source_20_code">File name: info.txt</text:p>
      <text:p text:style-name="Source_20_code">b4ll3r1um@Linex:~/Labs_OS/LR6/9$ </text:p>
      <text:p text:style-name="P41">Клиент вывел имя открываемого файла и завершил свою работу. <text:span text:style-name="T127">За такое короткое время он успел </text:span><text:span text:style-name="T128">получить имя файла и </text:span><text:span text:style-name="T127">отправить серверу данные.</text:span></text:p>
      <text:p text:style-name="P42">Тогда вывод сервера станет таким:</text:p>
      <text:p text:style-name="Source_20_code">b4ll3r1um@Linex:~/Labs_OS/LR6/9$ tty</text:p>
      <text:p text:style-name="Source_20_code">/dev/pts/0</text:p>
      <text:p text:style-name="Source_20_code">b4ll3r1um@Linex:~/Labs_OS/LR6/9$ ./server</text:p>
      <text:p text:style-name="Source_20_code">Server output channel created</text:p>
      <text:p text:style-name="Source_20_code">Server input channel created</text:p>
      <text:p text:style-name="Source_20_code">Server output channel opened</text:p>
      <text:p text:style-name="Source_20_code">Server input channel opened</text:p>
      <text:p text:style-name="Source_20_code"/>
      <text:p text:style-name="Source_20_code">-----Client's info-----</text:p>
      <text:p text:style-name="Source_20_code">Computer science, </text:p>
      <text:p text:style-name="Source_20_code">the study of computers and computing, </text:p>
      <text:p text:style-name="Source_20_code">including their theoretical and algorithmic foundations, </text:p>
      <text:p text:style-name="Source_20_code">hardware and software, </text:p>
      <text:p text:style-name="Source_20_code">and their uses for processing information. </text:p>
      <text:p text:style-name="Source_20_code">b4ll3r1um@Linex:~/Labs_OS/LR6/9$ </text:p>
      <text:p text:style-name="P43">Как видно, сервер получил информацию.</text:p>
      <text:p text:style-name="P44">У IPC есть свои численные ограничения на каналы и сообщения. <text:span text:style-name="T129">Их всего 2: OPEN_MAX — максимальное кол-во дескрипторов, одновременно открытых одним процессом — </text:span><text:span text:style-name="T130">и PIPE_BUF - максимальное количество данных, для которого гарантируется </text:span><text:span text:style-name="T131">полная</text:span> операции записи. <text:span text:style-name="T132">Узнать значения </text:span><text:span text:style-name="T133">ограничений можно через функцию sysconf().</text:span></text:p>
      <text:p text:style-name="P45">checkLimits.c:</text:p>
      <text:p text:style-name="Source_20_code">#include &lt;stdio.h&gt;</text:p>
      <text:p text:style-name="Source_20_code">#include &lt;unistd.h&gt;</text:p>
      <text:p text:style-name="Source_20_code">#include &lt;limits.h&gt;</text:p>
      <text:p text:style-name="Source_20_code"/>
      <text:p text:style-name="Source_20_code">int main(){</text:p>
      <text:p text:style-name="Source_20_code"><text:s text:c="4"/>printf("OPEN_MAX: %ld\n", sysconf(_SC_OPEN_MAX));</text:p>
      <text:p text:style-name="Source_20_code"><text:s text:c="4"/>printf("PIPE_BUF: %d\n", PIPE_BUF);</text:p>
      <text:p text:style-name="Source_20_code"/>
      <text:p text:style-name="Source_20_code"><text:s text:c="4"/>return 0;</text:p>
      <text:p text:style-name="Source_20_code">}</text:p>
      <text:p text:style-name="P46">Вывод:</text:p>
      <text:p text:style-name="Source_20_code">b4ll3r1um@Linex:~/Labs_OS/LR6/9$ ./check</text:p>
      <text:p text:style-name="Source_20_code">OPEN_MAX: 1024</text:p>
      <text:p text:style-name="Source_20_code">PIPE_BUF: 4096</text:p>
      <text:p text:style-name="Source_20_code">b4ll3r1um@Linex:~/Labs_OS/LR6/9$ </text:p>
      <text:p text:style-name="P47">Максимальное кол-во дескрипторов, открытых одним процессом — 1024</text:p>
      <text:p text:style-name="P47"><text:soft-page-break/>Максимальное кол-во данных для полной записи данных в канал — 4096 байт.</text:p>
      <text:p text:style-name="P47"/>
      <text:p text:style-name="P48"><text:span text:style-name="T55">10. </text:span><text:span text:style-name="T33">Осуществите передачу информации посредством </text:span><text:span text:style-name="T29">обмена сообщениями</text:span><text:span text:style-name="T33"> по принципу «почтового ящика», т.е. не синхронизируя отправителя и получателя (без ожидания доставки).</text:span></text:p>
      <text:p text:style-name="P27"><text:span text:style-name="T17">Пусть сервер создает пространство для хранения сообщений в виде очереди </text:span><text:span text:style-name="T56">и сразу отправляется в ожидание новых сообщений </text:span><text:span text:style-name="T57">без синхронизации с клиентом через канал. </text:span><text:span text:style-name="T58">Очередь </text:span><text:span text:style-name="T59">создается на основе </text:span><text:span text:style-name="T60">ключа, </text:span><text:span text:style-name="T61">формируемого файлом и идентификатором (в данном примере пустой файл key с идентификатором „Q“). </text:span><text:span text:style-name="T67">Затем функцией msgget() с флагом IPC_CREAT </text:span><text:span text:style-name="T68">создается новая очередь.</text:span></text:p>
      <text:p text:style-name="P28"><text:span text:style-name="T61">С</text:span><text:span text:style-name="T17">ообщение является своеобразной структурой, состоящей из типа сообщения и </text:span><text:span text:style-name="T62">его содержимого. </text:span><text:span text:style-name="T63">Обозначим сообщения от сервера </text:span><text:span text:style-name="T64">как </text:span><text:span text:style-name="T63">2L и сообщения от клиента </text:span><text:span text:style-name="T64">как </text:span><text:span text:style-name="T63">1L.</text:span></text:p>
      <text:p text:style-name="P30"><text:span text:style-name="T63">С</text:span><text:span text:style-name="T17">ервер получает из очереди сообщения и сам же отправляет </text:span><text:span text:style-name="T65">сообщение клиенту </text:span><text:span text:style-name="T66">об успешной отправке.</text:span></text:p>
      <text:p text:style-name="P29"><text:span text:style-name="T63">s</text:span><text:span text:style-name="T17">erver.c:</text:span></text:p>
      <text:p text:style-name="Source_20_code">#include &lt;stdio.h&gt;</text:p>
      <text:p text:style-name="Source_20_code">#include &lt;stdlib.h&gt;</text:p>
      <text:p text:style-name="Source_20_code">#include &lt;sys/ipc.h&gt;</text:p>
      <text:p text:style-name="Source_20_code">#include &lt;sys/msg.h&gt;</text:p>
      <text:p text:style-name="Source_20_code">#include &lt;sys/types.h&gt;</text:p>
      <text:p text:style-name="Source_20_code">#include &lt;signal.h&gt;</text:p>
      <text:p text:style-name="Source_20_code">#include &lt;string.h&gt;</text:p>
      <text:p text:style-name="Source_20_code">#include &lt;unistd.h&gt;</text:p>
      <text:p text:style-name="Source_20_code">#include &lt;strings.h&gt;</text:p>
      <text:p text:style-name="Source_20_code"/>
      <text:p text:style-name="Source_20_code">#define DEF_KEY_FILE "key"</text:p>
      <text:p text:style-name="Source_20_code">typedef struct { <text:s text:c="3"/>// Сообщение</text:p>
      <text:p text:style-name="Source_20_code"><text:tab/>long type; <text:s text:c="5"/>// Тип отправляемого сообщения</text:p>
      <text:p text:style-name="Source_20_code"><text:tab/>char buf[100]; <text:s/>// Сама строка с сообщением</text:p>
      <text:p text:style-name="Source_20_code">} Message;</text:p>
      <text:p text:style-name="Source_20_code"/>
      <text:p text:style-name="Source_20_code">int queue;</text:p>
      <text:p text:style-name="Source_20_code">void SIGINT_action(int sig) { <text:s text:c="5"/>// Обработчик сигнала SIGINT с удалением очереди сообщений</text:p>
      <text:p text:style-name="Source_20_code"><text:tab/>signal(sig, SIG_DFL);</text:p>
      <text:p text:style-name="Source_20_code"><text:tab/>if(msgctl(queue, IPC_RMID, 0) &lt; 0) { // Проверка на успешность удаления очереди</text:p>
      <text:p text:style-name="Source_20_code"><text:tab/><text:tab/>printf("Can't delete queue\n");</text:p>
      <text:p text:style-name="Source_20_code"><text:soft-page-break/><text:tab/><text:tab/>exit(1);</text:p>
      <text:p text:style-name="Source_20_code"><text:tab/>}</text:p>
      <text:p text:style-name="Source_20_code">}</text:p>
      <text:p text:style-name="Source_20_code"/>
      <text:p text:style-name="Source_20_code">int initQueue(char* keyFile, char identificator){ <text:s text:c="2"/>// Инициализация очереди сообщений</text:p>
      <text:p text:style-name="Source_20_code"><text:s text:c="4"/>key_t key; <text:s text:c="25"/>// Ключ для создания очереди</text:p>
      <text:p text:style-name="Source_20_code"><text:tab/>key = ftok(keyFile, identificator); // Преобразование имени файла и идентификатора проекта в ключ для системных вызовов</text:p>
      <text:p text:style-name="Source_20_code"><text:tab/>if(key == -1) {</text:p>
      <text:p text:style-name="Source_20_code"><text:tab/><text:tab/>printf("no got key for the key file %s and id 'Q'\n", keyFile);</text:p>
      <text:p text:style-name="Source_20_code"><text:tab/><text:tab/>exit(1);</text:p>
      <text:p text:style-name="Source_20_code"><text:tab/>}</text:p>
      <text:p text:style-name="Source_20_code"><text:tab/>queue = msgget(key, IPC_CREAT | 0666); <text:s text:c="2"/>// Создание очереди на полученном ключе</text:p>
      <text:p text:style-name="Source_20_code"><text:tab/>if (queue &lt; 0) {</text:p>
      <text:p text:style-name="Source_20_code"><text:tab/><text:tab/>printf("Can't create queue\n");</text:p>
      <text:p text:style-name="Source_20_code"><text:tab/><text:tab/>exit(4);</text:p>
      <text:p text:style-name="Source_20_code"><text:tab/>}</text:p>
      <text:p text:style-name="Source_20_code"><text:s text:c="4"/>return queue;</text:p>
      <text:p text:style-name="Source_20_code">}</text:p>
      <text:p text:style-name="Source_20_code"/>
      <text:p text:style-name="Source_20_code">int main(int argc, char** argv) {</text:p>
      <text:p text:style-name="Source_20_code"><text:tab/>char keyFile[100];</text:p>
      <text:p text:style-name="Source_20_code"><text:tab/>bzero(keyFile,100);</text:p>
      <text:p text:style-name="Source_20_code"><text:tab/>if(argc &lt; 2) {</text:p>
      <text:p text:style-name="Source_20_code"><text:tab/><text:tab/>printf("Using default key file %s\n",DEF_KEY_FILE);</text:p>
      <text:p text:style-name="Source_20_code"><text:tab/><text:tab/>strcpy(keyFile,DEF_KEY_FILE);</text:p>
      <text:p text:style-name="Source_20_code"><text:tab/>}</text:p>
      <text:p text:style-name="Source_20_code"><text:tab/>else{</text:p>
      <text:p text:style-name="Source_20_code"><text:tab/><text:tab/>strcpy(keyFile,argv[1]);</text:p>
      <text:p text:style-name="Source_20_code"><text:s text:c="4"/>}</text:p>
      <text:p text:style-name="Source_20_code"/>
      <text:p text:style-name="Source_20_code"><text:s text:c="4"/>queue = initQueue(keyFile, 'Q'); <text:s text:c="7"/>// Инициализация очереди</text:p>
      <text:p text:style-name="Source_20_code"/>
      <text:p text:style-name="Source_20_code"><text:tab/>signal(SIGINT, SIGINT_action); <text:s text:c="5"/>// Установка обработки SIGINT</text:p>
      <text:p text:style-name="Source_20_code"/>
      <text:p text:style-name="Source_20_code"><text:tab/>Message msg; <text:s text:c="3"/>// Текущее сообщение</text:p>
      <text:p text:style-name="Source_20_code"><text:tab/>int res;</text:p>
      <text:p text:style-name="Source_20_code"><text:tab/>while(1){</text:p>
      <text:p text:style-name="Source_20_code"><text:tab/><text:tab/>bzero(msg.buf, 100);</text:p>
      <text:p text:style-name="Source_20_code"><text:tab/><text:tab/>res = msgrcv(queue, &amp;msg, sizeof(Message), 1L, 0); // Извлечение сообщения из очереди</text:p>
      <text:p text:style-name="Source_20_code"><text:tab/><text:tab/>if(res &lt; 0) {</text:p>
      <text:p text:style-name="Source_20_code"><text:tab/><text:tab/><text:tab/>printf("Error while receiving message\n");</text:p>
      <text:p text:style-name="Source_20_code"><text:tab/><text:tab/><text:tab/>kill(getpid(), SIGINT);</text:p>
      <text:p text:style-name="Source_20_code"><text:tab/><text:tab/>}</text:p>
      <text:p text:style-name="Source_20_code"><text:tab/><text:tab/>printf("New message from client: %s\n", msg.buf);</text:p>
      <text:p text:style-name="Source_20_code"/>
      <text:p text:style-name="Source_20_code"><text:tab/><text:tab/>msg.type = 2L; <text:s text:c="9"/>// Установка типа сообщения 2</text:p>
      <text:p text:style-name="Source_20_code"><text:tab/><text:tab/>bzero(msg.buf, 100); <text:s text:c="3"/>// Очищение сообщения</text:p>
      <text:p text:style-name="Source_20_code"><text:tab/><text:tab/>strcpy(msg.buf, "OK"); <text:s/>// Сообщение клиенту</text:p>
      <text:p text:style-name="Source_20_code"/>
      <text:p text:style-name="Source_20_code"><text:tab/><text:tab/>res = msgsnd(queue, (void*)&amp;msg, sizeof(Message), 0); // Отправка сообщения клиенту о том, что сообщение получено</text:p>
      <text:p text:style-name="Source_20_code"><text:tab/><text:tab/>if(res != 0) {</text:p>
      <text:p text:style-name="Source_20_code"><text:tab/><text:tab/><text:tab/>printf("error while sending msg\n");</text:p>
      <text:p text:style-name="Source_20_code"><text:soft-page-break/><text:tab/><text:tab/><text:tab/>kill(getpid(), SIGINT);</text:p>
      <text:p text:style-name="Source_20_code"><text:tab/><text:tab/>}</text:p>
      <text:p text:style-name="Source_20_code"><text:tab/>}</text:p>
      <text:p text:style-name="Source_20_code"><text:tab/>return 0;</text:p>
      <text:p text:style-name="Source_20_code">}</text:p>
      <text:p text:style-name="P49">Сервер инициализирует очередь и входит в ожидание каких-либо <text:span text:style-name="T134">изменений в очереди.</text:span></text:p>
      <text:p text:style-name="P52">client.c:</text:p>
      <text:p text:style-name="Source_20_code">#include &lt;stdio.h&gt;</text:p>
      <text:p text:style-name="Source_20_code">#include &lt;stdlib.h&gt;</text:p>
      <text:p text:style-name="Source_20_code">#include &lt;sys/ipc.h&gt;</text:p>
      <text:p text:style-name="Source_20_code">#include &lt;sys/msg.h&gt;</text:p>
      <text:p text:style-name="Source_20_code">#include &lt;sys/types.h&gt;</text:p>
      <text:p text:style-name="Source_20_code">#include &lt;signal.h&gt;</text:p>
      <text:p text:style-name="Source_20_code">#include &lt;string.h&gt;</text:p>
      <text:p text:style-name="Source_20_code"/>
      <text:p text:style-name="Source_20_code">#define DEF_KEY_FILE "key"</text:p>
      <text:p text:style-name="Source_20_code"/>
      <text:p text:style-name="Source_20_code">typedef struct {</text:p>
      <text:p text:style-name="Source_20_code"><text:tab/>long type; <text:s text:c="5"/>// Тип сообщения</text:p>
      <text:p text:style-name="Source_20_code"><text:tab/>char buf[100]; <text:s/>// Само сообщение</text:p>
      <text:p text:style-name="Source_20_code">} Message;</text:p>
      <text:p text:style-name="Source_20_code"/>
      <text:p text:style-name="Source_20_code">int getQueue(char* keyFile, char identificator){</text:p>
      <text:p text:style-name="Source_20_code"><text:s text:c="4"/>key_t key;</text:p>
      <text:p text:style-name="Source_20_code"><text:tab/>key = ftok(keyFile, 'Q'); <text:s text:c="2"/>// Взятие ключа по известным имени файла и идентификатору. Должен получиться тот же, что и у сервера</text:p>
      <text:p text:style-name="Source_20_code"><text:tab/>if(key == -1) {</text:p>
      <text:p text:style-name="Source_20_code"><text:tab/><text:tab/>printf("no got key for key file %s and id 'Q'\n",keyFile);</text:p>
      <text:p text:style-name="Source_20_code"><text:tab/><text:tab/>exit(1);</text:p>
      <text:p text:style-name="Source_20_code"><text:tab/>}</text:p>
      <text:p text:style-name="Source_20_code"><text:tab/>int queue = msgget(key,0); <text:s/>// Получение доступа к очереди через получившийся ключ</text:p>
      <text:p text:style-name="Source_20_code"><text:tab/>if (queue &lt; 0) {</text:p>
      <text:p text:style-name="Source_20_code"><text:tab/><text:tab/>printf("Can't create queue\n");</text:p>
      <text:p text:style-name="Source_20_code"><text:tab/><text:tab/>exit(4);</text:p>
      <text:p text:style-name="Source_20_code"><text:tab/>}</text:p>
      <text:p text:style-name="Source_20_code">}</text:p>
      <text:p text:style-name="Source_20_code"/>
      <text:p text:style-name="Source_20_code">int queue;</text:p>
      <text:p text:style-name="Source_20_code">int main(int argc, char** argv) {</text:p>
      <text:p text:style-name="Source_20_code"><text:tab/>char keyFile[100];</text:p>
      <text:p text:style-name="Source_20_code"><text:tab/>bzero(keyFile,100);</text:p>
      <text:p text:style-name="Source_20_code"><text:tab/>if(argc &lt; 2) {</text:p>
      <text:p text:style-name="Source_20_code"><text:tab/><text:tab/>printf("Using default key file %s\n",DEF_KEY_FILE);</text:p>
      <text:p text:style-name="Source_20_code"><text:tab/><text:tab/>strcpy(keyFile,DEF_KEY_FILE);</text:p>
      <text:p text:style-name="Source_20_code"><text:tab/>}</text:p>
      <text:p text:style-name="Source_20_code"><text:tab/>else{</text:p>
      <text:p text:style-name="Source_20_code"><text:tab/><text:tab/>strcpy(keyFile,argv[1]);</text:p>
      <text:p text:style-name="Source_20_code"><text:s text:c="4"/>}</text:p>
      <text:p text:style-name="Source_20_code"/>
      <text:p text:style-name="Source_20_code"><text:s text:c="4"/>queue = getQueue(keyFile, 'Q');</text:p>
      <text:p text:style-name="Source_20_code"/>
      <text:p text:style-name="Source_20_code"><text:tab/>Message mes;</text:p>
      <text:p text:style-name="Source_20_code"><text:tab/>int res;</text:p>
      <text:p text:style-name="Source_20_code"><text:soft-page-break/><text:tab/>while(1){</text:p>
      <text:p text:style-name="Source_20_code"><text:tab/><text:tab/>bzero(mes.buf,100); <text:s text:c="8"/></text:p>
      <text:p text:style-name="Source_20_code"><text:tab/><text:tab/>fgets(mes.buf,100,stdin); <text:s text:c="2"/>// Чтение сообщения с терминала</text:p>
      <text:p text:style-name="Source_20_code"><text:tab/><text:tab/>mes.buf[strlen(mes.buf) - 1] = '\0'; // Установка конца строки</text:p>
      <text:p text:style-name="Source_20_code"/>
      <text:p text:style-name="Source_20_code"><text:tab/><text:tab/>mes.type = 1L;</text:p>
      <text:p text:style-name="Source_20_code"><text:tab/><text:tab/>res = msgsnd(queue,(void*)&amp;mes, sizeof(Message),0); // Помещение сообщения в очередь</text:p>
      <text:p text:style-name="Source_20_code"><text:tab/><text:tab/>if(res != 0) {</text:p>
      <text:p text:style-name="Source_20_code"><text:tab/><text:tab/><text:tab/>printf("Error while sending msg\n");</text:p>
      <text:p text:style-name="Source_20_code"><text:tab/><text:tab/><text:tab/>exit(1);</text:p>
      <text:p text:style-name="Source_20_code"><text:tab/><text:tab/>}</text:p>
      <text:p text:style-name="Source_20_code"/>
      <text:p text:style-name="Source_20_code"><text:tab/><text:tab/>res = msgrcv(queue,&amp;mes, sizeof(Message), 2L, 0); <text:s text:c="4"/>// Получение сообщения об успешном получении сервером</text:p>
      <text:p text:style-name="Source_20_code"><text:tab/><text:tab/>if(res &lt; 0) {</text:p>
      <text:p text:style-name="Source_20_code"><text:tab/><text:tab/><text:tab/>printf("Error while recving msg\n");</text:p>
      <text:p text:style-name="Source_20_code"><text:tab/><text:tab/><text:tab/>exit(1);</text:p>
      <text:p text:style-name="Source_20_code"><text:tab/><text:tab/>}</text:p>
      <text:p text:style-name="Source_20_code"><text:tab/><text:tab/>printf("New message from server: %s\n",mes.buf);</text:p>
      <text:p text:style-name="Source_20_code"><text:tab/>}</text:p>
      <text:p text:style-name="Source_20_code"><text:tab/>return 0;</text:p>
      <text:p text:style-name="Source_20_code">}</text:p>
      <text:p text:style-name="P50">Клиент <text:span text:style-name="T135">получает доступ к </text:span><text:span text:style-name="T137">очереди через ту же функцию msgget(), но без флага IPC_CREAT, </text:span><text:span text:style-name="T135">и каждое введенное пользователем сообщение отправляет серверу, </text:span><text:span text:style-name="T136">а затем получает от сервера сообщение что сообщение дошло до него.</text:span></text:p>
      <text:p text:style-name="P53">Запуск сервера:</text:p>
      <text:p text:style-name="Source_20_code">b4ll3r1um@Linex:~/Labs_OS/LR6/10$ tty</text:p>
      <text:p text:style-name="Source_20_code">/dev/pts/0</text:p>
      <text:p text:style-name="Source_20_code">b4ll3r1um@Linex:~/Labs_OS/LR6/10$ ./server</text:p>
      <text:p text:style-name="Source_20_code">Using default key file key</text:p>
      <text:p text:style-name="Source_20_code">Queue created</text:p>
      <text:p text:style-name="Source_20_code">Waiting for any messages...</text:p>
      <text:p text:style-name="Source_20_code"/>
      <text:p text:style-name="P54">Запуск клиента:</text:p>
      <text:p text:style-name="Source_20_code">b4ll3r1um@Linex:~/Labs_OS/LR6/10$ tty</text:p>
      <text:p text:style-name="Source_20_code">/dev/pts/1</text:p>
      <text:p text:style-name="Source_20_code">b4ll3r1um@Linex:~/Labs_OS/LR6/10$ ./client</text:p>
      <text:p text:style-name="Source_20_code">Using default key file key</text:p>
      <text:p text:style-name="Source_20_code">Connected to queue</text:p>
      <text:p text:style-name="Source_20_code">Type any message to server</text:p>
      <text:p text:style-name="Source_20_code"/>
      <text:p text:style-name="P55">Через клиента можно отправлять свои сообщения. Отправим несколько:</text:p>
      <text:p text:style-name="Source_20_code">b4ll3r1um@Linex:~/Labs_OS/LR6/10$ tty</text:p>
      <text:p text:style-name="Source_20_code">/dev/pts/1</text:p>
      <text:p text:style-name="Source_20_code">b4ll3r1um@Linex:~/Labs_OS/LR6/10$ ./client</text:p>
      <text:p text:style-name="Source_20_code">Using default key file key</text:p>
      <text:p text:style-name="Source_20_code">Connected to queue</text:p>
      <text:p text:style-name="Source_20_code">Type any message to server</text:p>
      <text:p text:style-name="Source_20_code">Linux</text:p>
      <text:p text:style-name="Source_20_code">New message from server: OK</text:p>
      <text:p text:style-name="Source_20_code"><text:soft-page-break/>qwertyuioasdfghjkl</text:p>
      <text:p text:style-name="Source_20_code">New message from server: OK</text:p>
      <text:p text:style-name="Source_20_code">AAAABBBBCCCC</text:p>
      <text:p text:style-name="Source_20_code">New message from server: OK</text:p>
      <text:p text:style-name="Source_20_code">ZXC</text:p>
      <text:p text:style-name="Source_20_code">New message from server: OK</text:p>
      <text:p text:style-name="Source_20_code"/>
      <text:p text:style-name="P56">Тогда сервер выведет следующее:</text:p>
      <text:p text:style-name="Source_20_code">b4ll3r1um@Linex:~/Labs_OS/LR6/10$ tty</text:p>
      <text:p text:style-name="Source_20_code">/dev/pts/0</text:p>
      <text:p text:style-name="Source_20_code">b4ll3r1um@Linex:~/Labs_OS/LR6/10$ ./server</text:p>
      <text:p text:style-name="Source_20_code">Using default key file key</text:p>
      <text:p text:style-name="Source_20_code">Queue created</text:p>
      <text:p text:style-name="Source_20_code">Waiting for any messages...</text:p>
      <text:p text:style-name="Source_20_code">New message from client: Linux</text:p>
      <text:p text:style-name="Source_20_code">New message from client: qwertyuioasdfghjkl</text:p>
      <text:p text:style-name="Source_20_code">New message from client: AAAABBBBCCCC</text:p>
      <text:p text:style-name="Source_20_code">New message from client: ZXC</text:p>
      <text:p text:style-name="Source_20_code"/>
      <text:p text:style-name="P57">Таким образом процессы могут подключаться к очереди сообщений <text:span text:style-name="T138">без необходимой одновременной синхронизации </text:span><text:span text:style-name="T139">и отправлять сообщения серверу.</text:span></text:p>
      <text:p text:style-name="P57"/>
      <text:p text:style-name="P51"><text:span text:style-name="T43">11. </text:span><text:span text:style-name="T35">Организуйте обмен сообщениями так, чтобы некоторому </text:span><text:span text:style-name="T30">событию</text:span><text:span text:style-name="T35"> соответствовал отдельный </text:span><text:span text:style-name="T30">тип сообщения</text:span><text:span text:style-name="T35">. (Для реализации можно, например, использовать функции </text:span><text:span text:style-name="T27">eventfd</text:span><text:span text:style-name="T35">, </text:span><text:span text:style-name="T27">poll</text:span><text:span text:style-name="T35">)</text:span></text:p>
      <text:p text:style-name="P59">Через функцию eventdf<text:span text:style-name="T142">()</text:span> можно <text:span text:style-name="T140">посылать по дескриптору </text:span><text:span text:style-name="T141">тип события, </text:span><text:span text:style-name="T142">через poll </text:span><text:span text:style-name="T143">задается ожидание новых событий. </text:span><text:span text:style-name="T144">Пусть </text:span><text:span text:style-name="T145">один процесс может управлять координатами точки другого процесса, тогда для каждого направления шага можно выделить отдельный тип (пойти вправо, влево и т.д.).</text:span></text:p>
      <text:p text:style-name="P60">events.c</text:p>
      <text:p text:style-name="Source_20_code">#include &lt;stdio.h&gt;</text:p>
      <text:p text:style-name="Source_20_code">#include &lt;unistd.h&gt;</text:p>
      <text:p text:style-name="Source_20_code">#include &lt;sys/eventfd.h&gt;</text:p>
      <text:p text:style-name="Source_20_code">#include &lt;poll.h&gt;</text:p>
      <text:p text:style-name="Source_20_code">#include &lt;stdint.h&gt;</text:p>
      <text:p text:style-name="Source_20_code">#include &lt;stdlib.h&gt;</text:p>
      <text:p text:style-name="Source_20_code">#include &lt;string.h&gt;</text:p>
      <text:p text:style-name="Source_20_code"/>
      <text:p text:style-name="Source_20_code">#define W 1</text:p>
      <text:p text:style-name="Source_20_code">#define A 2</text:p>
      <text:p text:style-name="Source_20_code">#define S 3</text:p>
      <text:p text:style-name="Source_20_code">#define D 4</text:p>
      <text:p text:style-name="Source_20_code">#define QUIT 5</text:p>
      <text:p text:style-name="Source_20_code">#define UNKNOWN 0</text:p>
      <text:p text:style-name="Source_20_code"/>
      <text:p text:style-name="Source_20_code">void sendMessage(int efd, uint64_t eventType){</text:p>
      <text:p text:style-name="Source_20_code"><text:soft-page-break/><text:s text:c="4"/>write(efd, &amp;eventType, sizeof(uint64_t));</text:p>
      <text:p text:style-name="Source_20_code">}</text:p>
      <text:p text:style-name="Source_20_code"/>
      <text:p text:style-name="Source_20_code">uint64_t readMessage(int efd){</text:p>
      <text:p text:style-name="Source_20_code"><text:s text:c="4"/>uint64_t eventType;</text:p>
      <text:p text:style-name="Source_20_code"><text:s text:c="4"/>read(efd, &amp;eventType, sizeof(uint64_t));</text:p>
      <text:p text:style-name="Source_20_code"><text:s text:c="4"/>switch(eventType){</text:p>
      <text:p text:style-name="Source_20_code"><text:s text:c="8"/>case W:</text:p>
      <text:p text:style-name="Source_20_code"><text:s text:c="12"/>puts("User moved UP");</text:p>
      <text:p text:style-name="Source_20_code"><text:s text:c="12"/>break;</text:p>
      <text:p text:style-name="Source_20_code"><text:s text:c="8"/>case A:</text:p>
      <text:p text:style-name="Source_20_code"><text:s text:c="12"/>puts("User moved LEFT");</text:p>
      <text:p text:style-name="Source_20_code"><text:s text:c="12"/>break; <text:s text:c="3"/></text:p>
      <text:p text:style-name="Source_20_code"><text:s text:c="8"/>case S:</text:p>
      <text:p text:style-name="Source_20_code"><text:s text:c="12"/>puts("User moved DOWN");</text:p>
      <text:p text:style-name="Source_20_code"><text:s text:c="12"/>break;</text:p>
      <text:p text:style-name="Source_20_code"><text:s text:c="8"/>case D:</text:p>
      <text:p text:style-name="Source_20_code"><text:s text:c="12"/>puts("User moved RIGHT");</text:p>
      <text:p text:style-name="Source_20_code"><text:s text:c="12"/>break;</text:p>
      <text:p text:style-name="Source_20_code"><text:s text:c="8"/>case QUIT:</text:p>
      <text:p text:style-name="Source_20_code"><text:s text:c="12"/>puts("User quit simulator");</text:p>
      <text:p text:style-name="Source_20_code"><text:s text:c="12"/>break;</text:p>
      <text:p text:style-name="Source_20_code"><text:s text:c="8"/>default:</text:p>
      <text:p text:style-name="Source_20_code"><text:s text:c="12"/>puts("Unknown action from user");</text:p>
      <text:p text:style-name="Source_20_code"><text:s text:c="12"/>break;</text:p>
      <text:p text:style-name="Source_20_code"><text:s text:c="4"/>}</text:p>
      <text:p text:style-name="Source_20_code"><text:s text:c="4"/>return eventType;</text:p>
      <text:p text:style-name="Source_20_code">}</text:p>
      <text:p text:style-name="Source_20_code"/>
      <text:p text:style-name="Source_20_code">int main(){</text:p>
      <text:p text:style-name="Source_20_code"><text:s text:c="4"/>int efd = eventfd(0, 0);</text:p>
      <text:p text:style-name="Source_20_code"><text:s text:c="4"/>if (efd == -1){</text:p>
      <text:p text:style-name="Source_20_code"><text:s text:c="8"/>perror("eventf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if(fork() == 0){</text:p>
      <text:p text:style-name="Source_20_code"><text:s text:c="8"/>int moves[] = {A, A, W, D, S, S, S, W, A, S, D, QUIT};</text:p>
      <text:p text:style-name="Source_20_code"><text:s text:c="8"/>for(int i = 0; i &lt; sizeof(moves)/sizeof(int); i++){</text:p>
      <text:p text:style-name="Source_20_code"><text:s text:c="12"/>sleep(1);</text:p>
      <text:p text:style-name="Source_20_code"><text:s text:c="12"/>sendMessage(efd, moves[i]);</text:p>
      <text:p text:style-name="Source_20_code"><text:s text:c="8"/>}</text:p>
      <text:p text:style-name="Source_20_code"><text:s text:c="8"/>exit(EXIT_SUCCESS);</text:p>
      <text:p text:style-name="Source_20_code"><text:s text:c="4"/>}</text:p>
      <text:p text:style-name="Source_20_code"/>
      <text:p text:style-name="Source_20_code"><text:s text:c="4"/>struct pollfd pfd[] = {{efd, POLLIN}};</text:p>
      <text:p text:style-name="Source_20_code"><text:s text:c="4"/>while(1){</text:p>
      <text:p text:style-name="Source_20_code"><text:s text:c="8"/>int ret = poll(pfd, 1, -1);</text:p>
      <text:p text:style-name="Source_20_code"><text:s text:c="8"/>if (ret == -1) {</text:p>
      <text:p text:style-name="Source_20_code"><text:s text:c="12"/>perror("poll");</text:p>
      <text:p text:style-name="Source_20_code"><text:s text:c="12"/>exit(EXIT_FAILURE);</text:p>
      <text:p text:style-name="Source_20_code"><text:s text:c="8"/>}</text:p>
      <text:p text:style-name="Source_20_code"/>
      <text:p text:style-name="Source_20_code"><text:s text:c="8"/>if(readMessage(efd) == QUIT){</text:p>
      <text:p text:style-name="Source_20_code"><text:s text:c="12"/>break;</text:p>
      <text:p text:style-name="Source_20_code"><text:s text:c="8"/>}</text:p>
      <text:p text:style-name="Source_20_code"><text:s text:c="4"/>}</text:p>
      <text:p text:style-name="Source_20_code"/>
      <text:p text:style-name="Source_20_code"><text:soft-page-break/><text:s text:c="4"/>close(efd);</text:p>
      <text:p text:style-name="Source_20_code">}#include &lt;stdio.h&gt;</text:p>
      <text:p text:style-name="Source_20_code">#include &lt;unistd.h&gt;</text:p>
      <text:p text:style-name="Source_20_code">#include &lt;sys/eventfd.h&gt;</text:p>
      <text:p text:style-name="Source_20_code">#include &lt;poll.h&gt;</text:p>
      <text:p text:style-name="Source_20_code">#include &lt;stdint.h&gt;</text:p>
      <text:p text:style-name="Source_20_code">#include &lt;stdlib.h&gt;</text:p>
      <text:p text:style-name="Source_20_code">#include &lt;string.h&gt;</text:p>
      <text:p text:style-name="Source_20_code">#include &lt;strings.h&gt;</text:p>
      <text:p text:style-name="Source_20_code"/>
      <text:p text:style-name="Source_20_code">#define W 1</text:p>
      <text:p text:style-name="Source_20_code">#define A 2</text:p>
      <text:p text:style-name="Source_20_code">#define S 3</text:p>
      <text:p text:style-name="Source_20_code">#define D 4</text:p>
      <text:p text:style-name="Source_20_code">#define QUIT 5</text:p>
      <text:p text:style-name="Source_20_code">#define UNKNOWN 6</text:p>
      <text:p text:style-name="Source_20_code"/>
      <text:p text:style-name="Source_20_code">void sendMessage(int efd, uint64_t eventType){</text:p>
      <text:p text:style-name="Source_20_code"><text:s text:c="4"/>write(efd, &amp;eventType, sizeof(uint64_t));</text:p>
      <text:p text:style-name="Source_20_code">}</text:p>
      <text:p text:style-name="Source_20_code"/>
      <text:p text:style-name="Source_20_code">uint64_t readMessage(int efd){</text:p>
      <text:p text:style-name="Source_20_code"><text:s text:c="4"/>uint64_t eventType;</text:p>
      <text:p text:style-name="Source_20_code"><text:s text:c="4"/>read(efd, &amp;eventType, sizeof(uint64_t));</text:p>
      <text:p text:style-name="Source_20_code"><text:s text:c="4"/>switch(eventType){</text:p>
      <text:p text:style-name="Source_20_code"><text:s text:c="8"/>case W:</text:p>
      <text:p text:style-name="Source_20_code"><text:s text:c="12"/>puts("User moved UP");</text:p>
      <text:p text:style-name="Source_20_code"><text:s text:c="12"/>break;</text:p>
      <text:p text:style-name="Source_20_code"><text:s text:c="8"/>case A:</text:p>
      <text:p text:style-name="Source_20_code"><text:s text:c="12"/>puts("User moved LEFT");</text:p>
      <text:p text:style-name="Source_20_code"><text:s text:c="12"/>break; <text:s text:c="3"/></text:p>
      <text:p text:style-name="Source_20_code"><text:s text:c="8"/>case S:</text:p>
      <text:p text:style-name="Source_20_code"><text:s text:c="12"/>puts("User moved DOWN");</text:p>
      <text:p text:style-name="Source_20_code"><text:s text:c="12"/>break;</text:p>
      <text:p text:style-name="Source_20_code"><text:s text:c="8"/>case D:</text:p>
      <text:p text:style-name="Source_20_code"><text:s text:c="12"/>puts("User moved RIGHT");</text:p>
      <text:p text:style-name="Source_20_code"><text:s text:c="12"/>break;</text:p>
      <text:p text:style-name="Source_20_code"><text:s text:c="8"/>case QUIT:</text:p>
      <text:p text:style-name="Source_20_code"><text:s text:c="12"/>puts("User quit simulator");</text:p>
      <text:p text:style-name="Source_20_code"><text:s text:c="12"/>break;</text:p>
      <text:p text:style-name="Source_20_code"><text:s text:c="8"/>case UNKNOWN:</text:p>
      <text:p text:style-name="Source_20_code"><text:s text:c="12"/>puts("Unknown action from user");</text:p>
      <text:p text:style-name="Source_20_code"><text:s text:c="12"/>break;</text:p>
      <text:p text:style-name="Source_20_code"><text:s text:c="4"/>}</text:p>
      <text:p text:style-name="Source_20_code"><text:s text:c="4"/>return eventType;</text:p>
      <text:p text:style-name="Source_20_code">}</text:p>
      <text:p text:style-name="Source_20_code"/>
      <text:p text:style-name="Source_20_code">int getMove(char* move){</text:p>
      <text:p text:style-name="Source_20_code"><text:s text:c="4"/>if(!strcmp(move, "W")){</text:p>
      <text:p text:style-name="Source_20_code"><text:s text:c="8"/>return W;</text:p>
      <text:p text:style-name="Source_20_code"><text:s text:c="4"/>}</text:p>
      <text:p text:style-name="Source_20_code"><text:s text:c="4"/>else if(!strcmp(move, "A")){</text:p>
      <text:p text:style-name="Source_20_code"><text:s text:c="8"/>return A;</text:p>
      <text:p text:style-name="Source_20_code"><text:s text:c="4"/>}</text:p>
      <text:p text:style-name="Source_20_code"><text:s text:c="4"/>else if(!strcmp(move, "S")){</text:p>
      <text:p text:style-name="Source_20_code"><text:s text:c="8"/>return S;</text:p>
      <text:p text:style-name="Source_20_code"><text:s text:c="4"/>}</text:p>
      <text:p text:style-name="Source_20_code"><text:s text:c="4"/>else if(!strcmp(move, "D")){</text:p>
      <text:p text:style-name="Source_20_code"><text:soft-page-break/><text:s text:c="8"/>return D;</text:p>
      <text:p text:style-name="Source_20_code"><text:s text:c="4"/>}</text:p>
      <text:p text:style-name="Source_20_code"><text:s text:c="4"/>else if(!strcmp(move, "QUIT")){</text:p>
      <text:p text:style-name="Source_20_code"><text:s text:c="8"/>return QUIT;</text:p>
      <text:p text:style-name="Source_20_code"><text:s text:c="4"/>}</text:p>
      <text:p text:style-name="Source_20_code"><text:s text:c="4"/>return UNKNOWN;</text:p>
      <text:p text:style-name="Source_20_code">}</text:p>
      <text:p text:style-name="Source_20_code"/>
      <text:p text:style-name="Source_20_code">int main(){</text:p>
      <text:p text:style-name="Source_20_code"><text:s text:c="4"/>int efd = eventfd(0, 0);</text:p>
      <text:p text:style-name="Source_20_code"><text:s text:c="4"/>if (efd == -1){</text:p>
      <text:p text:style-name="Source_20_code"><text:s text:c="8"/>perror("eventf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if(fork() == 0){</text:p>
      <text:p text:style-name="Source_20_code"><text:s text:c="8"/>struct pollfd pfd[1];</text:p>
      <text:p text:style-name="Source_20_code"><text:s text:c="8"/>pfd[0].fd = efd;</text:p>
      <text:p text:style-name="Source_20_code"><text:s text:c="8"/>pfd[0].events = POLLIN;</text:p>
      <text:p text:style-name="Source_20_code"><text:s text:c="8"/>while(1){</text:p>
      <text:p text:style-name="Source_20_code"><text:s text:c="12"/>int ret = poll(pfd, 1, -1);</text:p>
      <text:p text:style-name="Source_20_code"><text:s text:c="12"/>if (ret == -1) {</text:p>
      <text:p text:style-name="Source_20_code"><text:s text:c="16"/>perror("poll");</text:p>
      <text:p text:style-name="Source_20_code"><text:s text:c="16"/>exit(EXIT_FAILURE);</text:p>
      <text:p text:style-name="Source_20_code"><text:s text:c="12"/>}</text:p>
      <text:p text:style-name="Source_20_code"/>
      <text:p text:style-name="Source_20_code"><text:s text:c="12"/>if(readMessage(efd) == QUIT){</text:p>
      <text:p text:style-name="Source_20_code"><text:s text:c="16"/>exit(EXIT_SUCCESS);</text:p>
      <text:p text:style-name="Source_20_code"><text:s text:c="12"/>}</text:p>
      <text:p text:style-name="Source_20_code"><text:s text:c="8"/>}</text:p>
      <text:p text:style-name="Source_20_code"><text:s text:c="4"/>}</text:p>
      <text:p text:style-name="Source_20_code"/>
      <text:p text:style-name="Source_20_code"><text:s text:c="4"/>char buf[100];</text:p>
      <text:p text:style-name="Source_20_code"><text:s text:c="4"/>while(1){</text:p>
      <text:p text:style-name="Source_20_code"><text:s text:c="8"/>bzero(buf, 100);</text:p>
      <text:p text:style-name="Source_20_code"><text:s text:c="8"/>fgets(buf, 100, stdin);</text:p>
      <text:p text:style-name="Source_20_code"><text:s text:c="8"/>buf[strlen(buf) - 1] = '\0';</text:p>
      <text:p text:style-name="Source_20_code"><text:s text:c="8"/>int move = getMove(buf);</text:p>
      <text:p text:style-name="Source_20_code"><text:s text:c="8"/>sendMessage(efd, move);</text:p>
      <text:p text:style-name="Source_20_code"><text:s text:c="8"/>if(move == QUIT){</text:p>
      <text:p text:style-name="Source_20_code"><text:s text:c="12"/>break;</text:p>
      <text:p text:style-name="Source_20_code"><text:s text:c="8"/>}</text:p>
      <text:p text:style-name="Source_20_code"><text:s text:c="4"/>}</text:p>
      <text:p text:style-name="Source_20_code"/>
      <text:p text:style-name="Source_20_code"><text:s text:c="4"/>close(efd);</text:p>
      <text:p text:style-name="Source_20_code">}</text:p>
      <text:p text:style-name="P61">Родительский процесс создает файловый дескриптор, порождает дочерний процесс и <text:span text:style-name="T146">ожидает ввода от пользователя, </text:span><text:span text:style-name="T148">который обрабатывается и в виде события отправляется дочернему процессу</text:span><text:span text:style-name="T146">. </text:span><text:span text:style-name="T147">Пользователь может ввести строки «W», «A», «S», «D» для управления и «QUIT» для выхода. </text:span><text:span text:style-name="T153">Другой и</text:span><text:span text:style-name="T152">ной ввод обрабатывается как неизвестная команда.</text:span></text:p>
      <text:p text:style-name="P63"><text:soft-page-break/>Дочерний процесс ожидает <text:span text:style-name="T149">данные из дескриптора </text:span><text:span text:style-name="T150">и обрабатывает их, выводя сообщения о том </text:span><text:span text:style-name="T151">какое событие произошло из-за ввода пользователя.</text:span></text:p>
      <text:p text:style-name="P62">Вывод:</text:p>
      <text:p text:style-name="Source_20_code">b4ll3r1um@Linex:~/Labs_OS/LR6/11$ ./events</text:p>
      <text:p text:style-name="Source_20_code">A</text:p>
      <text:p text:style-name="Source_20_code">User moved LEFT</text:p>
      <text:p text:style-name="Source_20_code">D</text:p>
      <text:p text:style-name="Source_20_code">User moved RIGHT</text:p>
      <text:p text:style-name="Source_20_code">W</text:p>
      <text:p text:style-name="Source_20_code">User moved UP</text:p>
      <text:p text:style-name="Source_20_code">S</text:p>
      <text:p text:style-name="Source_20_code">User moved DOWN</text:p>
      <text:p text:style-name="Source_20_code">S</text:p>
      <text:p text:style-name="Source_20_code">User moved DOWN</text:p>
      <text:p text:style-name="Source_20_code">S</text:p>
      <text:p text:style-name="Source_20_code">User moved DOWN</text:p>
      <text:p text:style-name="Source_20_code">S</text:p>
      <text:p text:style-name="Source_20_code">User moved DOWN</text:p>
      <text:p text:style-name="Source_20_code">D</text:p>
      <text:p text:style-name="Source_20_code">User moved RIGHT</text:p>
      <text:p text:style-name="Source_20_code">D</text:p>
      <text:p text:style-name="Source_20_code">User moved RIGHT</text:p>
      <text:p text:style-name="Source_20_code">W</text:p>
      <text:p text:style-name="Source_20_code">User moved UP</text:p>
      <text:p text:style-name="Source_20_code">A</text:p>
      <text:p text:style-name="Source_20_code">User moved LEFT</text:p>
      <text:p text:style-name="Source_20_code">q </text:p>
      <text:p text:style-name="Source_20_code">Unknown action from user</text:p>
      <text:p text:style-name="Source_20_code">f</text:p>
      <text:p text:style-name="Source_20_code">Unknown action from user</text:p>
      <text:p text:style-name="Source_20_code">QUIT</text:p>
      <text:p text:style-name="Source_20_code">User quit simulator</text:p>
      <text:p text:style-name="Source_20_code">b4ll3r1um@Linex:~/Labs_OS/LR6/11$ </text:p>
      <text:p text:style-name="P64">Родительский процесс <text:span text:style-name="T154">запросил ввод пользователя, обработал его в виде целочисленного значения события и отправил его по дескриптору </text:span><text:span text:style-name="T155">дочернему процессу. Дочерний процесс прочитал значение события и вывел сопоставляющее этому событию сообщение.</text:span></text:p>
      <text:p text:style-name="P64"/>
      <text:p text:style-name="P65"><text:span text:style-name="T156">12. </text:span>Выполните передачу информации локально посредством сокетов по TCP/IP</text:p>
      <text:p text:style-name="P31"><text:span text:style-name="T157">Модель </text:span>TCP/IP <text:span text:style-name="T158">для передачи сообщений между процессами требует наличие </text:span><text:span text:style-name="T159">соединения между ними. </text:span><text:span text:style-name="T160">Для этого необходимо сначала </text:span><text:span text:style-name="T161">создать сокет, связать его с адресом сервера (по IP и порту) </text:span><text:span text:style-name="T162">и подготовить </text:span><text:span text:style-name="T163">очередь </text:span><text:soft-page-break/><text:span text:style-name="T163">подключаемых к серверу клиентов. </text:span><text:span text:style-name="T164">За каждого нового клиента создается отдельный поток с его обработкой.</text:span></text:p>
      <text:p text:style-name="P32">server.c:</text:p>
      <text:p text:style-name="Source_20_code">#include &lt;sys/types.h&gt;</text:p>
      <text:p text:style-name="Source_20_code">#include &lt;sys/socket.h&gt;</text:p>
      <text:p text:style-name="Source_20_code">#include &lt;netinet/in.h&gt;</text:p>
      <text:p text:style-name="Source_20_code">#include &lt;arpa/inet.h&gt;</text:p>
      <text:p text:style-name="Source_20_code">#include &lt;stdio.h&gt;</text:p>
      <text:p text:style-name="Source_20_code">#include &lt;stdlib.h&gt;</text:p>
      <text:p text:style-name="Source_20_code">#include &lt;string.h&gt;</text:p>
      <text:p text:style-name="Source_20_code">#include &lt;unistd.h&gt;</text:p>
      <text:p text:style-name="Source_20_code">#include &lt;pthread.h&gt;</text:p>
      <text:p text:style-name="Source_20_code"/>
      <text:p text:style-name="Source_20_code">#define PORT 8888</text:p>
      <text:p text:style-name="Source_20_code">#define BUF_SIZE 100</text:p>
      <text:p text:style-name="Source_20_code">#define IP "127.0.0.1"</text:p>
      <text:p text:style-name="Source_20_code"/>
      <text:p text:style-name="Source_20_code">struct clientInfo{</text:p>
      <text:p text:style-name="Source_20_code"><text:s text:c="4"/>int client;</text:p>
      <text:p text:style-name="Source_20_code"><text:s text:c="4"/>int clientNum;</text:p>
      <text:p text:style-name="Source_20_code">};</text:p>
      <text:p text:style-name="Source_20_code"/>
      <text:p text:style-name="Source_20_code">int readMessage(int sock, char* buf, int bufSize, int flags) { // Чтение из сокета</text:p>
      <text:p text:style-name="Source_20_code"><text:s text:c="4"/>unsigned n = 0;</text:p>
      <text:p text:style-name="Source_20_code"><text:s text:c="4"/>int res = recv(sock, &amp;n, sizeof(unsigned), flags | MSG_WAITALL);</text:p>
      <text:p text:style-name="Source_20_code"/>
      <text:p text:style-name="Source_20_code"><text:s text:c="4"/>if (res &lt;= 0){</text:p>
      <text:p text:style-name="Source_20_code"><text:s text:c="8"/>return res;</text:p>
      <text:p text:style-name="Source_20_code"><text:s text:c="4"/>}</text:p>
      <text:p text:style-name="Source_20_code"/>
      <text:p text:style-name="Source_20_code"><text:s text:c="4"/>if (res &gt; bufSize) {</text:p>
      <text:p text:style-name="Source_20_code"><text:s text:c="8"/>puts("Data overflow\n");</text:p>
      <text:p text:style-name="Source_20_code"><text:s text:c="8"/>exit(1);</text:p>
      <text:p text:style-name="Source_20_code"><text:s text:c="6"/>}</text:p>
      <text:p text:style-name="Source_20_code"><text:s text:c="4"/></text:p>
      <text:p text:style-name="Source_20_code"><text:s text:c="4"/>return recv(sock, buf, n, flags | MSG_WAITALL);</text:p>
      <text:p text:style-name="Source_20_code">}</text:p>
      <text:p text:style-name="Source_20_code"/>
      <text:p text:style-name="Source_20_code">int sendMessage(int sock, char* buf, int flags) { // Запись в сокет</text:p>
      <text:p text:style-name="Source_20_code"><text:s text:c="4"/>unsigned n = strlen(buf);</text:p>
      <text:p text:style-name="Source_20_code"><text:s text:c="4"/>int res = send(sock, &amp;n, sizeof(unsigned), flags);</text:p>
      <text:p text:style-name="Source_20_code"/>
      <text:p text:style-name="Source_20_code"><text:s text:c="4"/>if (res &lt;= 0)</text:p>
      <text:p text:style-name="Source_20_code"><text:s text:c="8"/>return res;</text:p>
      <text:p text:style-name="Source_20_code"/>
      <text:p text:style-name="Source_20_code"><text:s text:c="4"/>send(sock, buf, n, flags);</text:p>
      <text:p text:style-name="Source_20_code">}</text:p>
      <text:p text:style-name="Source_20_code"/>
      <text:p text:style-name="Source_20_code"/>
      <text:p text:style-name="Source_20_code">void* clientHandler(void* arg) {//</text:p>
      <text:p text:style-name="Source_20_code"><text:s text:c="4"/>struct clientInfo* newClientInfo = (struct clientInfo*)arg;</text:p>
      <text:p text:style-name="Source_20_code"><text:s text:c="4"/>int client = newClientInfo-&gt;client;</text:p>
      <text:p text:style-name="Source_20_code"><text:s text:c="4"/>int clientNum = newClientInfo-&gt;clientNum;</text:p>
      <text:p text:style-name="Source_20_code"><text:s text:c="4"/>char buf[BUF_SIZE+1];</text:p>
      <text:p text:style-name="Source_20_code"><text:soft-page-break/></text:p>
      <text:p text:style-name="Source_20_code"><text:s text:c="4"/>while(1) { <text:s/>// Режим ожидания взаимодействия с клиентом</text:p>
      <text:p text:style-name="Source_20_code"><text:s text:c="8"/>bzero(buf, BUF_SIZE);</text:p>
      <text:p text:style-name="Source_20_code"><text:s text:c="8"/>ssize_t n = readMessage(client, buf, BUF_SIZE, 0);</text:p>
      <text:p text:style-name="Source_20_code"><text:s text:c="8"/>buf[n] = '\0';</text:p>
      <text:p text:style-name="Source_20_code"/>
      <text:p text:style-name="Source_20_code"><text:s text:c="8"/>if (n &lt;= 0) {</text:p>
      <text:p text:style-name="Source_20_code"><text:s text:c="12"/>perror("Some client terminated connection");</text:p>
      <text:p text:style-name="Source_20_code"><text:s text:c="12"/>pthread_exit(NULL);</text:p>
      <text:p text:style-name="Source_20_code"><text:s text:c="8"/>}</text:p>
      <text:p text:style-name="Source_20_code"><text:s text:c="8"/>printf("Client %d sent: %s\n", clientNum, buf);</text:p>
      <text:p text:style-name="Source_20_code"/>
      <text:p text:style-name="Source_20_code"><text:s text:c="8"/>n = sendMessage(client, "OK", 0);</text:p>
      <text:p text:style-name="Source_20_code"><text:s text:c="8"/>if (n &lt;= 0) {</text:p>
      <text:p text:style-name="Source_20_code"><text:s text:c="12"/>perror("send call failed");</text:p>
      <text:p text:style-name="Source_20_code"><text:s text:c="12"/>pthread_exit(NULL);</text:p>
      <text:p text:style-name="Source_20_code"><text:s text:c="8"/>}</text:p>
      <text:p text:style-name="Source_20_code"><text:s text:c="4"/>}</text:p>
      <text:p text:style-name="Source_20_code">}</text:p>
      <text:p text:style-name="Source_20_code"/>
      <text:p text:style-name="Source_20_code">int main(int argc, char** argv) {</text:p>
      <text:p text:style-name="Source_20_code"><text:s text:c="4"/>int port;</text:p>
      <text:p text:style-name="Source_20_code"/>
      <text:p text:style-name="Source_20_code"><text:s text:c="4"/>if(argc &lt; 2){</text:p>
      <text:p text:style-name="Source_20_code"><text:s text:c="8"/>printf("Using default port: %d\n", PORT);</text:p>
      <text:p text:style-name="Source_20_code"><text:s text:c="8"/>port = PORT;</text:p>
      <text:p text:style-name="Source_20_code"><text:s text:c="4"/>}</text:p>
      <text:p text:style-name="Source_20_code"><text:s text:c="4"/>else{</text:p>
      <text:p text:style-name="Source_20_code"><text:s text:c="8"/>port = atoi(argv[1]);</text:p>
      <text:p text:style-name="Source_20_code"><text:s text:c="4"/>}</text:p>
      <text:p text:style-name="Source_20_code"><text:s text:c="4"/>puts("Creating a new server");</text:p>
      <text:p text:style-name="Source_20_code"><text:s text:c="4"/>printf("\tPort: %d\n", port);</text:p>
      <text:p text:style-name="Source_20_code"/>
      <text:p text:style-name="Source_20_code"><text:s text:c="4"/>int serverSocket, clientSocket;</text:p>
      <text:p text:style-name="Source_20_code"><text:s text:c="4"/>struct sockaddr_in serverAddr, clientAddr;</text:p>
      <text:p text:style-name="Source_20_code"><text:s text:c="4"/>socklen_t addr_len = sizeof(clientAddr);</text:p>
      <text:p text:style-name="Source_20_code"/>
      <text:p text:style-name="Source_20_code"><text:s text:c="4"/>// Создание сокета</text:p>
      <text:p text:style-name="Source_20_code"><text:s text:c="4"/>if ((serverSocket = socket(AF_INET, SOCK_STREAM, 0)) == -1) {</text:p>
      <text:p text:style-name="Source_20_code"><text:s text:c="8"/>perror("Socket creation faile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// Настройка сервера</text:p>
      <text:p text:style-name="Source_20_code"><text:s text:c="4"/>serverAddr.sin_family = AF_INET;</text:p>
      <text:p text:style-name="Source_20_code"><text:s text:c="4"/>serverAddr.sin_addr.s_addr = INADDR_ANY;</text:p>
      <text:p text:style-name="Source_20_code"><text:s text:c="4"/>serverAddr.sin_port = htons(port);</text:p>
      <text:p text:style-name="Source_20_code"/>
      <text:p text:style-name="Source_20_code"><text:s text:c="4"/>// Привязка сокета к адресу и порту</text:p>
      <text:p text:style-name="Source_20_code"><text:s text:c="4"/>if (bind(serverSocket, (struct sockaddr *)&amp;serverAddr, sizeof(serverAddr)) == -1) {</text:p>
      <text:p text:style-name="Source_20_code"><text:s text:c="8"/>perror("Bind faile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// Прослушивание подключений</text:p>
      <text:p text:style-name="Source_20_code"><text:s text:c="4"/>if (listen(serverSocket, 5) == -1) {</text:p>
      <text:p text:style-name="Source_20_code"><text:s text:c="8"/>perror("Listen failed");</text:p>
      <text:p text:style-name="Source_20_code"><text:soft-page-break/><text:s text:c="8"/>exit(EXIT_FAILURE);</text:p>
      <text:p text:style-name="Source_20_code"><text:s text:c="4"/>}</text:p>
      <text:p text:style-name="Source_20_code"/>
      <text:p text:style-name="Source_20_code"><text:s text:c="4"/>printf("Server started. Waiting for connections...\n");</text:p>
      <text:p text:style-name="Source_20_code"/>
      <text:p text:style-name="Source_20_code"><text:s text:c="4"/>// Прием и отправка сообщений</text:p>
      <text:p text:style-name="Source_20_code"><text:s text:c="4"/>int n = 1;</text:p>
      <text:p text:style-name="Source_20_code"><text:s text:c="4"/>while (1) {</text:p>
      <text:p text:style-name="Source_20_code"><text:s text:c="8"/>struct clientInfo newClient = {accept(serverSocket, NULL, NULL), n};</text:p>
      <text:p text:style-name="Source_20_code"><text:s text:c="8"/>pthread_t t;</text:p>
      <text:p text:style-name="Source_20_code"><text:s text:c="8"/>if(pthread_create(&amp;t, NULL, clientHandler, (void *)(&amp;newClient))){</text:p>
      <text:p text:style-name="Source_20_code"><text:s text:c="12"/>puts("Error while accepting new client");</text:p>
      <text:p text:style-name="Source_20_code"><text:s text:c="8"/>}</text:p>
      <text:p text:style-name="Source_20_code"><text:s text:c="8"/>n++;</text:p>
      <text:p text:style-name="Source_20_code"><text:s text:c="4"/>}</text:p>
      <text:p text:style-name="Source_20_code"/>
      <text:p text:style-name="Source_20_code"><text:s text:c="4"/>// Закрытие сокетов</text:p>
      <text:p text:style-name="Source_20_code"><text:s text:c="4"/>close(clientSocket);</text:p>
      <text:p text:style-name="Source_20_code"><text:s text:c="4"/>close(serverSocket);</text:p>
      <text:p text:style-name="Source_20_code"/>
      <text:p text:style-name="Source_20_code"><text:s text:c="4"/>return 0;</text:p>
      <text:p text:style-name="Source_20_code">}</text:p>
      <text:p text:style-name="P66">Сервер открывает сокет, <text:span text:style-name="T165">ожидает новых клиентов и сообщений от них. </text:span><text:span text:style-name="T166">Каждому клиенту присваивается свой номер.</text:span></text:p>
      <text:p text:style-name="P67">client.c:</text:p>
      <text:p text:style-name="Source_20_code">#include &lt;stdio.h&gt;</text:p>
      <text:p text:style-name="Source_20_code">#include &lt;stdlib.h&gt;</text:p>
      <text:p text:style-name="Source_20_code">#include &lt;string.h&gt;</text:p>
      <text:p text:style-name="Source_20_code">#include &lt;unistd.h&gt;</text:p>
      <text:p text:style-name="Source_20_code">#include &lt;arpa/inet.h&gt;</text:p>
      <text:p text:style-name="Source_20_code"/>
      <text:p text:style-name="Source_20_code">#define IP "127.0.0.1"</text:p>
      <text:p text:style-name="Source_20_code">#define PORT 8888</text:p>
      <text:p text:style-name="Source_20_code">#define BUF_SIZE 100</text:p>
      <text:p text:style-name="Source_20_code"/>
      <text:p text:style-name="Source_20_code">int readMessage(int sock, char* buf, int bufSize, int flags) { // Чтение из сокета</text:p>
      <text:p text:style-name="Source_20_code"><text:s text:c="4"/>unsigned n = 0;</text:p>
      <text:p text:style-name="Source_20_code"><text:s text:c="4"/>int res = recv(sock, &amp;n, sizeof(unsigned), flags | MSG_WAITALL);</text:p>
      <text:p text:style-name="Source_20_code"/>
      <text:p text:style-name="Source_20_code"><text:s text:c="4"/>if (res &lt;= 0){</text:p>
      <text:p text:style-name="Source_20_code"><text:s text:c="8"/>return res;</text:p>
      <text:p text:style-name="Source_20_code"><text:s text:c="4"/>}</text:p>
      <text:p text:style-name="Source_20_code"/>
      <text:p text:style-name="Source_20_code"><text:s text:c="4"/>if (res &gt; bufSize) {</text:p>
      <text:p text:style-name="Source_20_code"><text:s text:c="8"/>puts("Data overflow\n");</text:p>
      <text:p text:style-name="Source_20_code"><text:s text:c="8"/>exit(1);</text:p>
      <text:p text:style-name="Source_20_code"><text:s text:c="6"/>}</text:p>
      <text:p text:style-name="Source_20_code"><text:s text:c="4"/></text:p>
      <text:p text:style-name="Source_20_code"><text:s text:c="4"/>return recv(sock, buf, n, flags | MSG_WAITALL);</text:p>
      <text:p text:style-name="Source_20_code">}</text:p>
      <text:p text:style-name="Source_20_code"/>
      <text:p text:style-name="Source_20_code">int sendMessage(int sock, char* buf, int flags) { // Запись в сокет</text:p>
      <text:p text:style-name="Source_20_code"><text:soft-page-break/><text:s text:c="4"/>unsigned n = strlen(buf);</text:p>
      <text:p text:style-name="Source_20_code"><text:s text:c="4"/>int res = send(sock, &amp;n, sizeof(unsigned), flags);</text:p>
      <text:p text:style-name="Source_20_code"/>
      <text:p text:style-name="Source_20_code"><text:s text:c="4"/>if (res &lt;= 0)</text:p>
      <text:p text:style-name="Source_20_code"><text:s text:c="8"/>return res;</text:p>
      <text:p text:style-name="Source_20_code"/>
      <text:p text:style-name="Source_20_code"><text:s text:c="4"/>send(sock, buf, n, flags);</text:p>
      <text:p text:style-name="Source_20_code">}</text:p>
      <text:p text:style-name="Source_20_code"/>
      <text:p text:style-name="Source_20_code">int main(int argc, char** argv) {</text:p>
      <text:p text:style-name="Source_20_code"><text:s text:c="4"/>int port;</text:p>
      <text:p text:style-name="Source_20_code"><text:s text:c="4"/>char* ip;</text:p>
      <text:p text:style-name="Source_20_code"><text:s text:c="4"/>if(argc &lt; 2){</text:p>
      <text:p text:style-name="Source_20_code"><text:s text:c="8"/>printf("Using default IP adress: %s\n", IP);</text:p>
      <text:p text:style-name="Source_20_code"><text:s text:c="8"/>ip = IP;</text:p>
      <text:p text:style-name="Source_20_code"><text:s text:c="4"/>}</text:p>
      <text:p text:style-name="Source_20_code"><text:s text:c="4"/>else{</text:p>
      <text:p text:style-name="Source_20_code"><text:s text:c="8"/>ip = argv[1];</text:p>
      <text:p text:style-name="Source_20_code"><text:s text:c="4"/>}</text:p>
      <text:p text:style-name="Source_20_code"/>
      <text:p text:style-name="Source_20_code"><text:s text:c="4"/>if(argc &lt; 3){</text:p>
      <text:p text:style-name="Source_20_code"><text:s text:c="8"/>printf("Using default port: %d\n", PORT);</text:p>
      <text:p text:style-name="Source_20_code"><text:s text:c="8"/>port = PORT;</text:p>
      <text:p text:style-name="Source_20_code"><text:s text:c="4"/>}</text:p>
      <text:p text:style-name="Source_20_code"><text:s text:c="4"/>else{</text:p>
      <text:p text:style-name="Source_20_code"><text:s text:c="8"/>port = atoi(argv[2]);</text:p>
      <text:p text:style-name="Source_20_code"><text:s text:c="4"/>}</text:p>
      <text:p text:style-name="Source_20_code"><text:s text:c="4"/>printf("\tIP: %s\n", ip);</text:p>
      <text:p text:style-name="Source_20_code"><text:s text:c="4"/>printf("\tPort: %d\n", port);</text:p>
      <text:p text:style-name="Source_20_code"/>
      <text:p text:style-name="Source_20_code"><text:s text:c="4"/>int clientSocket;</text:p>
      <text:p text:style-name="Source_20_code"><text:s text:c="4"/>struct sockaddr_in server_addr;</text:p>
      <text:p text:style-name="Source_20_code"/>
      <text:p text:style-name="Source_20_code"><text:s text:c="4"/>// Создание сокета</text:p>
      <text:p text:style-name="Source_20_code"><text:s text:c="4"/>if ((clientSocket = socket(AF_INET, SOCK_STREAM, 0)) == -1) {</text:p>
      <text:p text:style-name="Source_20_code"><text:s text:c="8"/>perror("Socket creation faile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// Настройка сервера</text:p>
      <text:p text:style-name="Source_20_code"><text:s text:c="4"/>server_addr.sin_family = AF_INET;</text:p>
      <text:p text:style-name="Source_20_code"><text:s text:c="4"/>server_addr.sin_port = htons(port);</text:p>
      <text:p text:style-name="Source_20_code"><text:s text:c="4"/>inet_pton(AF_INET, ip, &amp;server_addr.sin_addr);</text:p>
      <text:p text:style-name="Source_20_code"/>
      <text:p text:style-name="Source_20_code"><text:s text:c="4"/>// Подключение к серверу</text:p>
      <text:p text:style-name="Source_20_code"><text:s text:c="4"/>if (connect(clientSocket, (struct sockaddr *)&amp;server_addr, sizeof(server_addr)) == -1) {</text:p>
      <text:p text:style-name="Source_20_code"><text:s text:c="8"/>perror("Connection failed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printf("Connected to server.\n");</text:p>
      <text:p text:style-name="Source_20_code"/>
      <text:p text:style-name="Source_20_code"><text:s text:c="4"/>char buf[BUF_SIZE+1];</text:p>
      <text:p text:style-name="Source_20_code"><text:s text:c="4"/>// Отправка и прием сообщений</text:p>
      <text:p text:style-name="Source_20_code"><text:s text:c="4"/>while (1) {</text:p>
      <text:p text:style-name="Source_20_code"><text:s text:c="8"/>printf("Enter message: ");</text:p>
      <text:p text:style-name="Source_20_code"><text:s text:c="8"/>fgets(buf, BUF_SIZE, stdin);</text:p>
      <text:p text:style-name="Source_20_code"><text:soft-page-break/><text:s text:c="8"/>buf[strlen(buf) - 1] = '\0';</text:p>
      <text:p text:style-name="Source_20_code"><text:s text:c="8"/>if(strlen(buf) == 0){</text:p>
      <text:p text:style-name="Source_20_code"><text:s text:c="12"/>puts("Shutting down...");</text:p>
      <text:p text:style-name="Source_20_code"><text:s text:c="12"/>break;</text:p>
      <text:p text:style-name="Source_20_code"><text:s text:c="8"/>}</text:p>
      <text:p text:style-name="Source_20_code"/>
      <text:p text:style-name="Source_20_code"><text:s text:c="8"/>if (sendMessage(clientSocket, buf, 0) == -1) {</text:p>
      <text:p text:style-name="Source_20_code"><text:s text:c="12"/>perror("Send failed");</text:p>
      <text:p text:style-name="Source_20_code"><text:s text:c="12"/>break;</text:p>
      <text:p text:style-name="Source_20_code"><text:s text:c="8"/>}</text:p>
      <text:p text:style-name="Source_20_code"/>
      <text:p text:style-name="Source_20_code"><text:s text:c="8"/>ssize_t n = readMessage(clientSocket, buf, BUF_SIZE, 0);</text:p>
      <text:p text:style-name="Source_20_code"><text:s text:c="8"/>if (n &lt;= 0) {</text:p>
      <text:p text:style-name="Source_20_code"><text:s text:c="12"/>perror("Receive failed");</text:p>
      <text:p text:style-name="Source_20_code"><text:s text:c="12"/>break;</text:p>
      <text:p text:style-name="Source_20_code"><text:s text:c="8"/>}</text:p>
      <text:p text:style-name="Source_20_code"><text:s text:c="8"/>buf[n] = '\0';</text:p>
      <text:p text:style-name="Source_20_code"><text:s text:c="8"/>printf("Received message: %s\n", buf);</text:p>
      <text:p text:style-name="Source_20_code"><text:s text:c="4"/>}</text:p>
      <text:p text:style-name="Source_20_code"/>
      <text:p text:style-name="Source_20_code"><text:s text:c="4"/>// Закрытие сокета</text:p>
      <text:p text:style-name="Source_20_code"><text:s text:c="4"/>close(clientSocket);</text:p>
      <text:p text:style-name="Source_20_code"/>
      <text:p text:style-name="Source_20_code"><text:s text:c="4"/>return 0;</text:p>
      <text:p text:style-name="Source_20_code">}</text:p>
      <text:p text:style-name="P68">Клиент подобно серверу настраивает сокет и подключается по нему к серверу. <text:span text:style-name="T167">Далее запрашивается сообщение от пользователя, которое необходимо отправить на сервер. После успешного получения сервер отправит сообщение с подтверждением.</text:span></text:p>
      <text:p text:style-name="P69">При настройке сокета <text:span text:style-name="T168">важно </text:span><text:span text:style-name="T169">учесть, что для сервера он настраивается по собственному порту и особым значением IP, равному константе INADDR_ANY, чтобы сервер прослушивал входящие соединения на всех </text:span><text:span text:style-name="T170">IP</text:span><text:span text:style-name="T169">. </text:span><text:span text:style-name="T171">При настройке со стороны клиента важно учесть по какому IP идет соединение. </text:span><text:span text:style-name="T172">В случае локального режима это значение обычно равно «127.0.0.1», что можно подтвердить, просмотрев содержимое файла /</text:span><text:span text:style-name="T173">etc/host</text:span><text:span text:style-name="T174">s</text:span><text:span text:style-name="T173">:</text:span></text:p>
      <text:p text:style-name="Source_20_code">b4ll3r1um@Linex:~/Labs_OS/LR6/12$ cat /etc/hosts</text:p>
      <text:p text:style-name="Source_20_code">127.0.0.1<text:tab/>localhost</text:p>
      <text:p text:style-name="Source_20_code">127.0.1.1<text:tab/>Linex.myguest.virtualbox.org<text:tab/>Linex</text:p>
      <text:p text:style-name="Source_20_code"/>
      <text:p text:style-name="Source_20_code"># The following lines are desirable for IPv6 capable hosts</text:p>
      <text:p text:style-name="Source_20_code">::1 <text:s text:c="4"/>ip6-localhost ip6-loopback</text:p>
      <text:p text:style-name="Source_20_code">fe00::0 ip6-localnet</text:p>
      <text:p text:style-name="Source_20_code">ff00::0 ip6-mcastprefix</text:p>
      <text:p text:style-name="Source_20_code">ff02::1 ip6-allnodes</text:p>
      <text:p text:style-name="Source_20_code">ff02::2 ip6-allrouters</text:p>
      <text:p text:style-name="Source_20_code">b4ll3r1um@Linex:~/Labs_OS/LR6/12$ </text:p>
      <text:p text:style-name="P70"><text:soft-page-break/>IP для локального случая в обоих программах устанавливается как изначальный в случае отсутствия иных от пользователя.</text:p>
      <text:p text:style-name="P70">Запуск сервера:</text:p>
      <text:p text:style-name="Source_20_code">b4ll3r1um@Linex:~/Labs_OS/LR6/12$ tty</text:p>
      <text:p text:style-name="Source_20_code">/dev/pts/0</text:p>
      <text:p text:style-name="Source_20_code">b4ll3r1um@Linex:~/Labs_OS/LR6/12$ ./server</text:p>
      <text:p text:style-name="Source_20_code">Using default port: 8888</text:p>
      <text:p text:style-name="Source_20_code">Creating a new server</text:p>
      <text:p text:style-name="Source_20_code"><text:tab/>Port: 8888</text:p>
      <text:p text:style-name="Source_20_code">Server started. Waiting for connections...</text:p>
      <text:p text:style-name="Source_20_code"/>
      <text:p text:style-name="P71">Запуск клиента:</text:p>
      <text:p text:style-name="Source_20_code">b4ll3r1um@Linex:~/Labs_OS/LR6/12$ tty</text:p>
      <text:p text:style-name="Source_20_code">/dev/pts/1</text:p>
      <text:p text:style-name="Source_20_code">b4ll3r1um@Linex:~/Labs_OS/LR6/12$ ./client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Enter message: </text:p>
      <text:p text:style-name="P72">Клиент подключился к серверу и теперь может отправлять сообщения. Отправим несколько:</text:p>
      <text:p text:style-name="Source_20_code">b4ll3r1um@Linex:~/Labs_OS/LR6/12$ tty</text:p>
      <text:p text:style-name="Source_20_code">/dev/pts/1</text:p>
      <text:p text:style-name="Source_20_code">b4ll3r1um@Linex:~/Labs_OS/LR6/12$ ./client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Enter message: Hello!</text:p>
      <text:p text:style-name="Source_20_code">Received message: OK</text:p>
      <text:p text:style-name="Source_20_code">Enter message: How are you</text:p>
      <text:p text:style-name="Source_20_code">Received message: OK</text:p>
      <text:p text:style-name="Source_20_code">Enter message: QWE</text:p>
      <text:p text:style-name="Source_20_code">Received message: OK</text:p>
      <text:p text:style-name="Source_20_code">Enter message: ZXC</text:p>
      <text:p text:style-name="Source_20_code">Received message: OK</text:p>
      <text:p text:style-name="Source_20_code">Enter message: FFFFFFFFFF</text:p>
      <text:p text:style-name="Source_20_code">Received message: OK</text:p>
      <text:p text:style-name="Source_20_code">Enter message: </text:p>
      <text:p text:style-name="P73">Сервер оповестил клиента что сообщение отправилось. <text:span text:style-name="T175">Тогда состояние сервера будет следующим:</text:span></text:p>
      <text:p text:style-name="Source_20_code">b4ll3r1um@Linex:~/Labs_OS/LR6/12$ tty</text:p>
      <text:p text:style-name="Source_20_code">/dev/pts/0</text:p>
      <text:p text:style-name="Source_20_code">b4ll3r1um@Linex:~/Labs_OS/LR6/12$ ./server</text:p>
      <text:p text:style-name="Source_20_code">Using default port: 8888</text:p>
      <text:p text:style-name="Source_20_code">Creating a new server</text:p>
      <text:p text:style-name="Source_20_code"><text:tab/>Port: 8888</text:p>
      <text:p text:style-name="Source_20_code"><text:soft-page-break/>Server started. Waiting for connections...</text:p>
      <text:p text:style-name="Source_20_code">Client 1 sent: Hello!</text:p>
      <text:p text:style-name="Source_20_code">Client 1 sent: How are you</text:p>
      <text:p text:style-name="Source_20_code">Client 1 sent: QWE</text:p>
      <text:p text:style-name="Source_20_code">Client 1 sent: ZXC</text:p>
      <text:p text:style-name="Source_20_code">Client 1 sent: FFFFFFFFFF</text:p>
      <text:p text:style-name="Source_20_code"/>
      <text:p text:style-name="P74">Сервер получил сообщения от первого клиента. <text:span text:style-name="T176">К нему можно подключить и второго:</text:span></text:p>
      <text:p text:style-name="Source_20_code">b4ll3r1um@Linex:~/Labs_OS/LR6/12$ tty</text:p>
      <text:p text:style-name="Source_20_code">/dev/pts/2</text:p>
      <text:p text:style-name="Source_20_code">b4ll3r1um@Linex:~/Labs_OS/LR6/12$ ./client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Enter message: Hello from client 2</text:p>
      <text:p text:style-name="Source_20_code">Received message: OK</text:p>
      <text:p text:style-name="Source_20_code">Enter message: </text:p>
      <text:p text:style-name="Source_20_code">Shutting down...</text:p>
      <text:p text:style-name="Source_20_code">b4ll3r1um@Linex:~/Labs_OS/LR6/12$</text:p>
      <text:p text:style-name="P75">Сервер:</text:p>
      <text:p text:style-name="Source_20_code">b4ll3r1um@Linex:~/Labs_OS/LR6/12$ tty</text:p>
      <text:p text:style-name="Source_20_code">/dev/pts/0</text:p>
      <text:p text:style-name="Source_20_code">b4ll3r1um@Linex:~/Labs_OS/LR6/12$ ./server</text:p>
      <text:p text:style-name="Source_20_code">Using default port: 8888</text:p>
      <text:p text:style-name="Source_20_code">Creating a new server</text:p>
      <text:p text:style-name="Source_20_code"><text:tab/>Port: 8888</text:p>
      <text:p text:style-name="Source_20_code">Server started. Waiting for connections...</text:p>
      <text:p text:style-name="Source_20_code">Client 1 sent: Hello!</text:p>
      <text:p text:style-name="Source_20_code">Client 1 sent: How are you</text:p>
      <text:p text:style-name="Source_20_code">Client 1 sent: QWE</text:p>
      <text:p text:style-name="Source_20_code">Client 1 sent: ZXC</text:p>
      <text:p text:style-name="Source_20_code">Client 1 sent: FFFFFFFFFF</text:p>
      <text:p text:style-name="Source_20_code">Client 2 sent: Hello from client 2</text:p>
      <text:p text:style-name="Source_20_code">Some client terminated connection: Success</text:p>
      <text:p text:style-name="Source_20_code"/>
      <text:p text:style-name="P76">Сервер принял сообщение от второго клиента, сам клиент отключился после этого отправкой пустой строки.</text:p>
      <text:p text:style-name="P76"/>
      <text:p text:style-name="P77">13. <text:s/><text:span text:style-name="T12">Выполните передачу информации </text:span><text:span text:style-name="T32">в сетевом режиме (посредством сокетов по TCP/IP).</text:span></text:p>
      <text:p text:style-name="P33"><text:span text:style-name="T38">П</text:span><text:span text:style-name="T36">редыдущий </text:span><text:span text:style-name="T39">код позволяет передать информацию в сетевом режиме. </text:span><text:span text:style-name="T40">Для этого необходимо выяснить </text:span><text:span text:style-name="T41">текущий адрес сервера. </text:span><text:span text:style-name="T42">Для этого можно воспользоваться командой ifconfig:</text:span></text:p>
      <text:p text:style-name="Based_20_style"/>
      <text:p text:style-name="Source_20_code"><text:soft-page-break/>b4ll3r1um@Linex:~/Labs_OS/LR6/13$ ifconfig</text:p>
      <text:p text:style-name="Source_20_code">docker0: flags=4099&lt;UP,BROADCAST,MULTICAST&gt; <text:s/>mtu 1500</text:p>
      <text:p text:style-name="Source_20_code"><text:s text:c="8"/>inet 172.17.0.1 <text:s/>netmask 255.255.0.0 <text:s/>broadcast 172.17.255.255</text:p>
      <text:p text:style-name="Source_20_code"><text:s text:c="8"/>ether 02:42:a3:cc:15:a5 <text:s/>txqueuelen 0 <text:s/>(Ethernet)</text:p>
      <text:p text:style-name="Source_20_code"><text:s text:c="8"/>RX packets 0 <text:s/>bytes 0 (0.0 B)</text:p>
      <text:p text:style-name="Source_20_code"><text:s text:c="8"/>RX errors 0 <text:s/>dropped 0 <text:s/>overruns 0 <text:s/>frame 0</text:p>
      <text:p text:style-name="Source_20_code"><text:s text:c="8"/>TX packets 0 <text:s/>bytes 0 (0.0 B)</text:p>
      <text:p text:style-name="Source_20_code"><text:s text:c="8"/>TX errors 0 <text:s/>dropped 0 overruns 0 <text:s/>carrier 0 <text:s/>collisions 0</text:p>
      <text:p text:style-name="Source_20_code"/>
      <text:p text:style-name="Source_20_code">enp0s3: flags=4163&lt;UP,BROADCAST,RUNNING,MULTICAST&gt; <text:s/>mtu 1500</text:p>
      <text:p text:style-name="Source_20_code"><text:s text:c="8"/>inet 10.0.2.15 <text:s/>netmask 255.255.255.0 <text:s/>broadcast 10.0.2.255</text:p>
      <text:p text:style-name="Source_20_code"><text:s text:c="8"/>inet6 fe80::83a:59e6:4d5c:80b7 <text:s/>prefixlen 64 <text:s/>scopeid 0x20&lt;link&gt;</text:p>
      <text:p text:style-name="Source_20_code"><text:s text:c="8"/>ether 08:00:27:02:d3:e8 <text:s/>txqueuelen 1000 <text:s/>(Ethernet)</text:p>
      <text:p text:style-name="Source_20_code"><text:s text:c="8"/>RX packets 7220 <text:s/>bytes 3966532 (3.9 MB)</text:p>
      <text:p text:style-name="Source_20_code"><text:s text:c="8"/>RX errors 0 <text:s/>dropped 0 <text:s/>overruns 0 <text:s/>frame 0</text:p>
      <text:p text:style-name="Source_20_code"><text:s text:c="8"/>TX packets 5556 <text:s/>bytes 2112970 (2.1 MB)</text:p>
      <text:p text:style-name="Source_20_code"><text:s text:c="8"/>TX errors 0 <text:s/>dropped 0 overruns 0 <text:s/>carrier 0 <text:s/>collisions 0</text:p>
      <text:p text:style-name="Source_20_code"/>
      <text:p text:style-name="Source_20_code">lo: flags=73&lt;UP,LOOPBACK,RUNNING&gt; <text:s/>mtu 65536</text:p>
      <text:p text:style-name="Source_20_code"><text:s text:c="8"/>inet 127.0.0.1 <text:s/>netmask 255.0.0.0</text:p>
      <text:p text:style-name="Source_20_code"><text:s text:c="8"/>inet6 ::1 <text:s/>prefixlen 128 <text:s/>scopeid 0x10&lt;host&gt;</text:p>
      <text:p text:style-name="Source_20_code"><text:s text:c="8"/>loop <text:s/>txqueuelen 1000 <text:s/>(Local Loopback)</text:p>
      <text:p text:style-name="Source_20_code"><text:s text:c="8"/>RX packets 1477 <text:s/>bytes 221101 (221.1 KB)</text:p>
      <text:p text:style-name="Source_20_code"><text:s text:c="8"/>RX errors 0 <text:s/>dropped 0 <text:s/>overruns 0 <text:s/>frame 0</text:p>
      <text:p text:style-name="Source_20_code"><text:s text:c="8"/>TX packets 1477 <text:s/>bytes 221101 (221.1 KB)</text:p>
      <text:p text:style-name="Source_20_code"><text:s text:c="8"/>TX errors 0 <text:s/>dropped 0 overruns 0 <text:s/>carrier 0 <text:s/>collisions 0</text:p>
      <text:p text:style-name="Source_20_code"/>
      <text:p text:style-name="Source_20_code">b4ll3r1um@Linex:~/Labs_OS/LR6/13$ </text:p>
      <text:p text:style-name="P78">С учетом выполнения работы на виртуальной машине, здесь интересует <text:span text:style-name="T177">enp0s3. </text:span><text:span text:style-name="T178">Его адрес: «10.0.2.15»</text:span></text:p>
      <text:p text:style-name="P79">Теперь запустим сервер:</text:p>
      <text:p text:style-name="Source_20_code">b4ll3r1um@Linex:~/Labs_OS/LR6/13$ ./server</text:p>
      <text:p text:style-name="Source_20_code">Using default port: 8888</text:p>
      <text:p text:style-name="Source_20_code">Creating a new server</text:p>
      <text:p text:style-name="Source_20_code"><text:tab/>Port: 8888</text:p>
      <text:p text:style-name="Source_20_code">Server started. Waiting for connections...</text:p>
      <text:p text:style-name="Source_20_code"/>
      <text:p text:style-name="P80">И запустим клиент, подав ему найденный IP:</text:p>
      <text:p text:style-name="Source_20_code">b4ll3r1um@Linex:~/Labs_OS/LR6/13$ ./client 10.0.2.15</text:p>
      <text:p text:style-name="Source_20_code">Using default port: 8888</text:p>
      <text:p text:style-name="Source_20_code"><text:tab/>IP: 10.0.2.15</text:p>
      <text:p text:style-name="Source_20_code"><text:tab/>Port: 8888</text:p>
      <text:p text:style-name="Source_20_code">Connected to server.</text:p>
      <text:p text:style-name="Source_20_code">Enter message: network experiment succeded!</text:p>
      <text:p text:style-name="Source_20_code">Received message: OK</text:p>
      <text:p text:style-name="Source_20_code">Enter message: </text:p>
      <text:p text:style-name="Source_20_code">Shutting down...</text:p>
      <text:p text:style-name="Source_20_code">b4ll3r1um@Linex:~/Labs_OS/LR6/13$ </text:p>
      <text:p text:style-name="P81">Вывод сервера:</text:p>
      <text:p text:style-name="Source_20_code">b4ll3r1um@Linex:~/Labs_OS/LR6/13$ ./server</text:p>
      <text:p text:style-name="Source_20_code">Using default port: 8888</text:p>
      <text:p text:style-name="Source_20_code">Creating a new server</text:p>
      <text:p text:style-name="Source_20_code"><text:soft-page-break/><text:tab/>Port: 8888</text:p>
      <text:p text:style-name="Source_20_code">Server started. Waiting for connections...</text:p>
      <text:p text:style-name="Source_20_code">Client 1 sent: network experiment succeded!</text:p>
      <text:p text:style-name="Source_20_code">Some client terminated connection: Success</text:p>
      <text:p text:style-name="Source_20_code"/>
      <text:p text:style-name="P82">Сервер получил сообщение от клиента посредством связи через сетевой режим.</text:p>
      <text:p text:style-name="P84"/>
      <text:p text:style-name="P85">14. <text:span text:style-name="T12">Организуйте взаимодействие с 10, 100 и 1000 клиентами в клиент-серверном приложении (посредством сокетов). Оцените ограничения</text:span></text:p>
      <text:p text:style-name="P86">Для данного задания был написан скрипт, запускающий в фоновом режиме через цикл несколько процессов-клиентов:</text:p>
      <text:p text:style-name="P87">script.sh:</text:p>
      <text:p text:style-name="Source_20_code">#!/bin/bash</text:p>
      <text:p text:style-name="Source_20_code"/>
      <text:p text:style-name="Source_20_code">for ((i=1; i &lt;= $1; i++))</text:p>
      <text:p text:style-name="Source_20_code">do</text:p>
      <text:p text:style-name="Source_20_code"><text:s text:c="4"/>echo -e "Клиент №$i создан"</text:p>
      <text:p text:style-name="Source_20_code"><text:s text:c="4"/>./client &amp;</text:p>
      <text:p text:style-name="Source_20_code">done</text:p>
      <text:p text:style-name="P94">Запустим сервер на 10 клиентов. <text:span text:style-name="T179">Сервер:</text:span></text:p>
      <text:p text:style-name="Source_20_code">b4ll3r1um@Linex:~/Labs_OS/LR6/14$ ./server</text:p>
      <text:p text:style-name="Source_20_code">Using default port: 8888</text:p>
      <text:p text:style-name="Source_20_code">Creating a new server</text:p>
      <text:p text:style-name="Source_20_code"><text:tab/>Port: 8888</text:p>
      <text:p text:style-name="Source_20_code">Server started. Waiting for connections...</text:p>
      <text:p text:style-name="Source_20_code">Client №1 connected</text:p>
      <text:p text:style-name="Source_20_code">Client №2 connected</text:p>
      <text:p text:style-name="Source_20_code">Client №3 connected</text:p>
      <text:p text:style-name="Source_20_code">Client №4 connected</text:p>
      <text:p text:style-name="Source_20_code">Client №5 connected</text:p>
      <text:p text:style-name="Source_20_code">Client №6 connected</text:p>
      <text:p text:style-name="Source_20_code">Client №7 connected</text:p>
      <text:p text:style-name="Source_20_code">Client №8 connected</text:p>
      <text:p text:style-name="Source_20_code">Client №9 connected</text:p>
      <text:p text:style-name="Source_20_code">Client №10 connected</text:p>
      <text:p text:style-name="Source_20_code"/>
      <text:p text:style-name="P95">Клиенты:</text:p>
      <text:p text:style-name="Source_20_code">b4ll3r1um@Linex:~/Labs_OS/LR6/14$ bash script.sh 10</text:p>
      <text:p text:style-name="Source_20_code">Клиент №1 создан</text:p>
      <text:p text:style-name="Source_20_code">Клиент №2 создан</text:p>
      <text:p text:style-name="Source_20_code">Клиент №3 создан</text:p>
      <text:p text:style-name="Source_20_code">Клиент №4 создан</text:p>
      <text:p text:style-name="Source_20_code">Клиент №5 создан</text:p>
      <text:p text:style-name="Source_20_code">Клиент №6 создан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soft-page-break/><text:tab/>Port: 8888</text:p>
      <text:p text:style-name="Source_20_code">Connected to server.</text:p>
      <text:p text:style-name="Source_20_code">Клиент №7 создан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Клиент №8 создан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Клиент №9 создан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Клиент №10 создан</text:p>
      <text:p text:style-name="Source_20_code">Connected to server.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Connected to server.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b4ll3r1um@Linex:~/Labs_OS/LR6/14$ Connected to server.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Source_20_code">Using default IP adress: 127.0.0.1</text:p>
      <text:p text:style-name="Source_20_code">Using default port: 8888</text:p>
      <text:p text:style-name="Source_20_code"><text:tab/>IP: 127.0.0.1</text:p>
      <text:p text:style-name="Source_20_code"><text:tab/>Port: 8888</text:p>
      <text:p text:style-name="Source_20_code">Connected to server.</text:p>
      <text:p text:style-name="P96">Сервер подключил 10 клиентов. <text:span text:style-name="T180">Вывод сервера с 100 и 1000 клиентами </text:span><text:span text:style-name="T181">выводят слишком много данных, поэтому </text:span><text:span text:style-name="T182">он сохранен на отдельных файлах. Всегда можно запустить скрипт и указать число подключаемых клиентов.</text:span></text:p>
      <text:p text:style-name="P92"/>
      <text:p text:style-name="P93"><text:soft-page-break/><text:span text:style-name="T183">15-</text:span><text:span text:style-name="T193">16</text:span><text:span text:style-name="T183">. </text:span><text:span text:style-name="T12">Выполните аналогичное взаимодействие на основе UDP, </text:span><text:span text:style-name="T14">э</text:span><text:span text:style-name="T12">кспериментально продемонстрируйте разницу между TCP и UDP реализациям</text:span><text:span text:style-name="T15">и.</text:span></text:p>
      <text:p text:style-name="P88">UDP не требует <text:span text:style-name="T184">предварительной наладки соединения, </text:span><text:span text:style-name="T185">а просто за каждую отправку сообщения подключается </text:span><text:span text:style-name="T186">к серверу. </text:span><text:span text:style-name="T188">Также при создании сокета вместо SOCK_STREAM используется константа SOCK_DGRAM, а также </text:span><text:span text:style-name="T189">другие функции чтения и отправки сообщения (sendto</text:span><text:span text:style-name="T190">()</text:span><text:span text:style-name="T189">, recvfrom</text:span><text:span text:style-name="T190">()</text:span><text:span text:style-name="T189">)</text:span></text:p>
      <text:p text:style-name="P89">server.c:</text:p>
      <text:p text:style-name="Source_20_code">#include &lt;stdio.h&gt;</text:p>
      <text:p text:style-name="Source_20_code">#include &lt;stdlib.h&gt;</text:p>
      <text:p text:style-name="Source_20_code">#include &lt;string.h&gt;</text:p>
      <text:p text:style-name="Source_20_code">#include &lt;unistd.h&gt;</text:p>
      <text:p text:style-name="Source_20_code">#include &lt;arpa/inet.h&gt;</text:p>
      <text:p text:style-name="Source_20_code">#define DEF_PORT 8888</text:p>
      <text:p text:style-name="Source_20_code"/>
      <text:p text:style-name="Source_20_code">int main(int argc, char** argv) {</text:p>
      <text:p text:style-name="Source_20_code"><text:s text:c="4"/>int port = (argc &lt; 2) ? DEF_PORT : atoi(argv[1]);</text:p>
      <text:p text:style-name="Source_20_code"><text:s text:c="4"/>struct sockaddr_in serverAddr, clientAddr;</text:p>
      <text:p text:style-name="Source_20_code"><text:s text:c="4"/>socklen_t clientAddrLen = sizeof(clientAddr);</text:p>
      <text:p text:style-name="Source_20_code"><text:s text:c="4"/>char buffer[100];</text:p>
      <text:p text:style-name="Source_20_code"><text:s text:c="4"/>int serverSocket;</text:p>
      <text:p text:style-name="Source_20_code"><text:s text:c="4"/>if ((serverSocket = socket(AF_INET, SOCK_DGRAM, 0)) &lt; 0) {</text:p>
      <text:p text:style-name="Source_20_code"><text:s text:c="8"/>perror("Can't create socket");</text:p>
      <text:p text:style-name="Source_20_code"><text:s text:c="8"/>exit(EXIT_FAILURE);</text:p>
      <text:p text:style-name="Source_20_code"><text:s text:c="4"/>}</text:p>
      <text:p text:style-name="Source_20_code"><text:s text:c="4"/></text:p>
      <text:p text:style-name="Source_20_code"><text:s text:c="4"/>memset(&amp;serverAddr, 0, sizeof(serverAddr));</text:p>
      <text:p text:style-name="Source_20_code"><text:s text:c="4"/>memset(&amp;clientAddr, 0, sizeof(clientAddr));</text:p>
      <text:p text:style-name="Source_20_code"><text:s text:c="4"/>serverAddr.sin_family = AF_INET;</text:p>
      <text:p text:style-name="Source_20_code"><text:s text:c="4"/>serverAddr.sin_addr.s_addr = htonl(INADDR_ANY);</text:p>
      <text:p text:style-name="Source_20_code"><text:s text:c="4"/>serverAddr.sin_port = htons(port);</text:p>
      <text:p text:style-name="Source_20_code"/>
      <text:p text:style-name="Source_20_code"><text:s text:c="4"/>if (bind(serverSocket, (struct sockaddr *)&amp;serverAddr, sizeof(serverAddr)) &lt; 0) {</text:p>
      <text:p text:style-name="Source_20_code"><text:s text:c="8"/>perror("Can't bind socket to port");</text:p>
      <text:p text:style-name="Source_20_code"><text:s text:c="8"/>exit(EXIT_FAILURE);</text:p>
      <text:p text:style-name="Source_20_code"><text:s text:c="4"/>}</text:p>
      <text:p text:style-name="Source_20_code"><text:s text:c="4"/></text:p>
      <text:p text:style-name="Source_20_code"><text:s text:c="4"/>puts("Waiting for new messages...");</text:p>
      <text:p text:style-name="Source_20_code"><text:s text:c="4"/>while (1) {</text:p>
      <text:p text:style-name="Source_20_code"><text:s text:c="8"/>ssize_t recvLen = recvfrom(serverSocket, buffer, sizeof(buffer), 0, (struct sockaddr *)&amp;clientAddr, &amp;clientAddrLen);</text:p>
      <text:p text:style-name="Source_20_code"><text:s text:c="8"/>if (recvLen &lt; 0) {</text:p>
      <text:p text:style-name="Source_20_code"><text:s text:c="12"/>perror("Can't read message");</text:p>
      <text:p text:style-name="Source_20_code"><text:s text:c="12"/>exit(EXIT_FAILURE);</text:p>
      <text:p text:style-name="Source_20_code"><text:s text:c="8"/>}</text:p>
      <text:p text:style-name="Source_20_code"><text:s text:c="8"/>buffer[recvLen] = '\0'; </text:p>
      <text:p text:style-name="Source_20_code"><text:s text:c="8"/>printf("Some client sent: %s\n", buffer);</text:p>
      <text:p text:style-name="Source_20_code"><text:s text:c="8"/></text:p>
      <text:p text:style-name="Source_20_code"><text:soft-page-break/><text:s text:c="8"/>if (sendto(serverSocket, buffer, recvLen, 0, (struct sockaddr *)&amp;clientAddr, clientAddrLen) &lt; 0) {</text:p>
      <text:p text:style-name="Source_20_code"><text:s text:c="12"/>perror("Can't send message");</text:p>
      <text:p text:style-name="Source_20_code"><text:s text:c="12"/>exit(EXIT_FAILURE);</text:p>
      <text:p text:style-name="Source_20_code"><text:s text:c="8"/>}</text:p>
      <text:p text:style-name="Source_20_code"><text:s text:c="4"/>}</text:p>
      <text:p text:style-name="Source_20_code"><text:s text:c="4"/>close(serverSocket);</text:p>
      <text:p text:style-name="Source_20_code"><text:s text:c="4"/>return 0;</text:p>
      <text:p text:style-name="Source_20_code">}</text:p>
      <text:p text:style-name="P97">client.c:</text:p>
      <text:p text:style-name="Source_20_code">#include &lt;stdio.h&gt;</text:p>
      <text:p text:style-name="Source_20_code">#include &lt;stdlib.h&gt;</text:p>
      <text:p text:style-name="Source_20_code">#include &lt;string.h&gt;</text:p>
      <text:p text:style-name="Source_20_code">#include &lt;unistd.h&gt;</text:p>
      <text:p text:style-name="Source_20_code">#include &lt;arpa/inet.h&gt;</text:p>
      <text:p text:style-name="Source_20_code"/>
      <text:p text:style-name="Source_20_code">#define DEF_PORT 8888</text:p>
      <text:p text:style-name="Source_20_code">#define DEF_IP "127.0.0.1"</text:p>
      <text:p text:style-name="Source_20_code"/>
      <text:p text:style-name="Source_20_code">int main(int argc, char** argv) {</text:p>
      <text:p text:style-name="Source_20_code"><text:s text:c="4"/>char* addr = (argc &lt; 2) ? DEF_IP : argv[1];</text:p>
      <text:p text:style-name="Source_20_code"><text:s text:c="4"/>int port = (argc &lt; 3) ? DEF_PORT : atoi(argv[2]);</text:p>
      <text:p text:style-name="Source_20_code"/>
      <text:p text:style-name="Source_20_code"><text:s text:c="4"/>struct sockaddr_in serverAddr;</text:p>
      <text:p text:style-name="Source_20_code"><text:s text:c="4"/>socklen_t serverAddrLen = sizeof(serverAddr);</text:p>
      <text:p text:style-name="Source_20_code"/>
      <text:p text:style-name="Source_20_code"><text:s text:c="4"/>char buffer[100];</text:p>
      <text:p text:style-name="Source_20_code"><text:s text:c="4"/>int clientSocket;</text:p>
      <text:p text:style-name="Source_20_code"/>
      <text:p text:style-name="Source_20_code"><text:s text:c="4"/>if ((clientSocket = socket(AF_INET, SOCK_DGRAM, 0)) &lt; 0) {</text:p>
      <text:p text:style-name="Source_20_code"><text:s text:c="8"/>perror("Can't create socket");</text:p>
      <text:p text:style-name="Source_20_code"><text:s text:c="8"/>exit(EXIT_FAILURE);</text:p>
      <text:p text:style-name="Source_20_code"><text:s text:c="4"/>}</text:p>
      <text:p text:style-name="Source_20_code"/>
      <text:p text:style-name="Source_20_code"><text:s text:c="4"/>memset(&amp;serverAddr, 0, sizeof(serverAddr));</text:p>
      <text:p text:style-name="Source_20_code"><text:s text:c="4"/>serverAddr.sin_family = AF_INET;</text:p>
      <text:p text:style-name="Source_20_code"><text:s text:c="4"/>serverAddr.sin_port = htons(port);</text:p>
      <text:p text:style-name="Source_20_code"><text:s text:c="4"/>serverAddr.sin_addr.s_addr = inet_addr(addr);</text:p>
      <text:p text:style-name="Source_20_code"/>
      <text:p text:style-name="Source_20_code"><text:s text:c="4"/>printf("Send a message (type empty string to quit)\n");</text:p>
      <text:p text:style-name="Source_20_code"/>
      <text:p text:style-name="Source_20_code"><text:s text:c="4"/>while (1) {</text:p>
      <text:p text:style-name="Source_20_code"><text:s text:c="8"/>printf("&gt; ");</text:p>
      <text:p text:style-name="Source_20_code"><text:s text:c="8"/>fgets(buffer, sizeof(buffer), stdin);</text:p>
      <text:p text:style-name="Source_20_code"/>
      <text:p text:style-name="Source_20_code"><text:s text:c="8"/>buffer[strcspn(buffer, "\n")] = 0;</text:p>
      <text:p text:style-name="Source_20_code"/>
      <text:p text:style-name="Source_20_code"><text:s text:c="8"/>if (strlen(buffer) == 0) {</text:p>
      <text:p text:style-name="Source_20_code"><text:s text:c="12"/>puts("Shutting down...");</text:p>
      <text:p text:style-name="Source_20_code"><text:s text:c="12"/>break;</text:p>
      <text:p text:style-name="Source_20_code"><text:s text:c="8"/>}</text:p>
      <text:p text:style-name="Source_20_code"/>
      <text:p text:style-name="Source_20_code"><text:s text:c="8"/>ssize_t sendLen = sendto(clientSocket, buffer, strlen(buffer), 0, (struct sockaddr *)&amp;serverAddr, serverAddrLen);</text:p>
      <text:p text:style-name="Source_20_code"><text:s text:c="8"/>if (sendLen &lt; 0) {</text:p>
      <text:p text:style-name="Source_20_code"><text:s text:c="12"/>perror("Can't send message");</text:p>
      <text:p text:style-name="Source_20_code"><text:s text:c="12"/>exit(EXIT_FAILURE);</text:p>
      <text:p text:style-name="Source_20_code"><text:soft-page-break/><text:s text:c="8"/>}</text:p>
      <text:p text:style-name="Source_20_code"/>
      <text:p text:style-name="Source_20_code"><text:s text:c="8"/>ssize_t recvLen = recvfrom(clientSocket, buffer, sizeof(buffer), 0, NULL, NULL);</text:p>
      <text:p text:style-name="Source_20_code"><text:s text:c="8"/>if (recvLen &lt; 0) {</text:p>
      <text:p text:style-name="Source_20_code"><text:s text:c="12"/>perror("Can't get server feedback");</text:p>
      <text:p text:style-name="Source_20_code"><text:s text:c="12"/>exit(EXIT_FAILURE);</text:p>
      <text:p text:style-name="Source_20_code"><text:s text:c="8"/>}</text:p>
      <text:p text:style-name="Source_20_code"/>
      <text:p text:style-name="Source_20_code"><text:s text:c="8"/>buffer[recvLen] = '\0';</text:p>
      <text:p text:style-name="Source_20_code"><text:s text:c="8"/>printf("Server feedback: %s\n", buffer);</text:p>
      <text:p text:style-name="Source_20_code"><text:s text:c="4"/>}</text:p>
      <text:p text:style-name="Source_20_code"/>
      <text:p text:style-name="Source_20_code"><text:s text:c="4"/>close(clientSocket);</text:p>
      <text:p text:style-name="Source_20_code"><text:s text:c="4"/>return 0;</text:p>
      <text:p text:style-name="Source_20_code">}</text:p>
      <text:p text:style-name="P98">Запустим сервер и подключимся с клиента по локальной сети.</text:p>
      <text:p text:style-name="P99">Ввод с клиента:</text:p>
      <text:p text:style-name="Source_20_code">b4ll3r1um@Linex:~/Labs_OS/LR6/15$ ./client</text:p>
      <text:p text:style-name="Source_20_code">Send a message (type empty string to quit)</text:p>
      <text:p text:style-name="Source_20_code">&gt; QWE</text:p>
      <text:p text:style-name="Source_20_code">Server feedback: QWE</text:p>
      <text:p text:style-name="Source_20_code">&gt; ASD</text:p>
      <text:p text:style-name="Source_20_code">Server feedback: ASD</text:p>
      <text:p text:style-name="Source_20_code">&gt; CCCXCXCXC</text:p>
      <text:p text:style-name="Source_20_code">Server feedback: CCCXCXCXC</text:p>
      <text:p text:style-name="Source_20_code">&gt; GSDGWER</text:p>
      <text:p text:style-name="Source_20_code">Server feedback: GSDGWER</text:p>
      <text:p text:style-name="Source_20_code">&gt; </text:p>
      <text:p text:style-name="Source_20_code">Shutting down...</text:p>
      <text:p text:style-name="Source_20_code">b4ll3r1um@Linex:~/Labs_OS/LR6/15$ </text:p>
      <text:p text:style-name="P100">Вывод сервера:</text:p>
      <text:p text:style-name="Source_20_code">b4ll3r1um@Linex:~/Labs_OS/LR6/15$ ./server</text:p>
      <text:p text:style-name="Source_20_code">Waiting for new messages...</text:p>
      <text:p text:style-name="Source_20_code">Some client sent: QWE</text:p>
      <text:p text:style-name="Source_20_code">Some client sent: ASD</text:p>
      <text:p text:style-name="Source_20_code">Some client sent: CCCXCXCXC</text:p>
      <text:p text:style-name="Source_20_code">Some client sent: GSDGWER</text:p>
      <text:p text:style-name="Source_20_code"/>
      <text:p text:style-name="P101">Сервер получил сообщения в локальном режиме.</text:p>
      <text:p text:style-name="P101">Теперь <text:span text:style-name="T187">подключим клиент по IP, на котором базируется сервер. В выводе утилиты ifconfig нужным адресом будет «10.0.2.15».</text:span></text:p>
      <text:p text:style-name="P102">Клиент:</text:p>
      <text:p text:style-name="Source_20_code">b4ll3r1um@Linex:~/Labs_OS/LR6/15$ ./client 10.0.2.15</text:p>
      <text:p text:style-name="Source_20_code">Send a message (type empty string to quit)</text:p>
      <text:p text:style-name="Source_20_code">&gt; NETWORK METHOD</text:p>
      <text:p text:style-name="Source_20_code">Server feedback: NETWORK METHOD</text:p>
      <text:p text:style-name="Source_20_code">&gt; QWERTYASDFGHZXCVBN</text:p>
      <text:p text:style-name="Source_20_code">Server feedback: QWERTYASDFGHZXCVBN</text:p>
      <text:p text:style-name="Source_20_code">&gt; adadadadaa12315346</text:p>
      <text:p text:style-name="Source_20_code">Server feedback: adadadadaa12315346</text:p>
      <text:p text:style-name="Source_20_code"><text:soft-page-break/>&gt; </text:p>
      <text:p text:style-name="Source_20_code">Shutting down...</text:p>
      <text:p text:style-name="Source_20_code">b4ll3r1um@Linex:~/Labs_OS/LR6/15$ </text:p>
      <text:p text:style-name="P103">Вывод сервера:</text:p>
      <text:p text:style-name="Source_20_code">b4ll3r1um@Linex:~/Labs_OS/LR6/15$ ./server</text:p>
      <text:p text:style-name="Source_20_code">Waiting for new messages...</text:p>
      <text:p text:style-name="Source_20_code">Some client sent: NETWORK METHOD</text:p>
      <text:p text:style-name="Source_20_code">Some client sent: QWERTYASDFGHZXCVBN</text:p>
      <text:p text:style-name="Source_20_code">Some client sent: adadadadaa12315346</text:p>
      <text:p text:style-name="P104">Воспользуемся скриптом из предыдущего задания и попробуем запустить 10 клиентов, <text:span text:style-name="T191">но с измененными клиентом и сервером, чтобы отследить кол-во клиентов.</text:span></text:p>
      <text:p text:style-name="P105">Запуск клиентов:</text:p>
      <text:p text:style-name="Source_20_code">b4ll3r1um@Linex:~/Labs_OS/LR6/15-16$ bash script.sh 10</text:p>
      <text:p text:style-name="Source_20_code">Клиент №1 создан</text:p>
      <text:p text:style-name="Source_20_code">Клиент №2 создан</text:p>
      <text:p text:style-name="Source_20_code">Клиент №3 создан</text:p>
      <text:p text:style-name="Source_20_code">Клиент №4 создан</text:p>
      <text:p text:style-name="Source_20_code">Клиент №5 создан</text:p>
      <text:p text:style-name="Source_20_code">Send a message (type empty string to quit)</text:p>
      <text:p text:style-name="Source_20_code">Клиент №6 создан</text:p>
      <text:p text:style-name="Source_20_code">&gt; Server feedback: HI</text:p>
      <text:p text:style-name="Source_20_code">Клиент №7 создан</text:p>
      <text:p text:style-name="Source_20_code">Send a message (type empty string to quit)</text:p>
      <text:p text:style-name="Source_20_code">&gt; Server feedback: HI</text:p>
      <text:p text:style-name="Source_20_code">Send a message (type empty string to quit)</text:p>
      <text:p text:style-name="Source_20_code">Клиент №8 создан</text:p>
      <text:p text:style-name="Source_20_code">&gt; Server feedback: HI</text:p>
      <text:p text:style-name="Source_20_code">Send a message (type empty string to quit)</text:p>
      <text:p text:style-name="Source_20_code">&gt; Server feedback: HI</text:p>
      <text:p text:style-name="Source_20_code">Клиент №9 создан</text:p>
      <text:p text:style-name="Source_20_code">Клиент №10 создан</text:p>
      <text:p text:style-name="Source_20_code">Send a message (type empty string to quit)</text:p>
      <text:p text:style-name="Source_20_code">Send a message (type empty string to quit)</text:p>
      <text:p text:style-name="Source_20_code">&gt; Server feedback: HI</text:p>
      <text:p text:style-name="Source_20_code">&gt; Server feedback: HI</text:p>
      <text:p text:style-name="Source_20_code">Send a message (type empty string to quit)</text:p>
      <text:p text:style-name="Source_20_code">Send a message (type empty string to quit)</text:p>
      <text:p text:style-name="Source_20_code">&gt; Server feedback: HI</text:p>
      <text:p text:style-name="Source_20_code">b4ll3r1um@Linex:~/Labs_OS/LR6/15-16$ &gt; Server feedback: HI</text:p>
      <text:p text:style-name="Source_20_code">Send a message (type empty string to quit)</text:p>
      <text:p text:style-name="Source_20_code">&gt; Server feedback: HI</text:p>
      <text:p text:style-name="Source_20_code">Send a message (type empty string to quit)</text:p>
      <text:p text:style-name="Source_20_code">&gt; Server feedback: HI</text:p>
      <text:p text:style-name="Source_20_code"/>
      <text:p text:style-name="Source_20_code">b4ll3r1um@Linex:~/Labs_OS/LR6/15-16$ </text:p>
      <text:p text:style-name="P106">Сервер:</text:p>
      <text:p text:style-name="Source_20_code">b4ll3r1um@Linex:~/Labs_OS/LR6/15-16$ ./server</text:p>
      <text:p text:style-name="Source_20_code">Waiting for new messages...</text:p>
      <text:p text:style-name="Source_20_code">Message №1: HI</text:p>
      <text:p text:style-name="Source_20_code">Message №2: HI</text:p>
      <text:p text:style-name="Source_20_code"><text:soft-page-break/>Message №3: HI</text:p>
      <text:p text:style-name="Source_20_code">Message №4: HI</text:p>
      <text:p text:style-name="Source_20_code">Message №5: HI</text:p>
      <text:p text:style-name="Source_20_code">Message №6: HI</text:p>
      <text:p text:style-name="Source_20_code">Message №7: HI</text:p>
      <text:p text:style-name="Source_20_code">Message №8: HI</text:p>
      <text:p text:style-name="Source_20_code">Message №9: HI</text:p>
      <text:p text:style-name="Source_20_code">Message №10: HI</text:p>
      <text:p text:style-name="Source_20_code"/>
      <text:p text:style-name="P107">Аналогично для 100 и 1000 можно посмотреть в лог-файле. <text:span text:style-name="T192">Все запросы от клиентов успешно обработаны.</text:span></text:p>
      <text:p text:style-name="P107">В UDP нет необходимости устанавливать соединение, поэтому сервер просто ожидает приходящие пакеты и отвечает на них. В отличие от TCP, где каждое сообщение представляет собой поток байтов, в UDP каждое сообщение - это отдельный пакет данных, что может привести к более низкой надежности передачи данных.</text:p>
      <text:p text:style-name="P107"/>
      <text:p text:style-name="P108">17. <text:span text:style-name="T12">Обеспечьте разделение памяти между независимыми процессами и необходимую синхронизацию для эффективного взаимодействия.</text:span></text:p>
      <text:p text:style-name="P90">Напишем для текущего задания <text:span text:style-name="T194">сервер и клиент, и зададим семафоры.</text:span></text:p>
      <text:p text:style-name="P91">server.c</text:p>
      <text:p text:style-name="Source_20_code">#include &lt;stdio.h&gt;</text:p>
      <text:p text:style-name="Source_20_code">#include &lt;stdlib.h&gt;</text:p>
      <text:p text:style-name="Source_20_code">#include &lt;signal.h&gt;</text:p>
      <text:p text:style-name="Source_20_code">#include &lt;unistd.h&gt;</text:p>
      <text:p text:style-name="Source_20_code">#include &lt;sys/types.h&gt;</text:p>
      <text:p text:style-name="Source_20_code">#include &lt;sys/ipc.h&gt;</text:p>
      <text:p text:style-name="Source_20_code">#include &lt;sys/sem.h&gt;</text:p>
      <text:p text:style-name="Source_20_code">#include &lt;sys/shm.h&gt;</text:p>
      <text:p text:style-name="Source_20_code">#include &lt;sys/time.h&gt;</text:p>
      <text:p text:style-name="Source_20_code">#include "shm.h"</text:p>
      <text:p text:style-name="Source_20_code">#include &lt;string.h&gt;</text:p>
      <text:p text:style-name="Source_20_code">int* buf;</text:p>
      <text:p text:style-name="Source_20_code">int shmemory;</text:p>
      <text:p text:style-name="Source_20_code">int semaphore;</text:p>
      <text:p text:style-name="Source_20_code">// Обработчик сигнала SIGINT</text:p>
      <text:p text:style-name="Source_20_code">void intHandler(int sig) {</text:p>
      <text:p text:style-name="Source_20_code"><text:s text:c="4"/>shmdt(buf); // Отсоединяемся от разделяемой памяти</text:p>
      <text:p text:style-name="Source_20_code"><text:s text:c="4"/>shmctl(shmemory, IPC_RMID, 0); // Удаляем разделяемую память</text:p>
      <text:p text:style-name="Source_20_code"><text:s text:c="4"/>semctl(semaphore, 0, IPC_RMID); // Удаляем семафор</text:p>
      <text:p text:style-name="Source_20_code">}</text:p>
      <text:p text:style-name="Source_20_code">int main(int argc, char** argv) {</text:p>
      <text:p text:style-name="Source_20_code"><text:s text:c="4"/>char keyFile[100];</text:p>
      <text:p text:style-name="Source_20_code"><text:s text:c="4"/>bzero(keyFile,100);</text:p>
      <text:p text:style-name="Source_20_code"><text:s text:c="4"/>if(argc &lt; 2) {</text:p>
      <text:p text:style-name="Source_20_code"><text:s text:c="8"/>printf("Default file-key: %s\n",DEF_KEY_FILE);</text:p>
      <text:p text:style-name="Source_20_code"><text:soft-page-break/><text:s text:c="8"/>strcpy(keyFile,DEF_KEY_FILE);</text:p>
      <text:p text:style-name="Source_20_code"><text:s text:c="4"/>} else</text:p>
      <text:p text:style-name="Source_20_code"><text:s text:c="8"/>strcpy(keyFile,argv[1]);</text:p>
      <text:p text:style-name="Source_20_code"><text:s text:c="4"/>key_t key;</text:p>
      <text:p text:style-name="Source_20_code"><text:s text:c="4"/>if((key = ftok(keyFile, 'Q')) &lt; 0) {</text:p>
      <text:p text:style-name="Source_20_code"><text:s text:c="8"/>printf("Can't ged key %s and id 'Q'\n",keyFile);</text:p>
      <text:p text:style-name="Source_20_code"><text:s text:c="8"/>exit(1);</text:p>
      <text:p text:style-name="Source_20_code"><text:s text:c="4"/>}</text:p>
      <text:p text:style-name="Source_20_code"><text:s text:c="4"/>// Создание разделяемой памяти</text:p>
      <text:p text:style-name="Source_20_code"><text:s text:c="4"/>if((shmemory = shmget(key,(BUF_SIZE+1)*sizeof(int),IPC_CREAT|0666))&lt; 0) <text:s/>{</text:p>
      <text:p text:style-name="Source_20_code"><text:s text:c="8"/>printf("Can't create separated memory\n");</text:p>
      <text:p text:style-name="Source_20_code"><text:s text:c="8"/>exit(1);</text:p>
      <text:p text:style-name="Source_20_code"><text:s text:c="4"/>}</text:p>
      <text:p text:style-name="Source_20_code"><text:s text:c="4"/>// Присоединение разделяемой памяти к адресному пространству процесса</text:p>
      <text:p text:style-name="Source_20_code"><text:s text:c="4"/>if((buf = (int*)shmat(shmemory, 0, 0)) &lt; 0) {</text:p>
      <text:p text:style-name="Source_20_code"><text:s text:c="8"/>printf("Can't connect separated memory\n");</text:p>
      <text:p text:style-name="Source_20_code"><text:s text:c="8"/>exit(1);</text:p>
      <text:p text:style-name="Source_20_code"><text:s text:c="4"/>}</text:p>
      <text:p text:style-name="Source_20_code"><text:s text:c="4"/>// Установка обработчика сигнала SIGINT</text:p>
      <text:p text:style-name="Source_20_code"><text:s text:c="4"/>signal(SIGINT, intHandler);</text:p>
      <text:p text:style-name="Source_20_code"><text:s text:c="4"/>// Создание группы из трех семафоров</text:p>
      <text:p text:style-name="Source_20_code"><text:s text:c="4"/>if((semaphore = semget(key, 3, IPC_CREAT | 0666)) &lt; 0) {</text:p>
      <text:p text:style-name="Source_20_code"><text:s text:c="8"/>printf("Error while creating semaphore\n");</text:p>
      <text:p text:style-name="Source_20_code"><text:s text:c="8"/>kill(getpid(),SIGINT);</text:p>
      <text:p text:style-name="Source_20_code"><text:s text:c="4"/>}</text:p>
      <text:p text:style-name="Source_20_code"><text:s text:c="4"/>// Установка индекса в -1 для контроля доступа к разделяемой памяти</text:p>
      <text:p text:style-name="Source_20_code"><text:s text:c="4"/>buf[BUF_SIZE] = -1; // инициализация массива -1</text:p>
      <text:p text:style-name="Source_20_code"><text:s text:c="4"/>int j = 0;</text:p>
      <text:p text:style-name="Source_20_code"><text:s text:c="4"/>for(j = 0; j &lt; BUF_SIZE; ++j) {</text:p>
      <text:p text:style-name="Source_20_code"><text:s text:c="8"/>buf[j] = -1;</text:p>
      <text:p text:style-name="Source_20_code"><text:s text:c="4"/>}</text:p>
      <text:p text:style-name="Source_20_code"><text:s text:c="4"/>// Установка семафора в число свободных ячеек, что позволяет писать</text:p>
      <text:p text:style-name="Source_20_code"><text:s text:c="4"/>if(semop(semaphore, setFree, 1) &lt; 0) {</text:p>
      <text:p text:style-name="Source_20_code"><text:s text:c="8"/>kill(getpid(),SIGINT);</text:p>
      <text:p text:style-name="Source_20_code"><text:s text:c="4"/>}</text:p>
      <text:p text:style-name="Source_20_code"><text:s text:c="4"/>// Отключение блокировки разделяемой памяти</text:p>
      <text:p text:style-name="Source_20_code"><text:s text:c="4"/>if(semop(semaphore, mem_unlock, 1) &lt; 0) {</text:p>
      <text:p text:style-name="Source_20_code"><text:s text:c="8"/>kill(getpid(),SIGINT);</text:p>
      <text:p text:style-name="Source_20_code"><text:s text:c="4"/>}</text:p>
      <text:p text:style-name="Source_20_code"/>
      <text:p text:style-name="Source_20_code"><text:s text:c="4"/>// Основной цикл работы</text:p>
      <text:p text:style-name="Source_20_code"><text:s text:c="4"/>int i = 0;</text:p>
      <text:p text:style-name="Source_20_code"><text:s text:c="4"/>for(i = 0; i &lt; 15; ++i) {</text:p>
      <text:p text:style-name="Source_20_code"><text:s text:c="8"/>// Ожидание, пока будет хоть одна непустая ячейка</text:p>
      <text:p text:style-name="Source_20_code"><text:s text:c="8"/>if(semop(semaphore, waitNotEmpty, 1) &lt; 0) {</text:p>
      <text:p text:style-name="Source_20_code"><text:s text:c="12"/>kill(getpid(),SIGINT);</text:p>
      <text:p text:style-name="Source_20_code"><text:s text:c="8"/>}</text:p>
      <text:p text:style-name="Source_20_code"><text:s text:c="8"/>// Ожидание возможности поработать с разделяемой памятью</text:p>
      <text:p text:style-name="Source_20_code"><text:s text:c="8"/>if(semop(semaphore, mem_lock, 1) &lt; 0) {</text:p>
      <text:p text:style-name="Source_20_code"><text:s text:c="12"/>kill(getpid(),SIGINT);</text:p>
      <text:p text:style-name="Source_20_code"><text:s text:c="8"/>}</text:p>
      <text:p text:style-name="Source_20_code"><text:s text:c="8"/>// Чтение сообщения от клиента</text:p>
      <text:p text:style-name="Source_20_code"><text:s text:c="8"/>int res = buf[buf[BUF_SIZE]];</text:p>
      <text:p text:style-name="Source_20_code"><text:s text:c="8"/>buf[BUF_SIZE] = buf[BUF_SIZE] - 1;</text:p>
      <text:p text:style-name="Source_20_code"><text:s text:c="8"/>printf("Remove %d from cell %d\n", res,buf[BUF_SIZE]+1);</text:p>
      <text:p text:style-name="Source_20_code"><text:s text:c="8"/>// Освобождение разделяемой памяти</text:p>
      <text:p text:style-name="Source_20_code"><text:soft-page-break/><text:s text:c="8"/>if(semop(semaphore, mem_unlock, 1) &lt; 0) {</text:p>
      <text:p text:style-name="Source_20_code"><text:s text:c="12"/>kill(getpid(),SIGINT);</text:p>
      <text:p text:style-name="Source_20_code"><text:s text:c="8"/>}</text:p>
      <text:p text:style-name="Source_20_code"><text:s text:c="8"/>// Увеличение числа пустых ячеек</text:p>
      <text:p text:style-name="Source_20_code"><text:s text:c="8"/>if(semop(semaphore, releaseEmpty, 1) &lt; 0) {</text:p>
      <text:p text:style-name="Source_20_code"><text:s text:c="12"/>kill(getpid(),SIGINT);</text:p>
      <text:p text:style-name="Source_20_code"><text:s text:c="8"/>}</text:p>
      <text:p text:style-name="Source_20_code"><text:s text:c="4"/>}</text:p>
      <text:p text:style-name="Source_20_code">}</text:p>
      <text:p text:style-name="P109">Клиент:</text:p>
      <text:p text:style-name="Source_20_code">#include &lt;stdio.h&gt;</text:p>
      <text:p text:style-name="Source_20_code">#include &lt;stdlib.h&gt;</text:p>
      <text:p text:style-name="Source_20_code">#include &lt;sys/types.h&gt;</text:p>
      <text:p text:style-name="Source_20_code">#include &lt;sys/ipc.h&gt;</text:p>
      <text:p text:style-name="Source_20_code">#include &lt;sys/sem.h&gt;</text:p>
      <text:p text:style-name="Source_20_code">#include &lt;sys/shm.h&gt;</text:p>
      <text:p text:style-name="Source_20_code">#include "shm.h"</text:p>
      <text:p text:style-name="Source_20_code">#include &lt;string.h&gt;</text:p>
      <text:p text:style-name="Source_20_code">int* buf;</text:p>
      <text:p text:style-name="Source_20_code">int main(int argc, char** argv) {</text:p>
      <text:p text:style-name="Source_20_code"><text:s text:c="4"/>char keyFile[100];</text:p>
      <text:p text:style-name="Source_20_code"><text:s text:c="4"/>bzero(keyFile,100);</text:p>
      <text:p text:style-name="Source_20_code"><text:s text:c="4"/>if(argc &lt; 2) {</text:p>
      <text:p text:style-name="Source_20_code"><text:s text:c="8"/>printf("Default file-key: %s\n",DEF_KEY_FILE);</text:p>
      <text:p text:style-name="Source_20_code"><text:s text:c="8"/>strcpy(keyFile,DEF_KEY_FILE);</text:p>
      <text:p text:style-name="Source_20_code"><text:s text:c="4"/>} else</text:p>
      <text:p text:style-name="Source_20_code"><text:s text:c="8"/>strcpy(keyFile,argv[1]);</text:p>
      <text:p text:style-name="Source_20_code"><text:s text:c="4"/>key_t key;</text:p>
      <text:p text:style-name="Source_20_code"><text:s text:c="4"/>int shmemory;</text:p>
      <text:p text:style-name="Source_20_code"><text:s text:c="4"/>int semaphore;</text:p>
      <text:p text:style-name="Source_20_code"><text:s text:c="4"/>// Будем использовать один и тот же ключ для семафора и разделяемой памяти</text:p>
      <text:p text:style-name="Source_20_code"><text:s text:c="4"/>if((key = ftok(keyFile, 'Q')) &lt; 0) {</text:p>
      <text:p text:style-name="Source_20_code"><text:s text:c="8"/>printf("Can't ged key %s and id 'Q'\n",keyFile);</text:p>
      <text:p text:style-name="Source_20_code"><text:s text:c="8"/>exit(1);</text:p>
      <text:p text:style-name="Source_20_code"><text:s text:c="4"/>}</text:p>
      <text:p text:style-name="Source_20_code"><text:s text:c="4"/>// Создание разделяемой памяти</text:p>
      <text:p text:style-name="Source_20_code"><text:s text:c="4"/>if((shmemory = shmget(key, (BUF_SIZE+1)*sizeof(int), 0666)) &lt; 0) {</text:p>
      <text:p text:style-name="Source_20_code"><text:s text:c="8"/>printf("Can't create separated memory\n");</text:p>
      <text:p text:style-name="Source_20_code"><text:s text:c="8"/>exit(1);</text:p>
      <text:p text:style-name="Source_20_code"><text:s text:c="4"/>}</text:p>
      <text:p text:style-name="Source_20_code"><text:s text:c="4"/>// Присоединение разделяемой памяти к адресному пространству процесса</text:p>
      <text:p text:style-name="Source_20_code"><text:s text:c="4"/>if((buf = (int*)shmat(shmemory, 0, 0)) &lt; 0) {</text:p>
      <text:p text:style-name="Source_20_code"><text:s text:c="8"/>printf("Can't connect separated memory\n");</text:p>
      <text:p text:style-name="Source_20_code"><text:s text:c="8"/>exit(1);</text:p>
      <text:p text:style-name="Source_20_code"><text:s text:c="4"/>}</text:p>
      <text:p text:style-name="Source_20_code"><text:s text:c="4"/>// Создание семафора</text:p>
      <text:p text:style-name="Source_20_code"><text:s text:c="4"/>if((semaphore = semget(key, 2, 0666)) &lt; 0) {</text:p>
      <text:p text:style-name="Source_20_code"><text:s text:c="8"/>printf("Error while creating semaphore\n");</text:p>
      <text:p text:style-name="Source_20_code"><text:s text:c="8"/>exit(1);</text:p>
      <text:p text:style-name="Source_20_code"><text:s text:c="4"/>}</text:p>
      <text:p text:style-name="Source_20_code"/>
      <text:p text:style-name="Source_20_code"><text:s text:c="4"/>int send = 0;</text:p>
      <text:p text:style-name="Source_20_code"><text:s text:c="4"/>char tb[10];</text:p>
      <text:p text:style-name="Source_20_code"><text:s text:c="4"/>int i = 0;</text:p>
      <text:p text:style-name="Source_20_code"><text:s text:c="4"/>for(i = 0; i &lt; 10;++i) {</text:p>
      <text:p text:style-name="Source_20_code"><text:soft-page-break/><text:s text:c="8"/>// Ждем, пока будет хоть одна свободная ячейка</text:p>
      <text:p text:style-name="Source_20_code"><text:s text:c="8"/>if(semop(semaphore, waitNotFull, 1) &lt; 0) {</text:p>
      <text:p text:style-name="Source_20_code"><text:s text:c="12"/>printf("Operation error\n");</text:p>
      <text:p text:style-name="Source_20_code"><text:s text:c="12"/>exit(1);</text:p>
      <text:p text:style-name="Source_20_code"><text:s text:c="8"/>}</text:p>
      <text:p text:style-name="Source_20_code"><text:s text:c="8"/>// Ждем доступа к разделяемой памяти</text:p>
      <text:p text:style-name="Source_20_code"><text:s text:c="8"/>if(semop(semaphore, mem_lock, 1) &lt; 0) {</text:p>
      <text:p text:style-name="Source_20_code"><text:s text:c="12"/>printf("Operation error\n");</text:p>
      <text:p text:style-name="Source_20_code"><text:s text:c="12"/>exit(1);</text:p>
      <text:p text:style-name="Source_20_code"><text:s text:c="8"/>}</text:p>
      <text:p text:style-name="Source_20_code"><text:s text:c="8"/>printf("Добавляем %d в ячейку %d\n",send,buf[BUF_SIZE]+1);</text:p>
      <text:p text:style-name="Source_20_code"><text:s text:c="8"/>++buf[BUF_SIZE];</text:p>
      <text:p text:style-name="Source_20_code"><text:s text:c="8"/>buf[buf[BUF_SIZE]] = send++;</text:p>
      <text:p text:style-name="Source_20_code"><text:s text:c="8"/>// Освобождаем доступ к памяти</text:p>
      <text:p text:style-name="Source_20_code"><text:s text:c="8"/>if(semop(semaphore, mem_unlock, 1) &lt; 0) {</text:p>
      <text:p text:style-name="Source_20_code"><text:s text:c="12"/>printf("Operation error\n");</text:p>
      <text:p text:style-name="Source_20_code"><text:s text:c="12"/>exit(1);</text:p>
      <text:p text:style-name="Source_20_code"><text:s text:c="8"/>}</text:p>
      <text:p text:style-name="Source_20_code"><text:s text:c="8"/>// Увеличиваем число занятых ячеек</text:p>
      <text:p text:style-name="Source_20_code"><text:s text:c="8"/>if(semop(semaphore, releaseFull, 1) &lt; 0) {</text:p>
      <text:p text:style-name="Source_20_code"><text:s text:c="12"/>printf("Operation error\n");</text:p>
      <text:p text:style-name="Source_20_code"><text:s text:c="12"/>exit(1);</text:p>
      <text:p text:style-name="Source_20_code"><text:s text:c="8"/>}</text:p>
      <text:p text:style-name="Source_20_code"><text:s text:c="4"/>}</text:p>
      <text:p text:style-name="Source_20_code"><text:s text:c="4"/>// Отключение от области разделяемой памяти</text:p>
      <text:p text:style-name="Source_20_code"><text:s text:c="4"/>shmdt(buf);</text:p>
      <text:p text:style-name="Source_20_code"><text:s text:c="4"/>return 0;</text:p>
      <text:p text:style-name="Source_20_code">}</text:p>
      <text:p text:style-name="P110">shm.h (Файл с семафорами):</text:p>
      <text:p text:style-name="Source_20_code">#ifndef SHM_H</text:p>
      <text:p text:style-name="Source_20_code">#define SHM_H</text:p>
      <text:p text:style-name="Source_20_code">#define DEF_KEY_FILE "key"</text:p>
      <text:p text:style-name="Source_20_code">#define BUF_SIZE 5</text:p>
      <text:p text:style-name="Source_20_code">static struct sembuf mem_unlock[1] = {2, 1, 0}; <text:s text:c="7"/>// память</text:p>
      <text:p text:style-name="Source_20_code">static struct sembuf mem_lock[1] = {2, -1, 0}; <text:s text:c="8"/>// память</text:p>
      <text:p text:style-name="Source_20_code">static struct sembuf setFree[1] = {0, BUF_SIZE, 0}; <text:s text:c="2"/>// пустые</text:p>
      <text:p text:style-name="Source_20_code">static struct sembuf releaseEmpty[1] = {0, 1, 0}; <text:s text:c="4"/>// пустые</text:p>
      <text:p text:style-name="Source_20_code">static struct sembuf waitNotFull[1] = {0, -1, 0}; <text:s text:c="5"/>// пустые</text:p>
      <text:p text:style-name="Source_20_code">static struct sembuf releaseFull[1] = {1, 1, 0}; <text:s text:c="6"/>// заполненные</text:p>
      <text:p text:style-name="Source_20_code">static struct sembuf waitNotEmpty[1] = {1, -1, 0}; <text:s text:c="4"/>// заполненные</text:p>
      <text:p text:style-name="Source_20_code">#endif /* SHM_H */</text:p>
      <text:p text:style-name="Based_20_style">В программах происходит следующее: есть 3 семафора:</text:p>
      <text:p text:style-name="Based_20_style">1) Отвечающий за память</text:p>
      <text:p text:style-name="Based_20_style">2) Отвечающий за количество заполненных ячеек (заполняется нулём)</text:p>
      <text:p text:style-name="Based_20_style">3) Отвечающий за количество свободных (пустых) ячеек (заполняется BUF_SIZE)</text:p>
      <text:p text:style-name="P121"><text:span text:style-name="T69">Процессы-читатели перед своей работой захватывают семафор «количество заполненных ячеек», т.е. ждут появления хотя бы одной порции данных, а после чтения освобождают семафор «количество пустых ячеек». </text:span><text:soft-page-break/><text:span text:style-name="T69">Процессы- писатели перед записью захватывают семафор «количество пустых ячеек», т.е. ждут появления хотя бы одной пустой ячейки для записи, а после записи освобождают семафор «количество полных ячеек». Таким образом, решается проблема чтения из пустого буфера и запись в полный. Семафор, отвечающий за доступ к памяти нужен, чтобы не происходило взаимной блокировки процессов</text:span><text:span text:style-name="T70">.</text:span></text:p>
      <text:p text:style-name="P111">Для демонстрации работы предварительно создадим файл с именем key для ключа и запустим сервер <text:span text:style-name="T195">(читателя)</text:span>:</text:p>
      <text:p text:style-name="Source_20_code">b4ll3r1um@Linex:~/Labs_OS/LR6/17$ ./server</text:p>
      <text:p text:style-name="Source_20_code">Default file-key: key</text:p>
      <text:p text:style-name="Source_20_code"/>
      <text:p text:style-name="P112">Затем клиент (писатель):</text:p>
      <text:p text:style-name="Source_20_code">b4ll3r1um@Linex:~/Labs_OS/LR6/17$ ./client</text:p>
      <text:p text:style-name="Source_20_code">Default file-key: key</text:p>
      <text:p text:style-name="Source_20_code">Adding 0 to cell 0</text:p>
      <text:p text:style-name="Source_20_code">Adding 1 to cell 1</text:p>
      <text:p text:style-name="Source_20_code">Adding 2 to cell 2</text:p>
      <text:p text:style-name="Source_20_code">Adding 3 to cell 3</text:p>
      <text:p text:style-name="Source_20_code">Adding 4 to cell 4</text:p>
      <text:p text:style-name="Source_20_code">Adding 5 to cell 2</text:p>
      <text:p text:style-name="Source_20_code">Adding 6 to cell 2</text:p>
      <text:p text:style-name="Source_20_code">Adding 7 to cell 2</text:p>
      <text:p text:style-name="Source_20_code">Adding 8 to cell 2</text:p>
      <text:p text:style-name="Source_20_code">Adding 9 to cell 2</text:p>
      <text:p text:style-name="Source_20_code">b4ll3r1um@Linex:~/Labs_OS/LR6/17$ </text:p>
      <text:p text:style-name="P113">Сервер отреагировал следующим образом:</text:p>
      <text:p text:style-name="Source_20_code">b4ll3r1um@Linex:~/Labs_OS/LR6/17$ ./server</text:p>
      <text:p text:style-name="Source_20_code">Default file-key: key</text:p>
      <text:p text:style-name="Source_20_code">Remove 4 from cell 4</text:p>
      <text:p text:style-name="Source_20_code">Remove 3 from cell 3</text:p>
      <text:p text:style-name="Source_20_code">Remove 2 from cell 2</text:p>
      <text:p text:style-name="Source_20_code">Remove 5 from cell 2</text:p>
      <text:p text:style-name="Source_20_code">Remove 6 from cell 2</text:p>
      <text:p text:style-name="Source_20_code">Remove 7 from cell 2</text:p>
      <text:p text:style-name="Source_20_code">Remove 8 from cell 2</text:p>
      <text:p text:style-name="Source_20_code">Remove 9 from cell 2</text:p>
      <text:p text:style-name="Source_20_code">Remove 1 from cell 1</text:p>
      <text:p text:style-name="Source_20_code">Remove 0 from cell 0</text:p>
      <text:p text:style-name="Source_20_code"/>
      <text:p text:style-name="P114">Затем запустим второго писателя:</text:p>
      <text:p text:style-name="Source_20_code">b4ll3r1um@Linex:~/Labs_OS/LR6/17$ ./client</text:p>
      <text:p text:style-name="Source_20_code">Default file-key: key</text:p>
      <text:p text:style-name="Source_20_code">Adding 0 to cell 0</text:p>
      <text:p text:style-name="Source_20_code">Adding 1 to cell 1</text:p>
      <text:p text:style-name="Source_20_code">Adding 2 to cell 2</text:p>
      <text:p text:style-name="Source_20_code">Adding 3 to cell 3</text:p>
      <text:p text:style-name="Source_20_code"><text:soft-page-break/>Adding 4 to cell 4</text:p>
      <text:p text:style-name="Source_20_code">Adding 5 to cell 1</text:p>
      <text:p text:style-name="Source_20_code">Adding 6 to cell 1</text:p>
      <text:p text:style-name="Source_20_code">Adding 7 to cell 2</text:p>
      <text:p text:style-name="Source_20_code">Adding 8 to cell 3</text:p>
      <text:p text:style-name="Source_20_code">Adding 9 to cell 4</text:p>
      <text:p text:style-name="Source_20_code">b4ll3r1um@Linex:~/Labs_OS/LR6/17$ </text:p>
      <text:p text:style-name="P115">Тогда полным выводом сервера будет:</text:p>
      <text:p text:style-name="Source_20_code">b4ll3r1um@Linex:~/Labs_OS/LR6/17$ ./server</text:p>
      <text:p text:style-name="Source_20_code">Default file-key: key</text:p>
      <text:p text:style-name="Source_20_code">Remove 4 from cell 4</text:p>
      <text:p text:style-name="Source_20_code">Remove 3 from cell 3</text:p>
      <text:p text:style-name="Source_20_code">Remove 2 from cell 2</text:p>
      <text:p text:style-name="Source_20_code">Remove 5 from cell 2</text:p>
      <text:p text:style-name="Source_20_code">Remove 6 from cell 2</text:p>
      <text:p text:style-name="Source_20_code">Remove 7 from cell 2</text:p>
      <text:p text:style-name="Source_20_code">Remove 8 from cell 2</text:p>
      <text:p text:style-name="Source_20_code">Remove 9 from cell 2</text:p>
      <text:p text:style-name="Source_20_code">Remove 1 from cell 1</text:p>
      <text:p text:style-name="Source_20_code">Remove 0 from cell 0</text:p>
      <text:p text:style-name="Source_20_code">Remove 4 from cell 4</text:p>
      <text:p text:style-name="Source_20_code">Remove 3 from cell 3</text:p>
      <text:p text:style-name="Source_20_code">Remove 2 from cell 2</text:p>
      <text:p text:style-name="Source_20_code">Remove 1 from cell 1</text:p>
      <text:p text:style-name="Source_20_code">Remove 5 from cell 1</text:p>
      <text:p text:style-name="Source_20_code">b4ll3r1um@Linex:~/Labs_OS/LR6/17$ </text:p>
      <text:p text:style-name="Based_20_style">Как можно заметить, каждый из пишущих процессов записывает по 10 чисел в массив, в то время как процесс-читатель считывает первые 15 чисел из записанных. В результате проверки убеждаемся, что синхронизация работает должным образом: нет выхода за пределы массива, записанные данные не затираются до их прочтения, и все данные были успешно прочитаны.</text:p>
      <text:p text:style-name="P104"/>
      <text:p text:style-name="P116">Вывод.</text:p>
      <text:p text:style-name="P104">В ходе выполнения задания мы углубились в изучение механизмов межпроцессного взаимодействия в Linux. Рассмотрели различные методы передачи данных между процессами: каналы, очереди сообщений и сокеты.</text:p>
      <text:p text:style-name="P117">Было реализовано <text:span text:style-name="T196">взаимодействие между двумя процессами </text:span><text:span text:style-name="T197">через TCP и UDP: при TCP приходится налаживать связь между процессами перед обменом сообщений, тогда как при UDP этого заранее не требуется. Но и TCP является более надежным методом межпроцессного взаимодействия, нежели UDP.</text:span></text:p>
      <text:p text:style-name="P104">В ходе работы мы также погрузились в изучение разделяемой памяти и семафоров, как важных механизмов синхронизации взаимодействия между процессами. Реализовав обмен данными через разделяемую память, мы обеспечили эффективное взаимодействие между процессами, позволяя им безопасно обмениваться информацией.</text:p>
      <text:p text:style-name="P119">СПИСОК ИСПОЛЬЗОВАНЫХ ИСТОЧНИКОВ</text:p>
      <text:p text:style-name="P120"><text:tab/><text:span text:style-name="T9">1) <text:s/>Информация, выводимая командой man для каждой утилиты</text:span></text:p>
      <text:p text:style-name="P118"><text:tab/>2) StackOverflow: <text:a xlink:type="simple" xlink:href="https://stackoverflow.com/" text:style-name="Internet_20_link" text:visited-style-name="Visited_20_Internet_20_Link">https://stackoverflow.com/</text:a></text:p>
      <text:p text:style-name="P118"><text:tab/>3) <text:a xlink:type="simple" xlink:href="https://andreyex.ru/" text:style-name="Internet_20_link" text:visited-style-name="Visited_20_Internet_20_Link">https://andreyex.ru/</text:a> </text:p>
      <text:p text:style-name="P118"><text:tab/>4) Losst - Linux Open Source Software Technologies: <text:a xlink:type="simple" xlink:href="https://losst.pro/" text:style-name="Internet_20_link" text:visited-style-name="Visited_20_Internet_20_Link">https://losst.pro/</text:a> </text:p>
      <text:p text:style-name="P118"><text:tab/>5) OpenNet: <text:a xlink:type="simple" xlink:href="https://www.opennet.ru/" text:style-name="Internet_20_link" text:visited-style-name="Visited_20_Internet_20_Link">https://www.opennet.ru/</text:a> </text:p>
      <text:p text:style-name="P118"><text:tab/>6) linuxFAQ: <text:a xlink:type="simple" xlink:href="https://linux-faq.ru/" text:style-name="Internet_20_link" text:visited-style-name="Visited_20_Internet_20_Link">https://linux-faq.ru/</text:a> </text:p>
      <text:p text:style-name="P118"><text:tab/>7) <text:a xlink:type="simple" xlink:href="http://linux.bolden.ru/" text:style-name="Internet_20_link" text:visited-style-name="Visited_20_Internet_20_Link">http://linux.bolden.ru/</text:a> </text:p>
      <text:p text:style-name="P118"><text:tab/>8) <text:a xlink:type="simple" xlink:href="https://900913.ru/" text:style-name="Internet_20_link" text:visited-style-name="Visited_20_Internet_20_Link">https://900913.ru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Source_20_code" style:display-name="Source code" style:family="paragraph" style:parent-style-name="Standard_20__28_user_29_">
      <style:paragraph-properties fo:margin-left="0cm" fo:margin-right="0cm" fo:line-height="100%" fo:text-align="justify" style:justify-single-word="false" fo:text-indent="0cm" style:auto-text-indent="false" fo:padding="0.049cm" fo:border="0.06pt solid #000000"/>
      <style:text-properties style:font-name="Courier New1" fo:font-family="'Courier New'" style:font-style-name="Обычный" style:font-family-generic="modern" style:font-pitch="fixed" fo:font-size="11pt" fo:font-weight="normal" style:font-weight-asian="normal" style:font-weight-complex="normal"/>
    </style:style>
    <style:style style:name="Based_20_style" style:display-name="Based style" style:family="paragraph" style:parent-style-name="Standard_20__28_user_29_">
      <style:paragraph-properties fo:line-height="150%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1:08:45.916499877</meta:creation-date>
    <meta:generator>LibreOffice/7.3.7.2$Linux_X86_64 LibreOffice_project/30$Build-2</meta:generator>
    <dc:date>2024-05-13T20:56:21.371237504</dc:date>
    <meta:editing-duration>P1DT16H19M16S</meta:editing-duration>
    <meta:editing-cycles>1336</meta:editing-cycles>
    <meta:document-statistic meta:table-count="1" meta:image-count="0" meta:object-count="0" meta:page-count="40" meta:paragraph-count="1568" meta:word-count="6444" meta:character-count="51505" meta:non-whitespace-character-count="41794"/>
  </office:meta>
</office:document-meta>
</file>